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4.471cm"/>
    </style:style>
    <style:style style:name="co5" style:family="table-column">
      <style:table-column-properties fo:break-before="auto" style:column-width="6.165cm"/>
    </style:style>
    <style:style style:name="co6" style:family="table-column">
      <style:table-column-properties fo:break-before="auto" style:column-width="1.115cm"/>
    </style:style>
    <style:style style:name="co7" style:family="table-column">
      <style:table-column-properties fo:break-before="auto" style:column-width="10.938cm"/>
    </style:style>
    <style:style style:name="co8" style:family="table-column">
      <style:table-column-properties fo:break-before="auto" style:column-width="7.858cm"/>
    </style:style>
    <style:style style:name="co9" style:family="table-column">
      <style:table-column-properties fo:break-before="auto" style:column-width="7.108cm"/>
    </style:style>
    <style:style style:name="co10" style:family="table-column">
      <style:table-column-properties fo:break-before="auto" style:column-width="2.558cm"/>
    </style:style>
    <style:style style:name="co11" style:family="table-column">
      <style:table-column-properties fo:break-before="auto" style:column-width="2.364cm"/>
    </style:style>
    <style:style style:name="co12" style:family="table-column">
      <style:table-column-properties fo:break-before="auto" style:column-width="4.417cm"/>
    </style:style>
    <style:style style:name="co13" style:family="table-column">
      <style:table-column-properties fo:break-before="auto" style:column-width="11.24cm"/>
    </style:style>
    <style:style style:name="co14" style:family="table-column">
      <style:table-column-properties fo:break-before="auto" style:column-width="3.78cm"/>
    </style:style>
    <style:style style:name="co15" style:family="table-column">
      <style:table-column-properties fo:break-before="auto" style:column-width="4.02cm"/>
    </style:style>
    <style:style style:name="co16" style:family="table-column">
      <style:table-column-properties fo:break-before="auto" style:column-width="2.335cm"/>
    </style:style>
    <style:style style:name="co17" style:family="table-column">
      <style:table-column-properties fo:break-before="auto" style:column-width="2.418cm"/>
    </style:style>
    <style:style style:name="co18" style:family="table-column">
      <style:table-column-properties fo:break-before="auto" style:column-width="1.475cm"/>
    </style:style>
    <style:style style:name="co19" style:family="table-column">
      <style:table-column-properties fo:break-before="auto" style:column-width="1.753cm"/>
    </style:style>
    <style:style style:name="co20" style:family="table-column">
      <style:table-column-properties fo:break-before="auto" style:column-width="1.309cm"/>
    </style:style>
    <style:style style:name="co21" style:family="table-column">
      <style:table-column-properties fo:break-before="auto" style:column-width="4.861cm"/>
    </style:style>
    <style:style style:name="co22"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252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0.446cm" fo:break-before="auto" style:use-optimal-row-height="true"/>
    </style:style>
    <style:style style:name="ro7" style:family="table-row">
      <style:table-row-properties style:row-height="3.27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font-name="Helv" style:font-size-complex="5.69999980926514pt"/>
    </style:style>
    <style:style style:name="T1" style:family="text">
      <style:text-properties fo:color="#000000" style:font-name="Helv" style:font-name-asian="Helv" style:font-name-complex="Helv" style:font-size-complex="5.69999980926514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stars</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phone 2</text:p>
          </table:table-cell>
          <table:table-cell table:style-name="ce1" office:value-type="string">
            <text:p>fax</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status</text:p>
          </table:table-cell>
          <table:table-cell table:style-name="ce1" office:value-type="string">
            <text:p>lastModificationDate</text:p>
          </table:table-cell>
        </table:table-row>
        <table:table-row table:style-name="ro1">
          <table:table-cell office:value-type="string">
            <text:p>dormire.400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ccademia</text:p>
          </table:table-cell>
          <table:table-cell office:value-type="float" office:value="4">
            <text:p>4</text:p>
          </table:table-cell>
          <table:table-cell office:value-type="string">
            <text:p>Vicolo Colico 4/6, 38122 Trento </text:p>
          </table:table-cell>
          <table:table-cell office:value-type="string">
            <text:p>Vicolo Colico 4/6, 38122 Trient </text:p>
          </table:table-cell>
          <table:table-cell office:value-type="string">
            <text:p>Vicolo Colico 4/6, 38122 Trento </text:p>
          </table:table-cell>
          <table:table-cell office:value-type="string">
            <text:p>http://www.accademiahotel.it</text:p>
          </table:table-cell>
          <table:table-cell office:value-type="string">
            <text:p>info@accademiahotel.it</text:p>
          </table:table-cell>
          <table:table-cell office:value-type="string">
            <text:p>0461 233600</text:p>
          </table:table-cell>
          <table:table-cell/>
          <table:table-cell office:value-type="string">
            <text:p>0461 230174</text:p>
          </table:table-cell>
          <table:table-cell office:value-type="string">
            <text:p>accademia.jpg</text:p>
          </table:table-cell>
          <table:table-cell office:value-type="string">
            <text:p>L'Albergo Accademia, situato in un'antica casa del 1400 sapientemente ristrutturata, per far risaltare alcuni particolari architettonici, si trova nel centro storico della cittá e gode di facile accessibilitá sia dalla stazione ferroviaria (500 mt) che dall'autostrada. Offre 40 camere e 2 suite, alcune riservate ai non fumatori, dove sono ben venuti anche gli animali domestici. Tutte le camere sono modernamente arredate, con bagno e servizi che possano favorire un piacevole soggiorno. D'estate si pu▓ gustare una piacevole colazione nella corte interna diventata giardino. </text:p>
          </table:table-cell>
          <table:table-cell office:value-type="string">
            <text:p>Das in einem rundum renovierten antiken Gebäude aus dem 15. Jh. mit besonders schönen architektonischen Details untergebrachte Hotel Accademia befindet sich in der Altstadt und ist sowohl vom Bahnhof (500 m) als auch von der Autobahn aus leicht erreichbar. Es verfügt über 40 Zimmer und 2 Suiten ─ davon einige spezielle Nichtraucherzimmer ─ <text:s/>in denen Haustiere erlaubt sind. Alle Zimmer sind modern, mit Bad und sonstigen für einen angenehmen Aufenthalt erforderlichen Einrichtungen ausgestattet. Im Sommer lädt der als Garten eingerichtete Innenhof zu einem gemütlichen und wohlschmeckenden Frühstück ein. </text:p>
          </table:table-cell>
          <table:table-cell office:value-type="string">
            <text:p>Hotel Accademia, situated in an old fifteenth-century building skilfully restored to highlight its architectural features, is found in the town centre and can be easily reached both from the train station (500m) and from the motorway. It has 40 rooms and 2 suites, some of which reserved for non smokers. Pets are welcome. All the rooms are furnished in a contemporary style, with en-suite bathrooms and conveniences that can guarantee a pleasant stay. In summer, breakfast can be enjoyed in the pleasant inner court that has been turned into a garden. </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0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dige</text:p>
          </table:table-cell>
          <table:table-cell office:value-type="float" office:value="4">
            <text:p>4</text:p>
          </table:table-cell>
          <table:table-cell office:value-type="string">
            <text:p>Via Pomeranos 10, 38123 Trento</text:p>
          </table:table-cell>
          <table:table-cell office:value-type="string">
            <text:p>Via Pomeranos 10, 38123 Trient</text:p>
          </table:table-cell>
          <table:table-cell office:value-type="string">
            <text:p>Via Pomeranos 10, 38123 Trento</text:p>
          </table:table-cell>
          <table:table-cell office:value-type="string">
            <text:p>http://www.adigehotel.it</text:p>
          </table:table-cell>
          <table:table-cell office:value-type="string">
            <text:p>info@adigehotel.it</text:p>
          </table:table-cell>
          <table:table-cell office:value-type="string">
            <text:p>0461 944545</text:p>
          </table:table-cell>
          <table:table-cell/>
          <table:table-cell office:value-type="string">
            <text:p>0461 944520</text:p>
          </table:table-cell>
          <table:table-cell office:value-type="string">
            <text:p>adige.jpg</text:p>
          </table:table-cell>
          <table:table-cell office:value-type="string">
            <text:p>Situato a pochi minuti dall'uscita autostradale, sull'asse viaria centrale di Trento, Hotel Adige offre ai propri clienti la certezza di un'ospitalitá con servizi di alta qualitá, confortevoli, funzionali e allo stesso tempo rilassanti. Dispone di 80 camere, suddivise in tre tipologie differenti (Classic, Superior, De Luxe), tutte con servizi privati, balcone, Tv-Sat, Internet Wireless (gratuito), telefono, minibar, climatizzazione, cassetta di sicurezza. L'hotel dispone di ristorante interno e esterno, bar, cinque ampie sale meeting, parcheggio, terrazza panoramica. A disposizione dei clienti il rinomato Centro Benessere Greta, dotato di sauna, vitarium, bagno turco, kneipp, idromassaggio, piscina, zona fitness. </text:p>
          </table:table-cell>
          <table:table-cell office:value-type="string">
            <text:p>Das nur wenige Minuten von der Autobahnausfahrt an der zentralen Verkehrsachse Trient gelegene Hotel Adige bietet seinen Kunden Gastfreundlichkeit gepaart mit einem qualitativ hochwertigen, komfortablen, funktionellen und dennoch entspannenden Serviceangebot. Das Hotel verfügt über 80 in drei Typologien unterteilte Zimmer (Classic, Superior, De Luxe) mit Bad, Balkon. Sat-TV, Internet Wi-Fi (kostenlos), Telefon, Minibar, Klimaanlage und Tresor. Es bietet ein In- und Outdoor-Restaurant, eine Bar, großräumige Konferenzsäle, einen Parkplatz und eine Panoramaterrasse. Auf die Gäste wartet das renommierte Wellnesscenter Greta mit Sauna, Vitarium, Dampfbad, Kneipp-Bad, Hydromassage, Pool und Fitnessbereich. </text:p>
          </table:table-cell>
          <table:table-cell office:value-type="string">
            <text:p>Situated only a few minutes from the motorway exit, on Trento's main central road axis, Hotel Adige offers its guests the certainty of receiving high quality services that are both comfortable and functional, yet relaxing. It has 80 rooms classed in three different categories (Classic, Superior, De Luxe), all with en-suite bathroom, balcony, satellite TV, Wireless Internet connection (free), telephone, mini bar, air-conditioning and safe-deposit box. The hotel has an indoor and outdoor restaurant, bar, five large meeting rooms, car park and panoramic terrace. Guests can enjoy the renowned Greta Wellness Centre with a sauna, vitarium, steam bath, Kneipp stepping bath, whirlpool, swimming pool and fitness area. </text:p>
          </table:table-cell>
          <table:table-cell office:value-type="float" office:value="0">
            <text:p>0</text:p>
          </table:table-cell>
          <table:table-cell office:value-type="float" office:value="213">
            <text:p>213</text:p>
          </table:table-cell>
          <table:table-cell office:value-type="string">
            <text:p>46.01</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0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pine Mugon</text:p>
          </table:table-cell>
          <table:table-cell office:value-type="float" office:value="4">
            <text:p>4</text:p>
          </table:table-cell>
          <table:table-cell table:number-columns-repeated="3" office:value-type="string">
            <text:p>Strada per Vason 118, 38123 Vason del Monte Bondone </text:p>
          </table:table-cell>
          <table:table-cell office:value-type="string">
            <text:p>http://www.hotelalpinemugon.com</text:p>
          </table:table-cell>
          <table:table-cell office:value-type="string">
            <text:p>info@alpinemugon.trentino.it</text:p>
          </table:table-cell>
          <table:table-cell office:value-type="string">
            <text:p>0461 947116</text:p>
          </table:table-cell>
          <table:table-cell/>
          <table:table-cell office:value-type="string">
            <text:p>0461 947129</text:p>
          </table:table-cell>
          <table:table-cell office:value-type="string">
            <text:p>mugon.jpg</text:p>
          </table:table-cell>
          <table:table-cell office:value-type="string">
            <text:p>L'Alpine Mugon Hotel stimola i tuoi sensi, per vivere momenti speciali con la tua famiglia e aggiungere piacevolezza al tuo soggiorno. Sentirsi bene, rilassarsi, riappropriarsi del proprio tempo. Questo e tanto altro potrete ritrovare nel nuovo Alpine Mugon dove scoprirete anche voi com'¿ naturale, facile e meraviglioso sentirsi bene. Ambienti luminosi, eleganti e confortevoli. Deliziose specialitá della tradizione e creazioni originali. La forza rigenerante dell'acqua e del calore in un bellissimo centro benessere di oltre 1.000 metri quadrati con piscina, giochi acquatici, zone relax e tutto quanto serve per ritrovare l'armonia con il proprio corpo. Il sogno di una vacanza che diventa una vacanza da sogno sul Monte Bondone.</text:p>
          </table:table-cell>
          <table:table-cell office:value-type="string">
            <text:p>Das Alpine Mugon Hotel spricht alle Sinne an. Hier können Sie mit Ihrer Familie ganz besondere Momente und einen rundum angenehmen Aufenthalt erleben. Wohlfühlen, entspannen, Zeit für sich haben. Dies und vieles mehr finden Sie im neuen Alpine Mugon, wo Sie schnell feststellen werden, wie natürlich, einfach und wunderbar es ist, sich wohlzufühlen. <text:s/>Lichtdurchflutete, elegante und komfortable Räumlichkeiten. Schmackhafte traditionelle Spezialitäten und originelle Gaumenschmäuse. <text:s/>Die regenerierende Kraft des Wassers und der Wärme lässt sich in einem wunderschönen und mehr als 1000 m² großen Wellnesscenter mit Pool, Wasserspielen, Entspannungsbereich und allem, was Sie sonst für ein vollendetes körperliches Gleichgewicht benötigen genießen. Ihr Urlaubstraum wird auf dem Monte Bondone ganz schnell zu einem Traumurlaub.</text:p>
          </table:table-cell>
          <table:table-cell office:value-type="string">
            <text:p>The Alpine Mugon Hotel will stimulate your senses and allow you to live special moments with your family, making your stay even more delightful. Feel good, relax and find time for yourself. This, and much more, can be experienced in the new Alpine Mugon Hotel, where you will discover how natural, easy and fantastic it is to feel good. Bright, comfortable and elegant interiors. Delicious specialities from our traditional cuisine as well as original recipes. The regenerating power of water and warmth in a beautiful wellness centre covering over 1000 square metres including a swimming pool, water features, relaxation areas as well as all that is necessary to recover your body harmony. The dream of a holiday becomes a dream holiday on Monte Bondone.</text:p>
          </table:table-cell>
          <table:table-cell office:value-type="float" office:value="0">
            <text:p>0</text:p>
          </table:table-cell>
          <table:table-cell office:value-type="float" office:value="213">
            <text:p>213</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0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quila D'oro</text:p>
          </table:table-cell>
          <table:table-cell office:value-type="float" office:value="4">
            <text:p>4</text:p>
          </table:table-cell>
          <table:table-cell office:value-type="string">
            <text:p>Via Belenzani 76, 38122 Trento</text:p>
          </table:table-cell>
          <table:table-cell office:value-type="string">
            <text:p>Via Belenzani 76, 38122 Trient</text:p>
          </table:table-cell>
          <table:table-cell office:value-type="string">
            <text:p>Via Belenzani 76, 38122 Trento</text:p>
          </table:table-cell>
          <table:table-cell office:value-type="string">
            <text:p>http://www.aquiladoro.it</text:p>
          </table:table-cell>
          <table:table-cell office:value-type="string">
            <text:p>info@aquiladoro.it</text:p>
          </table:table-cell>
          <table:table-cell office:value-type="string">
            <text:p>0461 986282</text:p>
          </table:table-cell>
          <table:table-cell/>
          <table:table-cell office:value-type="string">
            <text:p>0461 986292</text:p>
          </table:table-cell>
          <table:table-cell office:value-type="string">
            <text:p>aquiladoro.jpg</text:p>
          </table:table-cell>
          <table:table-cell office:value-type="string">
            <text:p>Stile ed eleganza nel cuore della cittá. Hotel Garni Aquila d'Oro, Easy Living: la nostra filosofia...Qualitá e cura per i dettagli, un'oasi di calma e relax nel vivace centro storico del capoluogo. Un hotel dotato delle più moderne tecnologie. Un cenno particolare per le stanze del benessere, corredate da alcuni servizi wellness dove sará possibile rilassarsi nella sauna romana o nell'idromassaggio. Ad accogliere i nostri ospiti nella splendida cornice di via Belenzani il nuovo Street Bar Golden Eagle: serate a tema, cortesia e servizio di alta qualitá... Ambiente raffinato, ma famigliare... tutto da scoprire!!</text:p>
          </table:table-cell>
          <table:table-cell office:value-type="string">
            <text:p>Stil und Eleganz im Herzen der Stadt. Hotel Garni Aquila d'Oro, Easy Living: unsere Philosophie....Qualität und Liebe zum Detail, eine Oase der Ruhe und Entspannung mitten im lebhaften Hauptstadtzentrum. Ein mit modernsten Technologien ausgestattetes Hotel. Besondere Erwähnung verdienen die mit verschiedenen Wohlfühleinrichtungen ausgestatteten Wellness-Zimmer, in denen Sie in der römischen Sauna oder der Hydromassage entspannen können. <text:s/>Die in dem wunderschönen Rahmen der Via Belenzani gelegene neue Street Bar Golden Eagle bietet unseren Gästen <text:s/>Themenabende, Freundlichkeit und einen hochwertigen Service... Raffiniertes, aber familiäres Ambiente....ein Besuch lohnt sich!!</text:p>
          </table:table-cell>
          <table:table-cell office:value-type="string">
            <text:p>Style and elegance in the heart of Trento. Hotel Garnì Aquila d'Oro: Easy Living is our philosophy... Quality and great attention to details, a relaxing and peaceful oasis in the lively historic centre of Trento. A Hotel equipped with the most modern technology. Not to be missed are the wellness rooms equipped with special wellness features where you can relax in a Roman sauna or whirlpool. The new Golden Eagle Street Bar welcomes our guests in the splendid backdrop of Via Belenzani, with themed evenings, warm hospitality and high quality services... A refined, yet friendly atmosphere ... all to be discovered!!</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0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est Western Quid Hotel</text:p>
          </table:table-cell>
          <table:table-cell office:value-type="float" office:value="4">
            <text:p>4</text:p>
          </table:table-cell>
          <table:table-cell office:value-type="string">
            <text:p>Via Innsbruck 11, 38121 Trento </text:p>
          </table:table-cell>
          <table:table-cell office:value-type="string">
            <text:p>Via Innsbruck 11, 38121 Trient </text:p>
          </table:table-cell>
          <table:table-cell office:value-type="string">
            <text:p>Via Innsbruck 11, 38121 Trento </text:p>
          </table:table-cell>
          <table:table-cell office:value-type="string">
            <text:p>http://www.quidhoteltrento.com</text:p>
          </table:table-cell>
          <table:table-cell office:value-type="string">
            <text:p>info@quidhoteltrento.com</text:p>
          </table:table-cell>
          <table:table-cell office:value-type="string">
            <text:p>0461 966811</text:p>
          </table:table-cell>
          <table:table-cell/>
          <table:table-cell office:value-type="string">
            <text:p>0461 991964</text:p>
          </table:table-cell>
          <table:table-cell office:value-type="string">
            <text:p>bestwestern.jpg</text:p>
          </table:table-cell>
          <table:table-cell office:value-type="string">
            <text:p>Il Quid Hotel Trento si vanta di poter offrire un'atmosfera rilassante, elegante e dotata di attrezzature hi-tech a basso impatto ambientale. Dotato di soluzioni adatte alle esigenze di chi viaggia per lavoro come di chi si gode una vacanza all'insegna dello sport, e in grado di soddisfare i bisogni dei turisti giramondo come quelle delle famiglie, mettendo per tutti a disposizione larghi spazi aperti insieme ad altri votati alla completa privacy, arredati con gusto moderno e geometrico, e dalle vivaci sfumature cromatiche. I servizi sono personalizzati così da assicurare a ciascuno dei nostri ospiti una soddisfazione totale, ed includono connessione Wi-fi gratuita sia nell'area dell'hotel che in quella del ristorante Mover. Facilmente raggiungibile da più direzioni, il Quid Hotel Trento si trova a 500 metri dal casello Trento nord dell'autostrada A22, e ad una distanza di appena cinque minuti dal centro storico di Trento.</text:p>
          </table:table-cell>
          <table:table-cell office:value-type="string">
            <text:p>Im Quid Hotel Trento findet der Gast eine entspannende, elegante Atmosphäre gepaart mit umweltverträglicher Hi-Tech-Ausstattung. Zum Angebot gehören Lösungen, die sowohl beruflich Reisende als auch Sportbegeisterte, Weltenbummler und Familien ansprechen. Neben großflächigen Outdoor-Bereichen bieten modern, geometrisch und mit lebhaften Farben ausgestattete Zimmer eine vollkommene Privatsphäre. Das Serviceangebot wurde in Hinblick auf die Rundumzufriedenheit unserer Gäste personalisiert und beinhaltet einen kostenlosen Wi-Fi-Anschluss im Hotel sowie im Restaurant Mover. <text:s/>Das von allen Richtungen aus gut erreichbare Quid Hotel befindet sich in 500 m Entfernung von der A-22-Autobahnmautstelle Trento Nord, während die Altstadt Trient in nur fünf Minuten erreichbar ist. </text:p>
          </table:table-cell>
          <table:table-cell office:value-type="string">
            <text:p>Quid Hotel Trento is proud to offer a relaxing and elegant atmosphere in a hi-tech, yet environmentally friendly facilities. Business travellers will find solutions adapted to their needs as will sports lovers. In fact, any need is catered for: from globetrotters to family groups, everyone can enjoy large bright common spaces as well as private rooms, all furnished in a modern geometric style with lively colourful nuances. The hotel services are personalised, so as to ensure our guests are completely satisfied, and include free Wi-Fi connections both in the hotel area and in the Mover restaurant area. Easily reached from most directions, the Quid Hotel Trento is only 500 metres from the Trento Nord exit of the A22 motorway and only five minutes from Trento historic centre .</text:p>
          </table:table-cell>
          <table:table-cell office:value-type="float" office:value="0">
            <text:p>0</text:p>
          </table:table-cell>
          <table:table-cell office:value-type="float" office:value="213">
            <text:p>213</text:p>
          </table:table-cell>
          <table:table-cell office:value-type="string">
            <text:p>46.11</text:p>
          </table:table-cell>
          <table:table-cell office:value-type="string">
            <text:p>11.09</text:p>
          </table:table-cell>
          <table:table-cell office:value-type="float" office:value="1">
            <text:p>1</text:p>
          </table:table-cell>
          <table:table-cell office:value-type="string">
            <text:p>15/11/2013 15:00 AM +0100</text:p>
          </table:table-cell>
        </table:table-row>
        <table:table-row table:style-name="ro1">
          <table:table-cell office:value-type="string">
            <text:p>dormire.40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uonconsiglio</text:p>
          </table:table-cell>
          <table:table-cell office:value-type="float" office:value="4">
            <text:p>4</text:p>
          </table:table-cell>
          <table:table-cell office:value-type="string">
            <text:p>Via Romagnosi 14/16, 38122 Trento</text:p>
          </table:table-cell>
          <table:table-cell office:value-type="string">
            <text:p>Via Romagnosi 14/16, 38122 Trient</text:p>
          </table:table-cell>
          <table:table-cell office:value-type="string">
            <text:p>Via Romagnosi 14/16, 38122 Trento</text:p>
          </table:table-cell>
          <table:table-cell office:value-type="string">
            <text:p>http://www.hotelbuonconsiglio.com</text:p>
          </table:table-cell>
          <table:table-cell office:value-type="string">
            <text:p>hotelhb@tin.it</text:p>
          </table:table-cell>
          <table:table-cell office:value-type="string">
            <text:p>0461 272888</text:p>
          </table:table-cell>
          <table:table-cell/>
          <table:table-cell office:value-type="string">
            <text:p>0461 272889</text:p>
          </table:table-cell>
          <table:table-cell office:value-type="string">
            <text:p>buonconsiglio_hotel.jpg</text:p>
          </table:table-cell>
          <table:table-cell office:value-type="string">
            <text:p>Albergo funzionale, moderno, spazi luminosi e discreti, servizio accurato. Attrezzato per portatori di handicap. Collegamento ad internet e Wireless in tutta la struttura. Situato in zona centrale fra il Castello del Buonconsiglio e le stazioni FF.SS e autocorriere (c.az. 300mt.). Facilmente raggiungibile dall'uscita autostradale. Disponiamo di una sala riunioni di medie dimensioni con aria condizionata e moderni impianti audio-visivi. Servizio bar e veranda per coffee-break e brunch. Le 45 stanze e la suite sono confortevoli, modernamente arredate, insonorizzate e dotate di impianto di climatizzazione, materassi ortopedici, TV satellitare, telefono, cassaforte elettronica e mini-bar. </text:p>
          </table:table-cell>
          <table:table-cell office:value-type="string">
            <text:p>Funktionelles, modernes Hotel mit lichtdurchfluteten, diskreten Räumen und einem sorgfältigen Service. Behindertengerecht. Wireless Internetanschluss im gesamten Gebäude. Zentral zwischen dem Schloss Buonconsiglio, dem Bahnhof und dem Busbahnhof gelegen (ungefähr 300 m). <text:s/>Leicht von der Autobahnausfahrt erreichbar. Mittelgroßer Konferenzraum mit Klimaanlage und moderner audio-visueller Anlage. Bar und Terrasse für Kaffeepausen und Brunch. Die 45 Zimmer und die Suite sind komfortabel, modern eingerichtet, schalldicht und verfügen über Klimaanlage, orthopädische Matratzen, Sat-TV, Telefon, elektronischen Tresor und Minibar. </text:p>
          </table:table-cell>
          <table:table-cell office:value-type="string">
            <text:p>A functional and modern hotel with bright and discreet interiors and an excellent service. Equipped for welcoming disabled guests. Wireless internet connection throughout the hotel. Located in a central area between Castello del Buonconsiglio and the train and bus stations (about 300 m). Easily reached from the motorway exit. We have medium-sized meeting rooms available, equipped with air-conditioning and modern audio-visual facilities. Bar service and terrace available for coffee-breaks and brunches. The 45 rooms and the suite are comfortable, modern, soundproofed and equipped with air-conditioning, orthopaedic mattresses, satellite TV, telephone, electronic safe and mini bar. </text:p>
          </table:table-cell>
          <table:table-cell table:number-columns-repeated="2" office:value-type="float" office:value="0">
            <text:p>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Grand Hotel Trento</text:p>
          </table:table-cell>
          <table:table-cell office:value-type="float" office:value="4">
            <text:p>4</text:p>
          </table:table-cell>
          <table:table-cell office:value-type="string">
            <text:p>Via Alfieri 1/3, 38122 Trento</text:p>
          </table:table-cell>
          <table:table-cell office:value-type="string">
            <text:p>Via Alfieri 1/3, 38122 Trient</text:p>
          </table:table-cell>
          <table:table-cell office:value-type="string">
            <text:p>Via Alfieri 1/3, 38122 Trento</text:p>
          </table:table-cell>
          <table:table-cell office:value-type="string">
            <text:p>http://www.grandhoteltrento.com</text:p>
          </table:table-cell>
          <table:table-cell office:value-type="string">
            <text:p>reservation@grandhoteltrento.com</text:p>
          </table:table-cell>
          <table:table-cell office:value-type="string">
            <text:p>0461 271000</text:p>
          </table:table-cell>
          <table:table-cell/>
          <table:table-cell office:value-type="string">
            <text:p>0461 271001</text:p>
          </table:table-cell>
          <table:table-cell office:value-type="string">
            <text:p>granhoteltrento.jpg</text:p>
          </table:table-cell>
          <table:table-cell office:value-type="string">
            <text:p>Il Grand Hotel Trento sorge nel centro della cittá ed considerato ormai parte del patrimonio culturale di Trento stessa; offre 136 camere dotate di ogni comfort, ristorante con menù tipici ed internazionali, salette private e sale per banchetti. Dispone inoltre di un centro congressi con sale per 700mq. attrezzato con le più innovative tecnologie audiovisive e di traduzione. Moderno centro benessere con vari trattamenti per il corpo e la mente. </text:p>
          </table:table-cell>
          <table:table-cell office:value-type="string">
            <text:p>Das Grandhotel Trento liegt in der Stadtmitte und gehört zum Kulturerbe von Trient. Es bietet seinen Gästen 136 Komfortzimmer, ein Restaurant mit typischen und internationalen Gerichten, private wie Bankettsäle. Darüber hinaus verfügt es über ein Kongresszentrum mit 700 m² einnehmenden Sälen, die alle mit den innovativsten audiovisuellen und Übersetzungstechnologien ausgestattet sind. Modernes Wellnesscenter mit verschiedenen Körper und Geist verwöhnenden Anwendungen. </text:p>
          </table:table-cell>
          <table:table-cell office:value-type="string">
            <text:p>Grand Hotel Trento is found in the town centre and is now considered a part of the cultural heritage of Trento; it has 136 fully equipped rooms, a restaurant that serves local as well as international dishes, private dining rooms and banqueting halls. It also has a congress centre with rooms that cover 700 sq.m, equipped with the most innovative audiovisual and interpretation technology. Modern wellness centre providing various treatments for body and mind. </text:p>
          </table:table-cell>
          <table:table-cell office:value-type="float" office:value="0">
            <text:p>0</text:p>
          </table:table-cell>
          <table:table-cell office:value-type="float" office:value="214">
            <text:p>214</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0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e Blanc </text:p>
          </table:table-cell>
          <table:table-cell office:value-type="float" office:value="4">
            <text:p>4</text:p>
          </table:table-cell>
          <table:table-cell office:value-type="string">
            <text:p>Loc. Vason 64, 38123 Trento</text:p>
          </table:table-cell>
          <table:table-cell office:value-type="string">
            <text:p>Loc. Vason 64, 38123 Trient</text:p>
          </table:table-cell>
          <table:table-cell office:value-type="string">
            <text:p>Loc. Vason 64, 38123 Trento</text:p>
          </table:table-cell>
          <table:table-cell office:value-type="string">
            <text:p>http://www.leblanchotelspa.com</text:p>
          </table:table-cell>
          <table:table-cell office:value-type="string">
            <text:p>reservations@leblanchotelspa.com</text:p>
          </table:table-cell>
          <table:table-cell office:value-type="string">
            <text:p>0461 947457</text:p>
          </table:table-cell>
          <table:table-cell/>
          <table:table-cell office:value-type="string">
            <text:p>0461 939310</text:p>
          </table:table-cell>
          <table:table-cell office:value-type="string">
            <text:p>leblanc.jpg</text:p>
          </table:table-cell>
          <table:table-cell office:value-type="string">
            <text:p>In Localitá Vason di Monte Bondone a quota 1.650 metri, domina il "Le Blanc Hotel &amp; Spa" . Una hall dalla quale ammirare tutta la Valle dell'Adige, 85 camere arredate con gusto semplicitá ed eleganza, balconi affacciati sulle piste e sul gruppo del Brenta, 400 mq di area Wellness per offrire pieno relax e attenzione agli ospiti, ed uno splendido ristorante con cucina tradizionale ed internazionale. Le camere molto ampie sono provviste di tutti i comfort: phon, cassaforte, telefono, TV satellitare. Il nuovissimo centro Wellness dotato oltre che di piscina interna, giochi d'acqua ed idromassaggio,anche di cabine per trattamenti e massaggi, sauna, bagno turco, cascata del ghiaccio, grotta del sale, cromoterapia e zona relax. Tutto questo a poche decine di metri dagli impianti di risalita.</text:p>
          </table:table-cell>
          <table:table-cell office:value-type="string">
            <text:p>In Vason auf dem Monte Bondone liegt in 1650 m Höhe das Le Blanc Hotel &amp; Spa. Von der Hall genießen Sie einen traumhaften Blick auf das gesamte Etschtal. Die 85 Zimmer sind einfach und elegant eingerichtet und haben auf die Skipisten und die Brenta-Gruppe ausgerichtete Balkons. Im 400 m² großen Wellness-Bereich finden unsere Gäste Rundumentspannung und eine sorgfältige Betreuung. Das traumhafte Restaurant bietet traditionelle und internationale Küche. Die großräumigen Zimmer sind mit jedem Komfort ausgestattet: Haartrockner, Tresor, Telefon, Sat-TV. Das brandneue Wellnesscenter bietet neben einem Hallenbad, Wasserspielen und Hydromassage auch Kabinen für Anwendungen und Massagen, eine Sauna, ein Dampfbad, einen Eiswasserfall, eine Salzgrotte, Farbtherapie und einen Entspannungsbereich. Dieses Rundumangebot finden Sie in nur ein Paar Dutzend Metern von den Aufstiegsanlagen entfernt.</text:p>
          </table:table-cell>
          <table:table-cell office:value-type="string">
            <text:p>Le Blanc Hotel &amp; Spa stands in Vason di Monte Bondone at 1650 metres altitude. A hall overlooking the whole of the Valle dell'Adige, 85 rooms furnished in a stylish, simple and elegant manner, balconies overlooking the ski-slopes and the Brenta mountains, a 400 sq.m wellness area to pamper our guests and allow them to relax, and a splendid restaurant with traditional local and international cuisine. The very large rooms are equipped with all modern conveniences: hairdryer, en-suite safe, telephone, satellite TV. The brand new Wellness centre has an indoor swimming pool, water features and whirlpool as well as booths for treatments and massages, sauna, steam bath, ice shower, salt grotto, colour therapy and relaxation area. All this only a few dozen metres from the ski lifts.</text:p>
          </table:table-cell>
          <table:table-cell office:value-type="float" office:value="0">
            <text:p>0</text:p>
          </table:table-cell>
          <table:table-cell office:value-type="float" office:value="214">
            <text:p>214</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0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orge Wellness Resort</text:p>
          </table:table-cell>
          <table:table-cell office:value-type="float" office:value="4">
            <text:p>4</text:p>
          </table:table-cell>
          <table:table-cell office:value-type="string">
            <text:p>Strada del Norge 3, 38123 Monte Bondone - Trento</text:p>
          </table:table-cell>
          <table:table-cell office:value-type="string">
            <text:p>Strada del Norge 3, 38123 Monte Bondone, Trient</text:p>
          </table:table-cell>
          <table:table-cell office:value-type="string">
            <text:p>Strada del Norge 3, 38123 Monte Bondone - Trento</text:p>
          </table:table-cell>
          <table:table-cell office:value-type="string">
            <text:p>http://www.hotelnorge.it</text:p>
          </table:table-cell>
          <table:table-cell office:value-type="string">
            <text:p>info@hotelnorge.it</text:p>
          </table:table-cell>
          <table:table-cell office:value-type="string">
            <text:p>0461 947436</text:p>
          </table:table-cell>
          <table:table-cell/>
          <table:table-cell office:value-type="string">
            <text:p>0461 947538</text:p>
          </table:table-cell>
          <table:table-cell office:value-type="string">
            <text:p>norge.jpg</text:p>
          </table:table-cell>
          <table:table-cell office:value-type="string">
            <text:p>Proprio sulla pista da sci a 1500 m , sorge in posizione panoramica il Wellness Norge Resort, l'incanto del Monte Bondone, in una zona tranquilla che dall'alto domina lo splendido scenario offerto dalle spettacolari Dolomiti e dove la sua posizione gli permette di essere soleggiato durante tutto l'arco della giornata. In un ambiente famigliare, raffinato e discreto che riflette la bellezza della natura che lo circonda ottimo per le per pause invernali ed estive, un`hotel dove l' accoglienza, il benessere, il relax e la buona cucina saranno i protagonisti delle vostre vacanze. In ogni stagione dell'anno, un`isola a s® dove dedicarsi il meglio: benessere, armonia e relax in ogni stagione e d'inverno il piacere di ritornare nel proprio hotel con gli sci ai piedi. A vostra disposizione il nostro Centro Benessere all'avanguardia, la Beauty Farm, Area Fitness, play room e mini club per i più piccoli, cucina rinomata con serate a tema, lounge bar, area relax, wi.fi., intrattenimento ed animazione per tutti. Hotel Norge dispone di 39 camere suddivise in più tipologie: Classic, Superior, De Luxe, J Suite Open, J Suite Love e J Suite Panorama La differenziazione fra esse non solamente la metratura ma ogni camera risulta unica per la sua posizione, disposizione, scelta degli arredi e dei colori al fine di incontrare al meglio le esigenze degli ospiti. Tutte le camere dispongono di bagno con doccia, phon, linea cortesia personalizzate, ciabattine, cassaforte, minibar, tv, telefono e wi.fi.</text:p>
          </table:table-cell>
          <table:table-cell office:value-type="string">
            <text:p>Direkt auf der Skipiste befindet sich in 1500 m Höhe in Panoramalage das Wellness Norge Resort. Hier auf dem bezaubernden Monte Bondone dominiert dieses ganztägig von der Sonne verwöhnte Hotel das traumhafte Szenarium der spektakulären Dolomiten. Familiäres, raffiniertes und diskretes Ambiente, das die Schönheit der umliegenden Natur widerspiegelt. Optimal für Winter- und Sommerurlaube im Zeichen von Gastfreundlichkeit, Wohlgefühl, Entspannung und guter Küche. Zu jeder Jahreszeit ist dieses Hotel eine wohltuende Insel: Wohlgefühl, Harmonie und Entspannung rund um das Jahr und im Winter der Genuss, direkt mit angeschnallten Skiern zum Hotel zurückzukommen. Auf unsere Gäste warten außerdem ein hoch modernes Wellnesscenter, eine Beauty Farm, ein Fitnessbereich, Spielzimmer und Miniclub für Kleinkinder, eine renommierte Küche mit Themenabenden, eine Lounge Bar, ein Entspannungsbereich, Wi-Fi-Anschluss, Unterhaltungsprogramm und Animation für alle. Das Hotel Norge verfügt über 39 nach unterschiedlichen Typologien unterteilte Zimmer: Classic, Superior, De Luxe, J Suite Open, J Suite Love und J Suite Panorama. Die Zimmer unterscheiden sich nicht nur in ihrer Größe, sondern auch in ihrer jeweils einzigartigen Position, Anordnung, Einrichtung und farblichen Gestaltung, um den Anforderungen unserer Gäste bestmöglich gerecht zu werden. Alle Zimmer verfügen über ein Duschbad, Haartrockner, personalisiertes Pflegeset, Schläppchen, einen Tresor, eine Minibar, TV, Telefon und Wi-Fi.</text:p>
          </table:table-cell>
          <table:table-cell office:value-type="string">
            <text:p>Right on the skiing slopes at 1500 m, the Wellness Norge Resort stands out in a panoramic position, against the charming background of Monte Bondone, in a peaceful area that overlooks the splendid scenario of the Dolomites, while its favourable position is sun-kissed throughout the day. In a friendly, refined and discreet atmosphere that mirrors the beauty of its surroundings, ideal both for summer and winter breaks, a hotel where hospitality, well-being, relaxation and good food will be the protagonists of your holiday. In every season of the year, an oasis where you can pamper yourself and find well-being, harmony and relaxation throughout the year. And in winter, enjoy the pleasure of reaching your hotel with your skis still on your feet. You will surely enjoy our modern Wellness Centre, the Beauty Farm, the Fitness Area, the play-room and Kids' club for young guests, our renowned cuisine with themed evenings, the lounge bar, the relaxation area; and moreover, Wi-Fi connection and entertainment for all. Hotel Norge has 39 rooms classed according to different types: Classic, Superior, De Luxe, J Suite Open, J Suite Love and J Suite Panorama. They do not only differ in size but each room is unique due to its different position, layout, furnishings and colours.-In this way we ensure that every guest will be truly satisfied. All of the rooms have a bathroom with shower, hairdryer, customized hotyel kit, slippers, en-suite safe, mini bar, TV, telephone and Wi-Fi.</text:p>
          </table:table-cell>
          <table:table-cell office:value-type="float" office:value="0">
            <text:p>0</text:p>
          </table:table-cell>
          <table:table-cell office:value-type="float" office:value="129">
            <text:p>129</text:p>
          </table:table-cell>
          <table:table-cell office:value-type="string">
            <text:p>46.05</text:p>
          </table:table-cell>
          <table:table-cell office:value-type="string">
            <text:p>11.07</text:p>
          </table:table-cell>
          <table:table-cell office:value-type="float" office:value="1">
            <text:p>1</text:p>
          </table:table-cell>
          <table:table-cell office:value-type="string">
            <text:p>15/11/2013 15:00 AM +0100</text:p>
          </table:table-cell>
        </table:table-row>
        <table:table-row table:style-name="ro1">
          <table:table-cell office:value-type="string">
            <text:p>dormire.400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ecchio Maso </text:p>
          </table:table-cell>
          <table:table-cell office:value-type="float" office:value="4">
            <text:p>4</text:p>
          </table:table-cell>
          <table:table-cell office:value-type="string">
            <text:p>Strada Monastero di S. Anna, 38123 Sopramonte - Trento </text:p>
          </table:table-cell>
          <table:table-cell office:value-type="string">
            <text:p>Strada Monastero di S. Anna, 38123 Sopramonte - Trient </text:p>
          </table:table-cell>
          <table:table-cell office:value-type="string">
            <text:p>Strada Monastero di S. Anna, 38123 Sopramonte - Trento </text:p>
          </table:table-cell>
          <table:table-cell office:value-type="string">
            <text:p>http://www.vecchio-maso.it</text:p>
          </table:table-cell>
          <table:table-cell office:value-type="string">
            <text:p>info@vecchio-maso.it</text:p>
          </table:table-cell>
          <table:table-cell office:value-type="string">
            <text:p>0461 1922000</text:p>
          </table:table-cell>
          <table:table-cell/>
          <table:table-cell office:value-type="string">
            <text:p>0461 1922001</text:p>
          </table:table-cell>
          <table:table-cell office:value-type="string">
            <text:p>relais_vecchio_maso.jpg</text:p>
          </table:table-cell>
          <table:table-cell office:value-type="string">
            <text:p>Un grande amore e rispetto per l'arte e la tradizione trentina ha spinto la famiglia Nicolodi a realizzare un vero gioiello di ospitalitá, sulle pendici del Monte Bondone, nelle immediate vicinanze della cittá di Trento. Relais Vecchio Maso stato costruito seguendo fedelmente l'impronta delle antiche dimore contadine del luogo ed arricchito con notevoli pezzi d'arte ed antiquariato frutto di anni di accurate ed appassionate ricerche. La struttura offre stanze e suite personalizzate dotate di tutti i comfort, un centro Wellness con spa-suite private, sala congressi, garage coperto, sala lettura, lounge-bar e terrazza. La zona servita regolarmente con collegamenti in autobus per il centro cittá e gli impianti di risalita del Monte Bondone.</text:p>
          </table:table-cell>
          <table:table-cell office:value-type="string">
            <text:p>Große Liebe für und viel Respekt vor der Trentiner Tradition hat Familie Nicolodi dazu veranlasst, ein wahres Schmuckstück der Gastfreundlichkeit auf den Hängen des Monte Bondone, ganz in der Nähe von Trient, zu schaffen. Das Relais Vecchio Maso wurde in perfekter Übereinstimmung mit den alten hiesigen Bauernhäusern erbaut und erhielt dann durch bemerkenswerte, sorgfältig ausgewählte Kunstwerke und Antiquitäten, die über die Jahre hinweg mit unermüdlicher Sammellust gesammelt wurden, seine ganz persönliche Note. <text:s/>Das Hotel bietet personalisierte Komfortzimmer und -Suiten, ein Wellnesscenter mit privater Spa-Suite, einen Kongresssaal, Garagenplätze, einen Lesesaal, sowie eine Lounge-Bar und Terrasse. Das Gebiet wird regelmäßig von Bussen zum Zentrum und zu den Aufstiegsanlagen des Monte Bondone angefahren.</text:p>
          </table:table-cell>
          <table:table-cell office:value-type="string">
            <text:p>A great love and respect for Trentino art and traditions has driven the Nicolodi family to create this hospitality gem on the slopes of Monte Bondone near the town of Trento. Relais Vecchio Maso was built adhering strictly to the architecture of the historic farmsteads in the area. The Relais was then enriched with remarkable pieces of art and antique furniture, collected over the years with long yet passionate searches. The hotel has personalised rooms and suites equipped with all modern conveniences, a Wellness centre with private spa-suites, a conference room, an indoor car park, a reading room, a lounge-bar and terrace. The area is regularly served by bus connections to the town centre and the Monte Bondone ski lifts.</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1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rtori's</text:p>
          </table:table-cell>
          <table:table-cell office:value-type="float" office:value="4">
            <text:p>4</text:p>
          </table:table-cell>
          <table:table-cell office:value-type="string">
            <text:p>Via Nazionale 33, Lavis 38015 - Trento</text:p>
          </table:table-cell>
          <table:table-cell office:value-type="string">
            <text:p>Via Nazionale 33, Lavis 38015 Trient</text:p>
          </table:table-cell>
          <table:table-cell office:value-type="string">
            <text:p>Via Nazionale 33, Lavis 38015 - Trento</text:p>
          </table:table-cell>
          <table:table-cell office:value-type="string">
            <text:p>http://www.sartorishotel.com</text:p>
          </table:table-cell>
          <table:table-cell office:value-type="string">
            <text:p>info@sartorishotel.com</text:p>
          </table:table-cell>
          <table:table-cell office:value-type="string">
            <text:p>0461 246563</text:p>
          </table:table-cell>
          <table:table-cell/>
          <table:table-cell office:value-type="string">
            <text:p>0461 240161</text:p>
          </table:table-cell>
          <table:table-cell office:value-type="string">
            <text:p>sartori.jpg</text:p>
          </table:table-cell>
          <table:table-cell office:value-type="string">
            <text:p>Grazie alla posizione strategica vicino al quartiere commerciale e contemporaneamente a molteplici attrattive turistiche, Sartori's Hotel il giusto luogo per viaggi di lavoro e al tempo stesso anche per viaggi di piacere. La struttura, così come il territorio, perfettamente in grado di soddisfare anche gli ospiti più esigenti, perch¿ qui al Sartori's il "meglio" solo l'inizio.</text:p>
          </table:table-cell>
          <table:table-cell office:value-type="string">
            <text:p>Aufgrund seiner strategischen Position ist das in der Nähe des Shopping-Viertels und zahlreichen Sehenswürdigkeiten gelegene Hotel Sartori's die perfekte Unterkunft für berufliche Reisende und Touristen. Hotel und Umfeld erfüllen die Anforderungen anspruchsvollster Gäste ─ denn hier im Sartori's ist "das Beste" nur der Anfang.</text:p>
          </table:table-cell>
          <table:table-cell office:value-type="string">
            <text:p>Thanks to its strategic position near the commercial area and also near many tourist attractions, Sartori's Hotel is the right place for business and pleasure travellers alike. The hotel, like the surrounding region, can satisfy even the most demanding guests because here at Sartori's the "best" is only a start.</text:p>
          </table:table-cell>
          <table:table-cell office:value-type="float" office:value="0">
            <text:p>0</text:p>
          </table:table-cell>
          <table:table-cell office:value-type="float" office:value="325">
            <text:p>325</text:p>
          </table:table-cell>
          <table:table-cell office:value-type="string">
            <text:p>46.14</text:p>
          </table:table-cell>
          <table:table-cell office:value-type="string">
            <text:p>11.1</text:p>
          </table:table-cell>
          <table:table-cell office:value-type="float" office:value="0">
            <text:p>0</text:p>
          </table:table-cell>
          <table:table-cell office:value-type="string">
            <text:p>15/11/2013 15:00 AM +0100</text:p>
          </table:table-cell>
        </table:table-row>
        <table:table-row table:style-name="ro1">
          <table:table-cell office:value-type="string">
            <text:p>dormire.401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bermonaco</text:p>
          </table:table-cell>
          <table:table-cell office:value-type="float" office:value="3">
            <text:p>3</text:p>
          </table:table-cell>
          <table:table-cell office:value-type="string">
            <text:p>Via Torre d'Augusto 25, 38122 Trento</text:p>
          </table:table-cell>
          <table:table-cell office:value-type="string">
            <text:p>Via Torre d'Augusto 25, 38122 Trient</text:p>
          </table:table-cell>
          <table:table-cell office:value-type="string">
            <text:p>Via Torre d'Augusto 25, 38122 Trento</text:p>
          </table:table-cell>
          <table:table-cell office:value-type="string">
            <text:p>http://www.albermonaco.com</text:p>
          </table:table-cell>
          <table:table-cell office:value-type="string">
            <text:p>info@albermonaco.com</text:p>
          </table:table-cell>
          <table:table-cell office:value-type="string">
            <text:p>0461 983060</text:p>
          </table:table-cell>
          <table:table-cell/>
          <table:table-cell office:value-type="string">
            <text:p>0461 983681</text:p>
          </table:table-cell>
          <table:table-cell office:value-type="string">
            <text:p>albermonaco.jpg</text:p>
          </table:table-cell>
          <table:table-cell office:value-type="string">
            <text:p>A due passi dal centro, offre stanze dotate di ogni comfort e un centro fitness. A disposizione inoltre sale di diverse dimensioni per organizzare convegni e riunioni. Il ristorante "La Predara" completa l`offerta. L'albergo dispone di garage gratuito per gli ospiti.</text:p>
          </table:table-cell>
          <table:table-cell office:value-type="string">
            <text:p>Nur wenige Schritte vom Zentrum entfernt, bietet dieses Hotel mit jedem Komfort ausgestattete Zimmer und ein Fitnesscenter. Zur Verfügung der Gäste stehen außerdem unterschiedlich große Kongress- und Versammlungssäle. Das Restaurant "La Predara" vervollständigt das Angebot. Das Hotel bietet seinen Gästen kostenlose Garagenplätze.</text:p>
          </table:table-cell>
          <table:table-cell office:value-type="string">
            <text:p>A short walk from the town centre, it offers fully-equipped rooms and a fitness centre. Rooms of varying sizes are available for meetings and conferences. The "La Predara" restaurant completes the hotel's offer. The Hotel also has a free indoor car park for its guests.</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1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ana </text:p>
          </table:table-cell>
          <table:table-cell office:value-type="float" office:value="3">
            <text:p>3</text:p>
          </table:table-cell>
          <table:table-cell office:value-type="string">
            <text:p>Strada di Vason 70, Vason 38123 - Trento</text:p>
          </table:table-cell>
          <table:table-cell office:value-type="string">
            <text:p>Strada di Vason 70, Vason 38123, Trient</text:p>
          </table:table-cell>
          <table:table-cell office:value-type="string">
            <text:p>Strada di Vason 70, Vason 38123 - Trento</text:p>
          </table:table-cell>
          <table:table-cell office:value-type="string">
            <text:p>http://www.hotelmontana.it</text:p>
          </table:table-cell>
          <table:table-cell office:value-type="string">
            <text:p>info@hotelmontana.it</text:p>
          </table:table-cell>
          <table:table-cell office:value-type="string">
            <text:p>0461 948200</text:p>
          </table:table-cell>
          <table:table-cell/>
          <table:table-cell office:value-type="string">
            <text:p>0461 948177</text:p>
          </table:table-cell>
          <table:table-cell office:value-type="string">
            <text:p>montana.jpg</text:p>
          </table:table-cell>
          <table:table-cell office:value-type="string">
            <text:p>L'Hotel Montana ubicato in posizione soleggiata di fronte alle Dolomiti di Brenta, ed condotto con tradizionale ospitalitá dai proprietari. I servizi e la tranquillitá del luogo lo rendono ideale per famiglie con bambini, per i quali vi sono spazi dedicati, menù speciali, parco giochi e miniclub assistito. Ristorazione anche senza glutine. Animali domestici benvenuti. Ristrutturato nel corso del 2008, dispone di garage coperto, piscina con idromassaggio, centro wellness, beauty center, campo sportivo, terrazza solarium e ampio giardino. Nei mesi di luglio e agosto ricco programma di attivita' d'animazione ed escursioni guidate.</text:p>
          </table:table-cell>
          <table:table-cell office:value-type="string">
            <text:p>Das in sonniger Lage gegenüber der Brenta Dolomiten gelegene Hotel Montana wird von seinen Besitzern im Zeichen traditioneller Gastfreundschaft betrieben. Dank der gebotenen Serviceleistungen und Ruhe ist dies der ideale Ort für Familien mit Kinder, für die spezielle Bereiche, Menüs, ein Spielplatz und ein betreuter Miniclub vorgesehen sind. Im Restaurant werden auch glutenfreie Gerichte serviert. Haustiere sind willkommen. Das 2008 renovierte Hotel verfügt über: Garage, Hallenbad mit Hydromassage, Wellnesscenter, Beautycenter, Sportplatz, Sonnenterrasse und großen Garten. Im Juli und August werden den Gästen ein reichhaltiges Animationsprogramm und geführte Touren geboten.</text:p>
          </table:table-cell>
          <table:table-cell office:value-type="string">
            <text:p>Hotel Montana is set in a sunny position in front of the Brenta Dolomites and is managed with Trentino's traditional hospitality by the owners. Its services and the peacefulness of its surroundings make it ideal for families with children who will enjoy dedicated rooms, special menus, a playground and a kids' club with qualified staff. Gluten-free dishes are also available. Pets are welcome. Renovated in 2008, it has an indoor car park, swimming pool with whirlpool, wellness centre, beauty centre, sports field, solarium terrace anda large garden. In July and August, a rich program of activities and guided excursions is offered.</text:p>
          </table:table-cell>
          <table:table-cell office:value-type="float" office:value="0">
            <text:p>0</text:p>
          </table:table-cell>
          <table:table-cell office:value-type="float" office:value="240">
            <text:p>240</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1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erhotel</text:p>
          </table:table-cell>
          <table:table-cell office:value-type="float" office:value="3">
            <text:p>3</text:p>
          </table:table-cell>
          <table:table-cell office:value-type="string">
            <text:p>Via Lidorno 3, 38123 Trento </text:p>
          </table:table-cell>
          <table:table-cell office:value-type="string">
            <text:p>Via Lidorno 3, 38123 Trient </text:p>
          </table:table-cell>
          <table:table-cell office:value-type="string">
            <text:p>Via Lidorno 3, 38123 Trento </text:p>
          </table:table-cell>
          <table:table-cell office:value-type="string">
            <text:p>http://www.aerhotel.it</text:p>
          </table:table-cell>
          <table:table-cell office:value-type="string">
            <text:p>aerhotel@aerhotel.it</text:p>
          </table:table-cell>
          <table:table-cell office:value-type="string">
            <text:p>0461 944999</text:p>
          </table:table-cell>
          <table:table-cell/>
          <table:table-cell office:value-type="string">
            <text:p>0461 944880</text:p>
          </table:table-cell>
          <table:table-cell office:value-type="string">
            <text:p>aerhotel.jpg</text:p>
          </table:table-cell>
          <table:table-cell office:value-type="string">
            <text:p>Aerhotel posto a Trento Sud, accanto al Museo dell' Aeronautica G. Caproni, a 3' d'auto dal Centro Storico della Cittá ed a 4 km dal Casello di "Trento Centro" <text:s/>dell'Autostrada del Brennero A22. L'ospitalitá offerta caratterizzata da cortesia e professionalitá, nella tranquillitá e riservatezza. L'attiguo Ns. ristorante Barone Rosso opera all'insegna dei sapori naturali e della salute, con ampio utilizzo di prodotti tipici locali ed erbe aromatiche e spontanee dei monti del Trentino. E'iscritto al Club dei sapori dell'"Osteria Tipica Trentina" . Chi pernotta o pranza presso di noi omaggiato con l'entrata gratis al Museo dell'Aeronautica. Ampio parcheggio illuminato.</text:p>
          </table:table-cell>
          <table:table-cell office:value-type="string">
            <text:p>Das in Trient Süd, neben dem Luftfahrtmuseum G. Caproni gelegene Aerhotel befindet sich in 3 Autominuten Entfernung von der Altstadt und 4 km von der Mautstelle Trento Centro der Brennerautobahn A22. Unsere Gäste werden mit professioneller, ruhiger und diskreter Gastfreundschaft empfangen. Im angrenzenden Restaurant Barone Rosso finden unsere Gäste eine natürliche, gesunde Küche, in der zahlreiche typische lokale Produkte und käufliche sowie Wildkräuter der Trentiner Bergwelt Verwendung finden. Das Hotel ist Mitglied des "Club dei sapori" (Geschmacksclub) der Gaststättenreihe "Osteria tipica trentina". Wer ein Mittagessen bei uns reserviert, erhält eine kostenlose Eintrittskarte in das Luftfahrtmuseum. Großer, beleuchteter Parkplatz.</text:p>
          </table:table-cell>
          <table:table-cell office:value-type="string">
            <text:p>Aerhotel is found south of Trento, next to the G. Caproni Aviation Museum, a 3 minute car-drive from Trento town centre and 4 km from the Trento Centro exit of the A22 "Autostrada del Brennero" motorway. Guests will find a warm and professional hospitality in a peaceful and reserved setting. Our neighbouring Barone Rosso restaurant is dedicated to natural tastes and wholesome food. It uses mainly local produce and aromatic wild herbs from the mountains of Trentino. It is part of the "Club dei Sapori dell'Osteria Tipica Trentina" (the Trentino Typical Tavern Club of Taste). Guests who stay at the hotel or enjoy a meal at our restaurant will be given a free entry-ticket to the Aviation Museum. Large brightly-lit car park.</text:p>
          </table:table-cell>
          <table:table-cell office:value-type="float" office:value="0">
            <text:p>0</text:p>
          </table:table-cell>
          <table:table-cell office:value-type="float" office:value="213">
            <text:p>213</text:p>
          </table:table-cell>
          <table:table-cell office:value-type="string">
            <text:p>46.02</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1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 Marinaio </text:p>
          </table:table-cell>
          <table:table-cell office:value-type="float" office:value="3">
            <text:p>3</text:p>
          </table:table-cell>
          <table:table-cell office:value-type="string">
            <text:p>Via Marinai d'Italia 28, 38123 Trento</text:p>
          </table:table-cell>
          <table:table-cell office:value-type="string">
            <text:p>Via Marinai d'Italia 28, 38123 Trient</text:p>
          </table:table-cell>
          <table:table-cell office:value-type="string">
            <text:p>Via Marinai d'Italia 28, 38123 Trento</text:p>
          </table:table-cell>
          <table:table-cell office:value-type="string">
            <text:p>http://www.almarinaio.eu</text:p>
          </table:table-cell>
          <table:table-cell office:value-type="string">
            <text:p>info@almarinaio.eu</text:p>
          </table:table-cell>
          <table:table-cell office:value-type="string">
            <text:p>0461 933053</text:p>
          </table:table-cell>
          <table:table-cell/>
          <table:table-cell office:value-type="string">
            <text:p>0461 1728536</text:p>
          </table:table-cell>
          <table:table-cell office:value-type="string">
            <text:p>al_marinaio.jpg</text:p>
          </table:table-cell>
          <table:table-cell office:value-type="string">
            <text:p>La nuovissima struttura moderna di interessante architettura dispone di 11 stanze doppie, 1 suite e 1 junior-suite arredate in stile minimalista. Concepita predominando la qualitá del riposo si investito molto sulla struttura e sui materiali. Isolazioni elettromagnetiche (opuscolo Frizzera), materassi (Simons), vasca idromassaggio (Teuco). Stanze ampie (18-23m├é┬▓) + bagno(5 m├é┬▓) + ampio balcone (16 m├é┬▓) con vista panoramica della Valle dell'Adige. Sala colazioni panoramica. Posizione: Trento sud, via ragazzi del 99 vicino al palazzetto dello sport (Palatrento) fronte ciclabile del fiume Adige. Nelle immediate vicinanze dell'uscita A22 Trento sud d'imminente realizzazione, servita da parcheggi di attestamento e servizi di trasporto urbano per il centro cittá. Posto macchina coperto garage incluso nel prezzo. </text:p>
          </table:table-cell>
          <table:table-cell office:value-type="string">
            <text:p>Das brandneue, moderne und architektonisch interessante Hotel verfügt über 11 Doppelzimmer, eine Suite und eine Junior-Suite im minimalistischen Stil. Ein hoher Ruhekomfort ist oberstes Gebot in diesem Haus, weswegen viel in die Gebäudestruktur und die verwendeten Materialien investiert wurde. Elektromagnetische Isolierungen (Broschüre Frizzera), Matratzen (Simons), Hydromassage (Teuco). Großzügige Zimmer (18-22 m²) + Bad (5 m²) + große Balkons (16 m²) bieten einen bezaubernden Panoramablick auf das Etschtal. Frühstücksraum mit schöner Aussicht. Lage: Trient Süd, Via Ragazzi del 99, in der Nähe vom Sportzentrum (Palatrento) und gegenüber dem Fahrradweg entlang der Etsch. Das neue Hotelgebäude steht ganz in der Nähe der brandneuen A22-Autobahnausfahrt Trento Sud, die über <text:s/>eine Park-and-Ride-Anlage verfügt. An das städtische Transportnetz angeschlossen. Garagenstellplatz im Preis inbegriffen. </text:p>
          </table:table-cell>
          <table:table-cell office:value-type="string">
            <text:p>The brand new building with its interesting design has 11 double rooms, 1 suite and 1 junior suite furnished with a minimalist style. Conceived with a view to creating a quality sleeping experience, much was invested in design and materials. Electromagnetic wave insulation (Frizzera brochure), mattresses (Simons), whirlpool bath (Teuco). Large rooms (18-23 m2) + bathroom (5 m2) + large balcony (16 m2) with panoramic view over Valle dell'Adige. Panoramic breakfast room. Position: Trento Sud, Via Ragazzi del 99, near the sports hall (Palatrento) and the cycle path on the River Adige. Very close to the new Trento Sud exit of the A22 motorway, served by a large park-and-ride car park and by city buses to the town centre. Indoor car park included in the rate. </text:p>
          </table:table-cell>
          <table:table-cell office:value-type="float" office:value="0">
            <text:p>0</text:p>
          </table:table-cell>
          <table:table-cell office:value-type="float" office:value="213">
            <text:p>213</text:p>
          </table:table-cell>
          <table:table-cell office:value-type="string">
            <text:p>46.04</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1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merica</text:p>
          </table:table-cell>
          <table:table-cell office:value-type="float" office:value="3">
            <text:p>3</text:p>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Nel centro storico di Trento, a pochi passi dalla stazione e dal Castello del Buonconsiglio, gestito dal 1923 dalla famiglia Giovannini con professionalitá e cortesia. Le stanze sono molto accoglienti, curate nella decorazione, dotate di tv color, minibar, aria condizionata, servizio Internet/wireless. I bagni sono dotati di vasca o doccia, diversi hanno la doccia idromassaggio. Il ristorante propone una cucina di qualitá con piatti tipici trentini, buffet di verdure, dolci e pane preparati giornalmente dallo chef Giuliano Gennari. Il ristorante prevede menù per celiaci. E' provvisto di sale per riunioni e pranzi di lavoro. E' dotato di ascensore, bar, piccolo parcheggio, convenzione con parcheggio multipiano nelle vicinanze. Sono graditi gli animali.</text:p>
          </table:table-cell>
          <table:table-cell office:value-type="string">
            <text:p>In der Altstadt von Trient liegt nur wenige Schritte vom Bahnhof und dem Schloss Buonconsiglio entfernt dieses seit 1923 mit Professionalität und Gastfreundschaft von der Familie Giovannini betriebene Hotel. Die gemütlichen und sorgfältig ausgestatteten Zimmer sind mit Farbfernseher, Minibar, Klimaanlage und Wireless- Internetanschluss ausgestattet. <text:s/>Die Bäder verfügen über eine Badewanne oder Dusche, einige haben eine Hydromassagedusche. Die Hotelküche bietet qualitativ hochwertige, typische Trentiner Gerichte, ein Gemüsebuffet sowie täglich vom Küchenchef Giuliano Gennari zubereitete Süßspeise und Brot. Auch glutenfreie Gerichte stehen auf der Karte. Zur Verfügung der Gäste stehen Säle für Meetings und Arbeitsessen. Zum Angebot des Hotels gehören zudem ein Aufzug, eine Bar, ein kleiner Parkplatz; Möglichkeit zum Parken in einem in der Nähe gelegenen, mit dem Hotel vertraglich gebundenen mehrstöckigen Parkhaus . <text:s/>Haustiere sind willkommen.</text:p>
          </table:table-cell>
          <table:table-cell/>
          <table:table-cell office:value-type="float" office:value="1">
            <text:p>1</text:p>
          </table:table-cell>
          <table:table-cell office:value-type="float" office:value="480">
            <text:p>480</text:p>
          </table:table-cell>
          <table:table-cell office:value-type="string">
            <text:p>46.07</text:p>
          </table:table-cell>
          <table:table-cell office:value-type="string">
            <text:p>11.12</text:p>
          </table:table-cell>
          <table:table-cell office:value-type="float" office:value="1">
            <text:p>1</text:p>
          </table:table-cell>
          <table:table-cell office:value-type="string">
            <text:p>21/11/2013 10:00 AM +0100</text:p>
          </table:table-cell>
        </table:table-row>
        <table:table-row table:style-name="ro1">
          <table:table-cell office:value-type="string">
            <text:p>dormire.401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ndriai Alla Posta</text:p>
          </table:table-cell>
          <table:table-cell office:value-type="float" office:value="3">
            <text:p>3</text:p>
          </table:table-cell>
          <table:table-cell office:value-type="string">
            <text:p>Strada di Candriai 29, Candriai 38122 - Trento </text:p>
          </table:table-cell>
          <table:table-cell office:value-type="string">
            <text:p>Strada di Candriai 29, Candriai 38122, Trient </text:p>
          </table:table-cell>
          <table:table-cell office:value-type="string">
            <text:p>Strada di Candriai 29, Candriai 38122 - Trento </text:p>
          </table:table-cell>
          <table:table-cell office:value-type="string">
            <text:p>http://www.hotelcandriai.it</text:p>
          </table:table-cell>
          <table:table-cell office:value-type="string">
            <text:p>info@hotelcandriai.it</text:p>
          </table:table-cell>
          <table:table-cell office:value-type="string">
            <text:p>0461 947207</text:p>
          </table:table-cell>
          <table:table-cell/>
          <table:table-cell office:value-type="string">
            <text:p>0461 939214</text:p>
          </table:table-cell>
          <table:table-cell office:value-type="string">
            <text:p>candriai.jpg</text:p>
          </table:table-cell>
          <table:table-cell office:value-type="string">
            <text:p>Ristrutturato a nuovo nel 2008, il Residence Hotel Candriai alla Posta offre ai suoi ospiti un ambiente sereno ed accogliente negli appartamenti spaziosi e dotati di ogni più moderno comfort, realizzati con criteri ecologici e di risparmio energetico. Nelle immediate vicinanze della cittá di Trento, sulle pendici del Monte Bondone, situato in posizione tranquilla. Circondato dal verde, particolarmente adatto alle vacanze delle famiglie e dei bambini e l'ideale per chi cerca il relax e l'armonia con la natura. A disposizione degli ospiti un'ampia sala ristorante ed una nuova pizzeria in cui gustare squisite pizze cotte nel forno a legna oltre ai piatti tipici della gastronomia trentina preparati con cura casalinga. La gestione familiare garantisce un'accoglienza ed un servizio all'insegna della cortesia e dell'ospitalitá. </text:p>
          </table:table-cell>
          <table:table-cell office:value-type="string">
            <text:p>Das 2008 neu renovierte Appartementhotel Candriai alla Posta bietet seinen Gästen von heiterer und gemütlicher Atmosphäre geprägte geräumige Appartements, die mit jedem modernen Komfort ausgestattet sind und auf der Grundlage umweltverträglicher und Energiesparkriterien gebaut wurden. Die Anlage befindet sich in unmittelbarer Nähe der Stadt Trient auf den Hängen des Monte Bondone, in ruhiger Lage. Das mitten im Grünen gelegene Hotel eignet sich insbesondere für den Familienurlaub mit Kindern und für alle, die die Entspannung und Harmonie der Natur lieben. Zur Verfügung der Gäste steht ein großer Speisesaal und eine neue Pizzeria, in der hervorragende, im Holzofen gebackene Pizzen sowie typische, nach Hausfrauenart hergestellte Trentiner Gerichte serviert werden. Die Familienleitung garantiert Gastfreundlichkeit und einen rundum zufriedenstellenden Service. </text:p>
          </table:table-cell>
          <table:table-cell office:value-type="string">
            <text:p>Fully renovated in 2008, the Residence Hotel Candriai alla Posta offers its guests a serene and welcoming atmosphere in spacious apartments equipped with the most modern conveniences and refurbished according to environmentally friendly and energy-saving standards. Very close to the town of Trento, on the slopes of Monte Bondone, the hotel enjoys pleasant and quiet surroundings. Set in a lush green environment, the hotel is particularly suited to families with children and ideal for anyone seeking to wind down and experience nature first-hand. Guests can enjoy a large restaurant room and a new pizzeria serving delicious wood-oven pizzas as well as lovingly prepared home-made local specialities. The family-run hotel is a guarantee of a warm and friendly service and hospitality. </text:p>
          </table:table-cell>
          <table:table-cell table:number-columns-repeated="2" office:value-type="float" office:value="0">
            <text:p>0</text:p>
          </table:table-cell>
          <table:table-cell office:value-type="string">
            <text:p>46.07</text:p>
          </table:table-cell>
          <table:table-cell office:value-type="string">
            <text:p>11.08</text:p>
          </table:table-cell>
          <table:table-cell office:value-type="float" office:value="1">
            <text:p>1</text:p>
          </table:table-cell>
          <table:table-cell office:value-type="string">
            <text:p>15/11/2013 15:00 AM +0100</text:p>
          </table:table-cell>
        </table:table-row>
        <table:table-row table:style-name="ro1">
          <table:table-cell office:value-type="string">
            <text:p>dormire.401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pitol</text:p>
          </table:table-cell>
          <table:table-cell office:value-type="float" office:value="3">
            <text:p>3</text:p>
          </table:table-cell>
          <table:table-cell office:value-type="string">
            <text:p>Via Soprasasso 32, 38121 Gardolo - Trento</text:p>
          </table:table-cell>
          <table:table-cell office:value-type="string">
            <text:p>Via Soprasasso 32, 38121 Gardolo, Trient</text:p>
          </table:table-cell>
          <table:table-cell office:value-type="string">
            <text:p>Via Soprasasso 32, 38121 Gardolo - Trento</text:p>
          </table:table-cell>
          <table:table-cell office:value-type="string">
            <text:p>http://www.hotelcapitol.tn.it</text:p>
          </table:table-cell>
          <table:table-cell office:value-type="string">
            <text:p>info@hotelcapitol.tn.it</text:p>
          </table:table-cell>
          <table:table-cell office:value-type="string">
            <text:p>0461 993232</text:p>
          </table:table-cell>
          <table:table-cell/>
          <table:table-cell office:value-type="string">
            <text:p>0461 994424</text:p>
          </table:table-cell>
          <table:table-cell office:value-type="string">
            <text:p>capitol.jpg</text:p>
          </table:table-cell>
          <table:table-cell office:value-type="string">
            <text:p>Adatto ad ogni tipologia di turismo offre stanze ed appartamenti con aria condizionata, TV satellitare, radio, frigobar, ristorante per 200 persone. Dispone di ampio parcheggio privato. </text:p>
          </table:table-cell>
          <table:table-cell office:value-type="string">
            <text:p>Dieses alle Arten von Touristen ansprechende Hotel bietet Zimmer und Appartements mit Klimaanlage, Sat-TV, Radio, Minibar und ein 200 Personen fassendes Restaurant. Großflächiger Privatparkplatz. </text:p>
          </table:table-cell>
          <table:table-cell office:value-type="string">
            <text:p>Suited to all types of tourism, the hotel offers rooms and apartments with air-conditioning, satellite TV, radio, mini bar and a restaurant seating 200 people. It has a large private car park. </text:p>
          </table:table-cell>
          <table:table-cell office:value-type="float" office:value="0">
            <text:p>0</text:p>
          </table:table-cell>
          <table:table-cell office:value-type="float" office:value="240">
            <text:p>240</text:p>
          </table:table-cell>
          <table:table-cell office:value-type="string">
            <text:p>46.1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1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sa Vigolana </text:p>
          </table:table-cell>
          <table:table-cell office:value-type="float" office:value="3">
            <text:p>3</text:p>
          </table:table-cell>
          <table:table-cell office:value-type="string">
            <text:p>Via 3 Novembre 35, 38049 Vigolo Vattaro - Trento </text:p>
          </table:table-cell>
          <table:table-cell office:value-type="string">
            <text:p>Via 3 Novembre 35, 38049 Vigolo Vattaro, Trient </text:p>
          </table:table-cell>
          <table:table-cell office:value-type="string">
            <text:p>Via 3 Novembre 35, 38049 Vigolo Vattaro - Trento </text:p>
          </table:table-cell>
          <table:table-cell office:value-type="string">
            <text:p>http://www.casavigolana.it</text:p>
          </table:table-cell>
          <table:table-cell office:value-type="string">
            <text:p>info@casavigolana.it</text:p>
          </table:table-cell>
          <table:table-cell office:value-type="string">
            <text:p>0461 848602 </text:p>
          </table:table-cell>
          <table:table-cell office:value-type="string">
            <text:p>340 4841737</text:p>
          </table:table-cell>
          <table:table-cell office:value-type="string">
            <text:p>0461 845957</text:p>
          </table:table-cell>
          <table:table-cell office:value-type="string">
            <text:p>casa_vigolana.jpg</text:p>
          </table:table-cell>
          <table:table-cell office:value-type="string">
            <text:p>Sull'Altopiano della Vigolana, al centro del Trentino, troverete un luogo di semplice eleganza, luminoso e piacevole come un raggio di sole. Di recente realizzazione il Garnì Casa Vigolana stato costruito seguendo un'architettura che vuole degli spazi dove sentirsi bene, spazi luminosi, ampi, piacevoli e in perfetta sintonia con la natura. Legno chiaro, colori tenui e tanto vetro per illuminare ogni spazio e garantire la vista sulla natura rigogliosa dell'altopiano e spingere lo sguardo fino ad accarezzare i massicci delle Dolomiti di Brenta. Vi trovate infatti su un palcoscenico naturale da cui si gode della vista impagabile sulle vallate sottostanti e sul lago di Caldonazzo e che ad ogni stagione riserva una diversa emozione. </text:p>
          </table:table-cell>
          <table:table-cell office:value-type="string">
            <text:p>Im Herzen des Trentino, auf der Vigolana-Hochebene finden Sie einen von einfacher Eleganz geprägten Ort, der lichtdurchflutete und angenehm wie ein Sonnenstrahl wirkt. Beim Bau dieses neuen Hotels Garni Casa Vigolana wurde auf Wohlfühlarchitektur mit großen, lichtdurchfluteten, angenehmen, mit der Natur in Einklang stehenden Räumen gesetzt. Helles Holz, zarte Farben und viel Licht hereinlassendes Glas, das den Panoramablick auf die üppige Natur der Hochebene bis hin zu den Massiven der Brenta Dolomiten freigibt. Hier findet sich der Gast auf einer natürlichen Bühne, von der aus er einen unbezahlbaren Ausblick auf die darunter liegenden Täler und den Caldonazzo-See genießen kann ─ eine Bühne, die in jeder Jahreszeit neue Emotionen schenkt. </text:p>
          </table:table-cell>
          <table:table-cell office:value-type="string">
            <text:p>On the Altopiano della Vigolana, in the heart of Trentino, you will find a simple yet elegant place - bright and pleasant like a ray of sunshine. Garni Casa Vigolana has been recently built according to an architectural design seeking to create spaces where one can feel at ease: bright, large and pleasant interiors that fit in perfectly with the surrounding landscape. Pale wood, delicate colours and plenty of large windows to illuminate all the interiors while guaranteeing a view over the lush surrounding plateau and beyond, to the Brenta Dolomites massif. You will in fact find yourself on a natural stage from which you can enjoy a matchless view on the valleys below and on Lake Caldonazzo. A view that will spark a different emotion for every season. </text:p>
          </table:table-cell>
          <table:table-cell office:value-type="float" office:value="0">
            <text:p>0</text:p>
          </table:table-cell>
          <table:table-cell office:value-type="float" office:value="213">
            <text:p>213</text:p>
          </table:table-cell>
          <table:table-cell office:value-type="float" office:value="46">
            <text:p>46</text:p>
          </table:table-cell>
          <table:table-cell office:value-type="string">
            <text:p>11.2</text:p>
          </table:table-cell>
          <table:table-cell office:value-type="float" office:value="0">
            <text:p>0</text:p>
          </table:table-cell>
          <table:table-cell office:value-type="string">
            <text:p>15/11/2013 15:00 AM +0100</text:p>
          </table:table-cell>
        </table:table-row>
        <table:table-row table:style-name="ro1">
          <table:table-cell office:value-type="string">
            <text:p>dormire.401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halet Caminetto</text:p>
          </table:table-cell>
          <table:table-cell office:value-type="float" office:value="3">
            <text:p>3</text:p>
          </table:table-cell>
          <table:table-cell office:value-type="string">
            <text:p>Strada di Vason 39, Vason 38123 - Trento</text:p>
          </table:table-cell>
          <table:table-cell office:value-type="string">
            <text:p>Strada di Vason 39, Vason 38123, Trient</text:p>
          </table:table-cell>
          <table:table-cell office:value-type="string">
            <text:p>Strada di Vason 39, Vason 38123 - Trento</text:p>
          </table:table-cell>
          <table:table-cell office:value-type="string">
            <text:p>http://www.chaletcaminetto.it</text:p>
          </table:table-cell>
          <table:table-cell office:value-type="string">
            <text:p>info@chaletcaminetto.it</text:p>
          </table:table-cell>
          <table:table-cell office:value-type="string">
            <text:p>0461 948200</text:p>
          </table:table-cell>
          <table:table-cell/>
          <table:table-cell office:value-type="string">
            <text:p>0461 948177</text:p>
          </table:table-cell>
          <table:table-cell office:value-type="string">
            <text:p>caminetto.jpg</text:p>
          </table:table-cell>
          <table:table-cell office:value-type="string">
            <text:p>Inaugurato nel 2006 lo Chalet Caminetto si trova a 1650m sul Monte Bondone ed e' affacciato su uno splendido panorama dolomitico. Offre un ambiente caldo e accogliente, arredato in tipico stile alpino e dotato di ogni più moderno comfort. La gestione familiare cura ogni dettaglio, con particolare attenzione alla cucina che propone servizio al tavolo accompagnato da ricchi buffet di insalate e pasticceria. Il programma settimanale di attivita' propone per gli ospiti escursioni, pranzi all'aperto, visite guidate alla citta' di Trento e alle cantine vinicole, cene a tema e serate musicali. L'equipe del Beauty center invita a lasciarsi coccolare con trattamenti personalizzati, cure estetiche e massaggi rilassanti. L'oasi benessere dispone di piscina con idromassaggio ed effervescenza, sauna finlandese, bagno turco con cromoterapia, docce tropicali e zona relax con angolo tisane.</text:p>
          </table:table-cell>
          <table:table-cell office:value-type="string">
            <text:p>Das 2006 eingeweihte Chalet Caminetto liegt in 1650 m Höhe auf dem Monte Bondone mit Blick auf das traumhafte Panorama der Dolomiten. Die im typischen alpinen Stil eingerichteten Räume bieten jeden Komfort und eine warme, gemütliche Atmosphäre. Die Familienleitung achtet auf jedes Detail. Ein besonderes Augenmerk gilt der Küche. Im Restaurant wird am Tisch serviert und es gibt reichhaltige Salat- und Kuchenbuffets. Das wöchentliche Angebot an Aktivitäten beinhaltet Exkursionen, Mittagessen im Freien, geführte Besichtigungen von Trient und den umliegenden Weinkellern, themenbezogene Abendessen und Musikabende. Das Team des Beauty-Centers lädt Sie dazu ein, sich mit personalisierten Anwendungen, Schönheitsbehandlungen und Entspannungsmassagen verwöhnen zu lassen. Die Wellnessoase verfügt über ein Schwimmbad mit Hydromassage, Sprudelmassage, eine finnländische Sauna, ein Dampfbad mit Chromotherapie, eine tropikalische Dusche und einen Entspannungsbereich mit Teeecke.</text:p>
          </table:table-cell>
          <table:table-cell office:value-type="string">
            <text:p>Opened in 2006, Chalet Caminetto is at 1650 m on Monte Bondone and enjoys a splendid view over the Dolomites. It offers a warm and welcoming atmosphere, furnished in typical Alpine style and equipped with all modern conveniences. The family-run hotel is managed meticulously, just like the restaurant where guests will enjoy table-service and rich salad and dessert buffets. The weekly activities programme includes excursions, picnics, guided tours to Trento and to local wineries, themed dinners and musical evenings. The Beauty centre staff will pamper you with personalised treatments, beauty treatments and relaxing massages. The wellness oasis has a swimming pool with whirlpool and effervescent bath, Finnish sauna, steam bath with colour therapy, tropical showers and a relaxation area with herbal tea corner.</text:p>
          </table:table-cell>
          <table:table-cell office:value-type="float" office:value="0">
            <text:p>0</text:p>
          </table:table-cell>
          <table:table-cell office:value-type="float" office:value="213">
            <text:p>213</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2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ggio Cielo Aperto </text:p>
          </table:table-cell>
          <table:table-cell office:value-type="float" office:value="3">
            <text:p>3</text:p>
          </table:table-cell>
          <table:table-cell office:value-type="string">
            <text:p>Loc. Vason 38123 - Trento </text:p>
          </table:table-cell>
          <table:table-cell office:value-type="string">
            <text:p>Loc. Vason 38123, Trient </text:p>
          </table:table-cell>
          <table:table-cell office:value-type="string">
            <text:p>Loc. Vason 38123 - Trento </text:p>
          </table:table-cell>
          <table:table-cell office:value-type="string">
            <text:p>http://www.residencecieloaperto.it/</text:p>
          </table:table-cell>
          <table:table-cell office:value-type="string">
            <text:p>cieloaperto@geturhotels.com</text:p>
          </table:table-cell>
          <table:table-cell office:value-type="string">
            <text:p>0461 948099</text:p>
          </table:table-cell>
          <table:table-cell/>
          <table:table-cell office:value-type="string">
            <text:p>0461 948142</text:p>
          </table:table-cell>
          <table:table-cell office:value-type="string">
            <text:p>cielo aperto.jpg</text:p>
          </table:table-cell>
          <table:table-cell office:value-type="string">
            <text:p>Affacciato sulle piste da sci e situato a 1650 mt. di quota, il Residence Cielo Aperto gode di una splendida vista sui monti del gruppo del Brenta. Si compone di quattro corpi adibiti ad alloggi e di un quinto cui appartengono ricevimento, piscina coperta, sauna, terrazzo solarium, sala giochi. </text:p>
          </table:table-cell>
          <table:table-cell office:value-type="string">
            <text:p>Das auf die in 1650 m Höhe an den Skipisten liegende Residence Cielo Aperto gewährleistet einen traumhaften Blick auf die Gipfel der Brenta-Gruppe. Die Anlage besteht aus vier Baukörpern mit Zimmern und einem fünften Gebäude, das die Rezeption, ein Hallenbad, eine Sauna, eine Sonnenterrasse und ein Spielzimmer umfasst. </text:p>
          </table:table-cell>
          <table:table-cell office:value-type="string">
            <text:p>Overlooking the ski slopes at 1650 m altitude, the Residence Cielo Aperto enjoys a splendid view over the Brenta mountain range. It consists of four buildings housing the accommodation facilities and a fifth building where the reception, indoor swimming pool, sauna, solarium and games room are found. </text:p>
          </table:table-cell>
          <table:table-cell table:number-columns-repeated="2" office:value-type="float" office:value="0">
            <text:p>0</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2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Dolomiti Chalet Family Hotel </text:p>
          </table:table-cell>
          <table:table-cell office:value-type="float" office:value="3">
            <text:p>3</text:p>
          </table:table-cell>
          <table:table-cell office:value-type="string">
            <text:p>Strada di Vason 88, Monte Bondone 38070 - Trento</text:p>
          </table:table-cell>
          <table:table-cell office:value-type="string">
            <text:p>Strada di Vason 88, Monte Bondone 38070, Trient</text:p>
          </table:table-cell>
          <table:table-cell office:value-type="string">
            <text:p>Strada di Vason 88, Monte Bondone 38070 - Trento</text:p>
          </table:table-cell>
          <table:table-cell office:value-type="string">
            <text:p>http://www.dolomitichalet.it</text:p>
          </table:table-cell>
          <table:table-cell office:value-type="string">
            <text:p>info@dolomitichalet.it</text:p>
          </table:table-cell>
          <table:table-cell office:value-type="string">
            <text:p>0461 947158</text:p>
          </table:table-cell>
          <table:table-cell/>
          <table:table-cell office:value-type="string">
            <text:p>0461 948204</text:p>
          </table:table-cell>
          <table:table-cell office:value-type="string">
            <text:p>Dolomiti_Chalet.jpg</text:p>
          </table:table-cell>
          <table:table-cell office:value-type="string">
            <text:p>Lo stile moderno ed essenziale ben si inserisce nell'ambiente del Monte Bondone, caratterizzato, come spesso accade in Trentino, da modernitá dell'approccio al turismo e senso della tradizione.Qui nel centro della frazione di Vason a solo 20 km da Trento, il Dolomiti Chalet Family Hotel vi accoglierá con la sua elegante sala ristorante e le sue 57 modernissime stanze, tutte dotate di telefono, TV, asciugacapelli e frigobar. La sala colazione ed il bar con vista sulle cime del Bondone completano la struttura.Il trattamento prevede sia B&amp;B, mezza pensione che pensione completa. Tutte le bevande analcoliche sono comprese ai pasti.Ma sono i servizi sportivi ad essere il punto di forza di questa struttura. Infatti la localitá, collocata in un affascinante paesaggio alpino, ideale per trekking, passeggiate guidate lungo itinerari di interesse paesaggistico e culturale, comprensive di percorsi didattici, passeggiate a cavallo, tanti sentieri per Mountain Bike.Durante tutto il giorno, anche per i bambini non mancano gli svaghi con animazione in hotel ed escursioni guidate. Ai piccoli ospiti infatti dedicato, ad orari prestabiliti, un servizio di miniclub. A completare l'offerta, a periodi prestabiliti, piano bar serale una volta a settimana. Su richiesta sono disponibili: Mountain Bike, bevanda energetica a colazione, lavaggio attrezzatura sportiva, piccola officina per riparazioni,itinerari e consigli sui sentieri. Per i bambini spazio biberoneria per la preparazione delle pappe al ristorante, seggiolone, posate e piatti "baby" , sponde anticaduta per lettini, scalda biberon, vaschette per il bagnetto, fasciatoio, lucetta di cortesia notturna, copri prese. </text:p>
          </table:table-cell>
          <table:table-cell office:value-type="string">
            <text:p>Der moderne und essentielle Stil fügt sich harmonisch in das Ambiente des Monte Bondone ein und ist von dem im Trentino häufig zu findenden Zusammenspiel von moderner Tourismusvision und Taditionsanhänglichkeit charakterisiert. Hier im Zentrum des Ortsteils Vason liegt in nur 20 km Entfernung von Trient das Dolomiti Chalet Family Hotel, das seine Gäste mit einem eleganten Speisesaal und 57 hoch modernen Zimmern mit Telefon, TV, Haartrockner und Minibar empfängt. Der Frühstückssaal und die Bar mit Blick auf die Gipfel des Bondone ergänzen die Anlage. Gäste können unter B&amp;B, Halb- und Vollpension wählen. Alle zu den Mahlzeiten servierten alkoholfreien Getränke sind im Preis inbegriffen. Eine besondere Stärke des Hotels sind die Sportmöglichkeiten. Der Standort in phantastischer alpiner Lage ist ideal für Trekkingtouren, geführte Spaziergänge entlang landschaftlich und kulturell interessanter Wege, didaktische Touren, Ausritte oder Mountain-Bike-Touren auf den zahlreichen Radwegen. Tagsüber gibt es auch jede Menge Angebote für Kinder, die die Animation im Hotel und geführte Touren vorsehen. Den kleinen Gästen ist zu festgelegten Uhrzeiten ein Miniclubservice vorbehalten. Vervollständigt wird das Angebot durch in festgelegten Zeiträumen stattfindende wöchentliche Pianobar-Abende. Auf Anfrage stehen zur Verfügung der Gäste: Mountain Bike, Energiedrink zum Frühstück, Waschen der Sportausrüstung, kleine Reparaturwerkstatt, Empfehlungen zu Routen und Wanderwegen. Für Kinder gibt es: Fläschchenecke im Restaurant zur Zubereitung der Breie, Hochstuhl, Kinderbesteck und -teller, Bettschutzgitter, Fläschchenwärmer, Badewannen, Wickeltische, Nachtlicht, Steckdosenschutz. </text:p>
          </table:table-cell>
          <table:table-cell office:value-type="string">
            <text:p>The modern and simple style of this chalet fits perfectly inthe setting of the Monte Bondone area. In fact, as is often the case in Trentino, here you will find modern tourist facilities where traditions are still respected. Here, in the centre of the hamlet of Vason, only 20 km from Trento, the Dolomiti Chalet Family Hotel will welcome you with its elegant restaurant and 57 modern rooms equipped with telephone, TV, hairdryer and mini bar. A breakfast room and bar overlooking the Bondone peaks are also present. Rates include B&amp;B, half-board and full-board options. All non-alcoholic drinks are included with the meals. But the hotel's greatest appeal is surely represented by the sports facilities available. In fact, the area, set in a fascinating alpine landscape, is ideal for trekking excursions, guided walks on cultural and natural itineraries, including educational paths, horse riding and countless mountain bike trails. Children will also find plenty of activities to carry out throughout the day, including entertainment at the hotel and guided excursions. In fact, our younger guests have a dedicated Kids' club service to enjoy at scheduled times. To complete the offer, in certain periods of the year there is a weekly piano bar evening. The following are available on demand: mountain bikes, energy drink at breakfast, cleaning service for sports equipment, small repair workshop, itineraries and advice on local trails. Our youngest guests are also catered for: the restaurant is equipped with a special corner for preparing baby food, high chairs, baby crockery and plates, bed safety rails, bottle warmers, baby bathtubs, changing tables, courtesy night-light, safety socket-covers. </text:p>
          </table:table-cell>
          <table:table-cell office:value-type="float" office:value="0">
            <text:p>0</text:p>
          </table:table-cell>
          <table:table-cell office:value-type="float" office:value="208">
            <text:p>208</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2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verest </text:p>
          </table:table-cell>
          <table:table-cell office:value-type="float" office:value="3">
            <text:p>3</text:p>
          </table:table-cell>
          <table:table-cell office:value-type="string">
            <text:p>Corso Alpini 16, 38121 Trento </text:p>
          </table:table-cell>
          <table:table-cell office:value-type="string">
            <text:p>Corso Alpini 16, 38121 Trient </text:p>
          </table:table-cell>
          <table:table-cell office:value-type="string">
            <text:p>Corso Alpini 16, 38121 Trento </text:p>
          </table:table-cell>
          <table:table-cell office:value-type="string">
            <text:p>http://www.hoteleverest.it</text:p>
          </table:table-cell>
          <table:table-cell office:value-type="string">
            <text:p>info@hoteleverest.it</text:p>
          </table:table-cell>
          <table:table-cell office:value-type="string">
            <text:p>0461 825300</text:p>
          </table:table-cell>
          <table:table-cell/>
          <table:table-cell office:value-type="string">
            <text:p>0461 824527</text:p>
          </table:table-cell>
          <table:table-cell office:value-type="string">
            <text:p>everest_hotel.jpg</text:p>
          </table:table-cell>
          <table:table-cell office:value-type="string">
            <text:p>Trento, cittá del Concilio, cuore delle Dolomiti! L'Hotel Everest, a conduzione tradizionalmente familiare, si offre come punto di riferimento per un piacevole soggiorno all'insegna del comfort e professionalitá. Dalle nuovissime stanze dotate di telefono, aria condizionata, Tv satellitare, collegamento ad internet, PayTv, e linea ISDN, alla sala ristorante in cui vengono serviti piatti di cucina tradizionale ed internazionale, alle nuove postazioni Hi Port, l'hotel si presenta in un'atmosfera rilassante e tranquilla, a pochi passi dallo splendido centro storico della Cittá del Concilio. </text:p>
          </table:table-cell>
          <table:table-cell office:value-type="string">
            <text:p>Trient, die Stadt des Konzils, Herz der Dolomiten! Das traditionell familiengeführte Hotel Everest ist der ideale Bezugspunkt für einen angenehmen Aufenthalt im Zeichen von Komfort und Professionalität. Angefangen von den brandneuen Zimmern mit Telefon, Klimaanlage, Sat-TV, Internetanschluss, Pay TV und ISDN-Leitung über den Speisesaal, in dem traditionelle und internationale Gerichte serviert werden, bis hin zu den neuen Hi-Port-Stationen ist die Atmosphäre des nur wenige Schritte vom historischen Zentrum der Konzilstadt entfernten Hotels entspannend und ruhig. </text:p>
          </table:table-cell>
          <table:table-cell office:value-type="string">
            <text:p>Trento, city of the Council, heart of the Dolomites! Hotel Everest is a traditionally family-run hotel that can be taken as the ideal base for a pleasant holiday marked by the comfort and professional hospitality offered. From the brand new rooms equipped with telephone, air-conditioning, satellite TV, internet connection, PayTV and ISDN phone-line, to the restaurant where local specialities are served as well as international dishes, to the new Hi Port stations - the hotel offers a relaxing and quiet atmosphere only a short walk from the splendid historical centre of Trento, the city of the Council. </text:p>
          </table:table-cell>
          <table:table-cell office:value-type="float" office:value="0">
            <text:p>0</text:p>
          </table:table-cell>
          <table:table-cell office:value-type="float" office:value="213">
            <text:p>213</text:p>
          </table:table-cell>
          <table:table-cell office:value-type="string">
            <text:p>46.08</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2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Karinhall</text:p>
          </table:table-cell>
          <table:table-cell office:value-type="float" office:value="3">
            <text:p>3</text:p>
          </table:table-cell>
          <table:table-cell office:value-type="string">
            <text:p>Località I Grezzi 17, 38123 Mattarello - Trento </text:p>
          </table:table-cell>
          <table:table-cell office:value-type="string">
            <text:p>Località I Grezzi 17, 38123 Mattarello, Trient </text:p>
          </table:table-cell>
          <table:table-cell office:value-type="string">
            <text:p>Strada di Vason 56, Vason 38123 - Trento </text:p>
          </table:table-cell>
          <table:table-cell office:value-type="string">
            <text:p>http://www.karinhall.it</text:p>
          </table:table-cell>
          <table:table-cell office:value-type="string">
            <text:p>info@karinhall.it</text:p>
          </table:table-cell>
          <table:table-cell office:value-type="string">
            <text:p>0461 945339</text:p>
          </table:table-cell>
          <table:table-cell/>
          <table:table-cell office:value-type="string">
            <text:p>0461 945276</text:p>
          </table:table-cell>
          <table:table-cell office:value-type="string">
            <text:p>karinhall.jpg</text:p>
          </table:table-cell>
          <table:table-cell office:value-type="string">
            <text:p>L' Albergo Karinhall sorge a pochi chilometri da Trento in magnifica posizione panoramica facilmente raggiungibile. E' provvisto di 12 camere e 3 appartamenti dotati di ogni confort, garage custodito e ampio parcheggio. La posizione veramente unica per un'incantevole veduta panoramica su tutta la valle. Il Ristorante Karinhall offre piatti tipici ma anche innovativi, abbinamenti ai vini locali ed un'ampia selezione di vini regionali e nazionali. Ottimo punto di riferimento per escursioni in montagna; vicino a Trento, a Rovereto e ai loro musei. Il tutto inserito in un ambiente accogliente a conduzione familiare dove cordialitá e cura dell'ospite costituiscono il nostro principale biglietto da visita.</text:p>
          </table:table-cell>
          <table:table-cell office:value-type="string">
            <text:p>Das Hotel Karinhall liegt wenige Kilometer von Trient entfernt in einer traumhaften und leicht erreichbaren Panoramaposition. Die 12 Zimmer und 3 Appartements verfügen über jeden Komfort. Das Hotel hat zudem eine überwachte Garage und einen großen Parkplatz. Die einzigartige Lage bietet einen zauberhaften Blick über das gesamte Tal. Im Restaurant Karinhall werden typische wie innovative Gerichte serviert, zu denen ein passender lokaler Wein getrunken werden kann. Darüber hinaus gibt es eine große Auswahl an regionalen und internationalen Weinen. Das Hotel ist ein optimaler Ausgangspunkt für Bergtouren, liegt nahe Trient und Rovereto und den dortigen Museen. Die Familienleitung garantiert ein gemütliches Ambiente, das allem voran durch Herzlichkeit und Gastfreundschaft geprägt ist.</text:p>
          </table:table-cell>
          <table:table-cell office:value-type="string">
            <text:p>Hotel Residence Nevada is in Vason, a hamlet on the slopes of Monte Bondone which is merely a half-hour's drive from Trento. This is a select establishment which makes it easier to enjoy one's skiing holiday to the full. Guests of the mountain resort can stay either at the hotel or in apartments. If you choose the latter option, you can opt for full board at normal price.</text:p>
          </table:table-cell>
          <table:table-cell office:value-type="float" office:value="0">
            <text:p>0</text:p>
          </table:table-cell>
          <table:table-cell office:value-type="float" office:value="215">
            <text:p>215</text:p>
          </table:table-cell>
          <table:table-cell office:value-type="float" office:value="46">
            <text:p>4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2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e Bondone</text:p>
          </table:table-cell>
          <table:table-cell office:value-type="float" office:value="3">
            <text:p>3</text:p>
          </table:table-cell>
          <table:table-cell office:value-type="string">
            <text:p>Via dei Falchi 19, Vaneze 38123 - Trento </text:p>
          </table:table-cell>
          <table:table-cell office:value-type="string">
            <text:p>Via dei Falchi 19, Vaneze 38123, Trient </text:p>
          </table:table-cell>
          <table:table-cell office:value-type="string">
            <text:p>Località I Grezzi 17, 38123 Mattarello - Trento </text:p>
          </table:table-cell>
          <table:table-cell office:value-type="string">
            <text:p>http://www.hotelmontebondone.it</text:p>
          </table:table-cell>
          <table:table-cell office:value-type="string">
            <text:p>hotelmontebondone@gmail.com</text:p>
          </table:table-cell>
          <table:table-cell office:value-type="string">
            <text:p>0461 947118</text:p>
          </table:table-cell>
          <table:table-cell/>
          <table:table-cell office:value-type="string">
            <text:p>0461 947233</text:p>
          </table:table-cell>
          <table:table-cell office:value-type="string">
            <text:p>monte_bondone_hotel.jpg</text:p>
          </table:table-cell>
          <table:table-cell office:value-type="string">
            <text:p>In zona tranquilla sull'Alpe di Trento a 1300 mt. di altitudine. Curato e gestito dalla famiglia Martinelli offre un ambiente confortevole e sereno con ampi spazi immersi nel verde della natura. Ideale per coloro che ricercano la tranquillitá, il relax, e desiderano gestire il proprio tempo in maniera autonoma e diversificata. Proponiamo itinerari ed escursioni che invitano ad immergersi nella natura, andando alla riscoperta di quelle emozioni e quei sapori che la tradizione locale ci ha tramandato. Particolare attenzione viene riservata alla gastronomia locale, alle produzioni biologiche, ed ai prodotti artigianali, con visite guidate e degustazioni di miele, formaggi, salumi e vini di produttori locali.</text:p>
          </table:table-cell>
          <table:table-cell office:value-type="string">
            <text:p>In ruhiger Lage, in 1300 m Höhe auf dem "Hausberg von Trient" gelegenes Hotel. Das von Familie Martinelli geleitete Hotel bietet ein komfortables und heiteres Ambiente sowie großzügige Räumlichkeiten inmitten der grünen Natur. Ideal für alle, die Ruhe sowie Entspannung suchen und ihre Freizeit gerne selbständig und vielfältig organisieren. Wir bieten Routen und Ausflüge zum Abtauchen in die Natur an - wahrhaftige Unternehmungen auf der Suche nach Emotionen und den Gaumenfreuden der lokalen Tradition. <text:s/>Ein besonderes Augenmerk gilt der lokalen Gastronomie, dem biologischen Anbau, den Handwerksprodukten, sowie den geführten Besichtigungen und den Verkostungen von Honig, Käse, Aufschnitt und Wein von lokalen Herstellern.</text:p>
          </table:table-cell>
          <table:table-cell office:value-type="string">
            <text:p>The Karinhall hotel is easy to reach, only a few kilometres from Trento, in a magnificent panoramic setting. It has 12 rooms and 3 apartments equipped with all modern conveniences, secure garage and a large car park. It is set in a truly unique position, boasting a charming panoramic view over the entire valley below. The Karinhall restaurant offers local specialities as well as innovative dishes, matched to local wines and a wide selection of regional and national wines. It is an excellent starting point for mountain excursions, near Trento and Rovereto and their museums. All this is set in a welcoming family atmosphere where friendliness and warm hospitality are the main calling card.</text:p>
          </table:table-cell>
          <table:table-cell office:value-type="float" office:value="0">
            <text:p>0</text:p>
          </table:table-cell>
          <table:table-cell office:value-type="float" office:value="240">
            <text:p>240</text:p>
          </table:table-cell>
          <table:table-cell office:value-type="string">
            <text:p>46.05</text:p>
          </table:table-cell>
          <table:table-cell office:value-type="string">
            <text:p>11.07</text:p>
          </table:table-cell>
          <table:table-cell office:value-type="float" office:value="1">
            <text:p>1</text:p>
          </table:table-cell>
          <table:table-cell office:value-type="string">
            <text:p>15/11/2013 15:00 AM +0100</text:p>
          </table:table-cell>
        </table:table-row>
        <table:table-row table:style-name="ro2">
          <table:table-cell office:value-type="string">
            <text:p>dormire.402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sidence Orizzonte </text:p>
          </table:table-cell>
          <table:table-cell office:value-type="float" office:value="3">
            <text:p>3</text:p>
          </table:table-cell>
          <table:table-cell office:value-type="string">
            <text:p>Strada per Vaneze 24, Vaneze 38123 - Trento </text:p>
          </table:table-cell>
          <table:table-cell office:value-type="string">
            <text:p>Strada per Vaneze 24, Vaneze 38123, Trient </text:p>
          </table:table-cell>
          <table:table-cell office:value-type="string">
            <text:p>Via dei Falchi 19, Vaneze 38123 - Trento </text:p>
          </table:table-cell>
          <table:table-cell table:number-columns-repeated="2"/>
          <table:table-cell office:value-type="string">
            <text:p>0461 939242</text:p>
          </table:table-cell>
          <table:table-cell/>
          <table:table-cell office:value-type="string">
            <text:p>0461 939012</text:p>
          </table:table-cell>
          <table:table-cell office:value-type="string">
            <text:p>orizzonte.jpg</text:p>
          </table:table-cell>
          <table:table-cell office:value-type="string">
            <text:p>Il piccolo Residence Orizzonte è adiacente l'Hotel Zodiaco ed insieme formanoun unico complesso ricettivo in grado di soddisfare tutte le esigenze. Gli ospiti del Residence che scelgono la formula "Apparthotel",avvalendosi dell'hotel Zodiaco possono usufruire del servizio Ristorante,del baby-park e dell'animazione. Inoltre all'interno della struttura trovano un attrezzato centro benessere e bar.</text:p>
            <text:p>Gli appartamenti, modernamente arredati, sono dotati di servizi privati con box doccia, phon, angolo cottura, frigo, TV. Disponiamo inoltre di ampio giardino e parcheggio scoperto., angolo cottura, frigo, TV. Disponiamo inoltre di ampio giardino e parcheggio scoperto.</text:p>
          </table:table-cell>
          <table:table-cell office:value-type="string">
            <text:p>Residenza Turistico Alberghiera</text:p>
          </table:table-cell>
          <table:table-cell office:value-type="string">
            <text:p>In a pleasant area on the mountain above Trento at 1300 m altitude. Tended and managed by the Martinelli family, it offers a comfortable and quiet atmosphere with spacious interiors, immersed in a lush landscape. Ideal for those who seek a quiet, relaxing place and want to manage their time independently, with varied options to choose from. We suggest itineraries and excursions that will bring you closer to nature and lead you to rediscover the emotions and flavours handed down through our local traditions. We focus on local specialities, organic produce and artisan products with guided tours and tastings of honey, cheese, cold meats and wine produced by local farmers.</text:p>
          </table:table-cell>
          <table:table-cell table:number-columns-repeated="2" office:value-type="float" office:value="0">
            <text:p>0</text:p>
          </table:table-cell>
          <table:table-cell office:value-type="string">
            <text:p>46.05</text:p>
          </table:table-cell>
          <table:table-cell office:value-type="string">
            <text:p>11.07</text:p>
          </table:table-cell>
          <table:table-cell office:value-type="float" office:value="1">
            <text:p>1</text:p>
          </table:table-cell>
          <table:table-cell office:value-type="string">
            <text:p>15/11/2013 15:00 AM +0100</text:p>
          </table:table-cell>
        </table:table-row>
        <table:table-row table:style-name="ro1">
          <table:table-cell office:value-type="string">
            <text:p>dormire.402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illa Madruzzo </text:p>
          </table:table-cell>
          <table:table-cell office:value-type="float" office:value="3">
            <text:p>3</text:p>
          </table:table-cell>
          <table:table-cell office:value-type="string">
            <text:p>Via Ponte Alto 25, Cognola 38121 Trento </text:p>
          </table:table-cell>
          <table:table-cell office:value-type="string">
            <text:p>Via Ponte Alto 25, Cognola 38121, Trient </text:p>
          </table:table-cell>
          <table:table-cell office:value-type="string">
            <text:p>Strada per Vaneze 24, Vaneze 38123 - Trento </text:p>
          </table:table-cell>
          <table:table-cell office:value-type="string">
            <text:p>http://www.villamadruzzo.it</text:p>
          </table:table-cell>
          <table:table-cell office:value-type="string">
            <text:p>info@villamadruzzo.it</text:p>
          </table:table-cell>
          <table:table-cell office:value-type="string">
            <text:p>0461 986220</text:p>
          </table:table-cell>
          <table:table-cell/>
          <table:table-cell office:value-type="string">
            <text:p>0461 986361</text:p>
          </table:table-cell>
          <table:table-cell office:value-type="string">
            <text:p>villa_madruzzo.jpg</text:p>
          </table:table-cell>
          <table:table-cell office:value-type="string">
            <text:p>Situata in favorevole posizione sulla collina di Trento, Villa Madruzzo offre ai propri clienti tutti i comfort di un moderno hotel a tre stelle, a cominciare dalla quiete e tranquillitá di una residenza immersa nel verde. Armoniosamente inserito nella struttura della villa l'arredamento delle sale: i pavimenti in legno, i mobili d'antiquariato, tappeti persiani donano a tutti gli ambienti un tocco di eleganza e sobrietá. Le camere dell'albergo sono poste su due piani, con vista sul vasto parco della villa. In ogni stanza sono installati telefono, Internet senza fili, televisione, frigobar e cassaforte. Copertura Internet senza fili ed aria condizionata in tutte le stanze.</text:p>
          </table:table-cell>
          <table:table-cell office:value-type="string">
            <text:p>Die in traumhafter Hügellage in Trient gelegene Villa Madruzzo bietet ihren Gästen jeglichen Komfort eines modernen Drei-Sterne-Hotels und allem voran die Stille und Ruhe einer mitten im grünen gelegenen Unterkunft. <text:s/>Die Einrichtung der Räume ist harmonisch in die Gebäudestruktur integriert: Holzböden, antikes Mobiliar und Perserteppiche sorgen für eine elegante und schlichte Atmosphäre. Die Zimmer des Hotels sind über zwei Etagen verteilt und blicken auf den großen Park der Villa. Alle Zimmer sind mit Telefon, Wireless-Internet, Fernseher, Minibar und Tresor ausgestattet. Internetabdeckung und Klimaanlage in allen Zimmern.</text:p>
          </table:table-cell>
          <table:table-cell office:value-type="string">
            <text:p>residential tourist facility</text:p>
          </table:table-cell>
          <table:table-cell office:value-type="float" office:value="0">
            <text:p>0</text:p>
          </table:table-cell>
          <table:table-cell office:value-type="float" office:value="217">
            <text:p>217</text:p>
          </table:table-cell>
          <table:table-cell office:value-type="string">
            <text:p>46.07</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2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n Giorgio della Scala Garn├ì</text:p>
          </table:table-cell>
          <table:table-cell office:value-type="float" office:value="3">
            <text:p>3</text:p>
          </table:table-cell>
          <table:table-cell office:value-type="string">
            <text:p>Via Brescia 133, 38122 Trento </text:p>
          </table:table-cell>
          <table:table-cell office:value-type="string">
            <text:p>Via Brescia 133, 38122 Trient </text:p>
          </table:table-cell>
          <table:table-cell office:value-type="string">
            <text:p>Via Ponte Alto 25, Cognola 38121 Trento </text:p>
          </table:table-cell>
          <table:table-cell office:value-type="string">
            <text:p>http://www.garnisangiorgio.it</text:p>
          </table:table-cell>
          <table:table-cell office:value-type="string">
            <text:p>info@garnisangiorgio.it</text:p>
          </table:table-cell>
          <table:table-cell office:value-type="string">
            <text:p>0461 238848</text:p>
          </table:table-cell>
          <table:table-cell/>
          <table:table-cell office:value-type="string">
            <text:p>0461 238808</text:p>
          </table:table-cell>
          <table:table-cell office:value-type="string">
            <text:p>san_giorgio.jpg</text:p>
          </table:table-cell>
          <table:table-cell office:value-type="string">
            <text:p>San Giorgio della Scala un piacevole Garnì: reception, sala colazioni con una bella vista, salotto con punto internet, ascensore. Tutte le camere sono con bagno, telefono e Tv color satellitare. Disponiamo anche di camere per portatori di handicap. Il Garnì arredato con grande cura, in uno stile omogeneo, con mobili in legno e con grande attenzione ai particolari, il tutto per creare un clima familiare, che metta l'ospite a proprio agio. </text:p>
          </table:table-cell>
          <table:table-cell office:value-type="string">
            <text:p>San Giorgio della Scala ist ein angenehmes Hotel Garni: Rezeption, Frühstückssaal mit schönem Ausblick, Aufenthaltsraum mit Internetpoint, Aufzug Alle Zimmer sind mit Bad, Telefon und Sat-Farbfernsehen ausgestattet. Wir verfügen auch über behindertengerechte Zimmer. Die Einrichtung des Garni wurde sorgfältig ausgewählt, ist stilistisch homogen, basiert auf Holzmöbeln und beweist viel Liebe zum Detail. Hieraus ergibt sich ein familiäres Klima, in dem sich jeder Gast wohl fühlt. </text:p>
          </table:table-cell>
          <table:table-cell office:value-type="string">
            <text:p>Set in a favourable position on the hills above Trento, Villa Madruzzo offers all the comforts of a modern three-star hotel - starting from a quiet and pleasant setting in lush surroundings. The rooms' furnishings fit in harmoniously with the Villa's style: wooden floorings, antique furniture and Persian carpets give a touch of elegance and simplicity to all the interiors. The hotel rooms are found on two floors and overlook the Villa's large park. En-suite amenities include telephone, wireless Internet connection, TV, mini bar and safe. All rooms are equipped with wireless internet connection and air-conditioning.</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2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porting Trento</text:p>
          </table:table-cell>
          <table:table-cell office:value-type="float" office:value="3">
            <text:p>3</text:p>
          </table:table-cell>
          <table:table-cell office:value-type="string">
            <text:p>Via R. da Sanseverino 125, 38123 Trento</text:p>
          </table:table-cell>
          <table:table-cell office:value-type="string">
            <text:p>Via R. da Sanseverino 125, 38123 Trient</text:p>
          </table:table-cell>
          <table:table-cell office:value-type="string">
            <text:p>Via Brescia 133, 38122 Trento </text:p>
          </table:table-cell>
          <table:table-cell office:value-type="string">
            <text:p>http://www.hotelsportingtrento.com</text:p>
          </table:table-cell>
          <table:table-cell office:value-type="string">
            <text:p>info@hotelsportingtrento.com</text:p>
          </table:table-cell>
          <table:table-cell office:value-type="string">
            <text:p>0461 391215</text:p>
          </table:table-cell>
          <table:table-cell/>
          <table:table-cell office:value-type="string">
            <text:p>0461 392052</text:p>
          </table:table-cell>
          <table:table-cell office:value-type="string">
            <text:p>sporting.jpg</text:p>
          </table:table-cell>
          <table:table-cell office:value-type="string">
            <text:p>L'Hotel Sporting Trento, nuova struttura alberghiera sorta in una zona strategica a sud di Trento, vanta servizi straordinariamente moderni. 41 camere, tutte dotate di cabina doccia, asciugacapelli, telefono diretto, TV LCD 20'', minibar e Internet WI-FI. 4 sono per persone diversamente abili, attrezzate con dotazioni domotiche, primi in Italia, dal punto di vista meccanico e psicologico. Luogo ideale per organizzare incontri di lavoro, meeting e congressi. A disposizione sale da 20 a 200 posti, attrezzate di video proiezione, impianto audio, radiomicrofoni, rete dati, Internet Wi-Fi, flip chart. All'interno l'OLYMPIC Restaurant con menù alla carte ed una fornita carta dei vini, anche al bicchiere. Aperto anche al pubblico non alloggiato. </text:p>
          </table:table-cell>
          <table:table-cell office:value-type="string">
            <text:p>Das neue Hotel Sporting Trento liegt strategisch günstig im Süden Trients und bietet hochmoderne Serviceeinrichtungen. 41 Zimmer, alle mit Duschkabine, Haartrockner, Direkttelefon, 20" LCD-Fernseher, Minibar und Internet Wi-Fi ausgestattet. Vier Zimmer sind behindertengerecht gestaltet und verfügen über ein vom mechanischen und psychologischen Gesichtspunkt in Italien führendes Umfeldsteuerungssystem. Das Hotel Sporting Trento eignet sich hervorragend für Arbeitstreffen, Meetings und Kongresse. Die Säle verfügen über 20 bis 200 Plätze und sind mit Videoprojektor, Tonanlage, Funkmikrofonen, Datennetz, Internet Wi-Fi und Flip Chart ausgestattet Im Hotel befindet sich das OLYMPIC Restaurant, in dem unsere Gäste à la Carte essen können. Ergänzt wird der Service durch eine Weinkarte, die auch die Bestellung von einzelnen Gläsern vorsieht. Das Restaurant steht auch nicht im Hotel wohnenden Gästen offen. </text:p>
          </table:table-cell>
          <table:table-cell office:value-type="string">
            <text:p>San Giorgio della Scala is a lovely hotel: reception, breakfast room with a beautiful view, sitting room with internet point, lift. All rooms have bathroom, telephone and colour satellite TV. We also have rooms adapted for disabled guests. The Garni is carefully and harmoniously furnished with wooden furniture and great attention to details, creating a friendly and comfortable atmosphere. </text:p>
          </table:table-cell>
          <table:table-cell office:value-type="float" office:value="0">
            <text:p>0</text:p>
          </table:table-cell>
          <table:table-cell office:value-type="float" office:value="214">
            <text:p>214</text:p>
          </table:table-cell>
          <table:table-cell office:value-type="string">
            <text:p>46.05</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2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Terme San Leonardo </text:p>
          </table:table-cell>
          <table:table-cell office:value-type="float" office:value="3">
            <text:p>3</text:p>
          </table:table-cell>
          <table:table-cell office:value-type="string">
            <text:p>Strada per Vigolo Baselga 6, 38123 Vigolo Baselga - Trento </text:p>
          </table:table-cell>
          <table:table-cell office:value-type="string">
            <text:p>Strada per Vigolo Baselga 6, 38123 Vigolo Baselga, Trient </text:p>
          </table:table-cell>
          <table:table-cell office:value-type="string">
            <text:p>Via R. da Sanseverino 125, 38123 Trento</text:p>
          </table:table-cell>
          <table:table-cell office:value-type="string">
            <text:p>http://www.hotelsanleonardo.it</text:p>
          </table:table-cell>
          <table:table-cell office:value-type="string">
            <text:p>info@hotelsanleonardo.it</text:p>
          </table:table-cell>
          <table:table-cell office:value-type="string">
            <text:p>0461 866143</text:p>
          </table:table-cell>
          <table:table-cell/>
          <table:table-cell office:value-type="string">
            <text:p>0461 865488</text:p>
          </table:table-cell>
          <table:table-cell office:value-type="string">
            <text:p>terme_san_leonardo.jpg</text:p>
          </table:table-cell>
          <table:table-cell office:value-type="string">
            <text:p>L'Hotel Terme San Leonardo saprá accoglierVi in un ambiente ideale recentemente rinnovato, per una vacanza da ricordare. In poco meno di mezz'ora potrete raggiungere il Lago di Garda. Occorre inoltre ricordare la nostra cucina creativa che delizia i nostri ospiti con aromi delicati e particolari gustositá. Nella nuova Isola del Benessere potete provare l'esclusivo bagno di fieno con le essenze naturali del Monte Bondone, la sauna, il bagno di vapore alle erbe aromatiche con la cromoterapia, il solarium l'idromassagio ed i trattamenti Ayurvedici per momenti di piacevole relax.</text:p>
          </table:table-cell>
          <table:table-cell office:value-type="string">
            <text:p>Das Hotel Terme San Leonardo empfängt Sie in einem kürzlich modernisierten und für einen unvergesslichen Urlaub idealen Ambiente. In etwas weniger als eine halbe Stunde sind Sie am Gardasee. Darüber hinaus möchten wir unsere kreative Küche erwähnen, die unsere Gäste mit zarten und besonders schmackhaften Aromen verwöhnt. In der neuen Wellnessinsel können Sie das exklusive Heubad mit natürlichen Essenzen des Monte Bondone, die Sauna, das Dampfbad mit aromatischen Kräutern und Chromotherapie, das Solarium, die Hydromassage und ayurvedische Anwendungen zur angenehmen Entspannung ausprobieren.</text:p>
          </table:table-cell>
          <table:table-cell office:value-type="string">
            <text:p>Hotel Sporting Trento is a new hotel facility built in a strategic area in the southern part of Trento, boasting extraordinary modern services. 41 rooms with shower, hairdryer, direct-dial telephone, 20" LCD TV, mini bar and Wi-Fi. 4 rooms are adapted for disabled guests; ours is the first hotel in Italy to be equipped with domotics systems for both mechanical and psychological assistance. It is an ideal place to organize meetings and conferences. Rooms seating from 20 to 200 are available, equipped with video projector, audio system, radio microphones, data network, Wi-Fi, flip chart. The hotel's Olympic restaurant offers an à la carte menu and an extensive wine list. Wines are also served by the glass. Also open to customers not staying at the hotel. </text:p>
          </table:table-cell>
          <table:table-cell office:value-type="float" office:value="1">
            <text:p>1</text:p>
          </table:table-cell>
          <table:table-cell office:value-type="float" office:value="416">
            <text:p>416</text:p>
          </table:table-cell>
          <table:table-cell office:value-type="string">
            <text:p>46.08</text:p>
          </table:table-cell>
          <table:table-cell office:value-type="string">
            <text:p>11.04</text:p>
          </table:table-cell>
          <table:table-cell office:value-type="float" office:value="1">
            <text:p>1</text:p>
          </table:table-cell>
          <table:table-cell office:value-type="string">
            <text:p>15/11/2013 15:00 AM +0100</text:p>
          </table:table-cell>
        </table:table-row>
        <table:table-row table:style-name="ro1">
          <table:table-cell office:value-type="string">
            <text:p>dormire.403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la </text:p>
          </table:table-cell>
          <table:table-cell office:value-type="float" office:value="3">
            <text:p>3</text:p>
          </table:table-cell>
          <table:table-cell office:value-type="string">
            <text:p>Via SS Cosma e Damiano 21, 38121 Trento </text:p>
          </table:table-cell>
          <table:table-cell office:value-type="string">
            <text:p>Via SS Cosma e Damiano 21, 38121, Trient </text:p>
          </table:table-cell>
          <table:table-cell office:value-type="string">
            <text:p>Strada per Vigolo Baselga 6, 38123 Vigolo Baselga - Trento </text:p>
          </table:table-cell>
          <table:table-cell office:value-type="string">
            <text:p>http://www.hotelvela.com</text:p>
          </table:table-cell>
          <table:table-cell office:value-type="string">
            <text:p>info@hotelvela.com</text:p>
          </table:table-cell>
          <table:table-cell office:value-type="string">
            <text:p>0461 827200</text:p>
          </table:table-cell>
          <table:table-cell/>
          <table:table-cell office:value-type="string">
            <text:p>0461 829924</text:p>
          </table:table-cell>
          <table:table-cell office:value-type="string">
            <text:p>vela.jpg</text:p>
          </table:table-cell>
          <table:table-cell office:value-type="string">
            <text:p>L'Hotel Vela una struttura moderna e con tutti i comfort: parcheggi privati, garage e parcheggio per pullman custodito. La loc. Vela assistita con frequenza dal servizio autobus pubblico da e per la cittá. Il nostro hotel dotato di 30 camere ottimamente arredate, con servizi privati, TV satellite, cassaforte, frigo bar, telefono diretto, connessione a banda larga (ADSL), radio, phon, condizionamento autonomo. </text:p>
          </table:table-cell>
          <table:table-cell office:value-type="string">
            <text:p>Das Hotel Vela ist ein modernes, jeden Komfort bietendes Haus: Privatparkplätze, Garage und bewachter Parkplatz für Busse. Der Ort Vela wird für einen Transfer in die Stadt und zurück regelmäßig von öffentlichen Bussen angefahren. Unser Hotel verfügt über bestens eingerichtete 30 Zimmer mit Bad, Sat-TV, Tresor, Minibar, Direkttelefon, Breitbandanschluss (ADSL), Radio, Haartrockner, autonome Klimaanlage. </text:p>
          </table:table-cell>
          <table:table-cell office:value-type="string">
            <text:p>The recently renovated Hotel Terme San Leonardo welcomes you in a perfect atmosphere, for a holiday that will be difficult to forget. In just under half an hour, you will be able to reach Lake Garda. Not to be missed is our creative cuisine, delighting our guests with delicate flavours and tasty specialities. In our new Wellness Island you can try the exclusive hay bath with natural herbs from Monte Bondone, the sauna, the colour therapy steam bath with aromatic herbs, the solarium, the whirlpool and the Ayurvedic treatments, thus experiencing moments of pleasant relaxation.</text:p>
          </table:table-cell>
          <table:table-cell table:number-columns-repeated="2" office:value-type="float" office:value="0">
            <text:p>0</text:p>
          </table:table-cell>
          <table:table-cell office:value-type="string">
            <text:p>46.08</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3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 Fontana Garn├ì</text:p>
          </table:table-cell>
          <table:table-cell office:value-type="float" office:value="3">
            <text:p>3</text:p>
          </table:table-cell>
          <table:table-cell office:value-type="string">
            <text:p>Via F.lli Foontana 11, 38122 Trento </text:p>
          </table:table-cell>
          <table:table-cell office:value-type="string">
            <text:p>Via F.lli Foontana 11, 38122 Trient </text:p>
          </table:table-cell>
          <table:table-cell office:value-type="string">
            <text:p>Via SS Cosma e Damiano 21, 38121 Trento </text:p>
          </table:table-cell>
          <table:table-cell office:value-type="string">
            <text:p>http://www.villafontana.it</text:p>
          </table:table-cell>
          <table:table-cell office:value-type="string">
            <text:p>info@villafontana.it</text:p>
          </table:table-cell>
          <table:table-cell office:value-type="string">
            <text:p>0461 829800</text:p>
          </table:table-cell>
          <table:table-cell/>
          <table:table-cell office:value-type="string">
            <text:p>0461 829759</text:p>
          </table:table-cell>
          <table:table-cell office:value-type="string">
            <text:p>villa_fontana.jpg</text:p>
          </table:table-cell>
          <table:table-cell office:value-type="string">
            <text:p>All'insegna del confort e del servizio, 24 camere con servizi privati, aria condizionata, card magnetica, TV color, telefono e frigobar in uno spazio elegante ed accogliente. Dal parcheggio privato sotterraneo, si accede alla Hall ampia e confortevole con saletta colazione, sala congressi e ascensore ai piani. Su richiesta, sará inoltre possibile fare uso delle biciclette messe a disposizione dei nostri clienti. </text:p>
          </table:table-cell>
          <table:table-cell office:value-type="string">
            <text:p>Komfort und Service kennzeichnen dieses Hotel, das über 24 Zimmer mit Bad, Klimaanlage, Magnetkarte, Farbfernseher, Telefon und Minibar in eleganter, gemütlicher Atmosphäre verfügt. <text:s/>Von der privaten Tiefgarage erreichen Sie die große und gemütliche Halle mit Frühstückssaal, Kongresssaal und Aufzug zu den Etagen. Auf Anfrage werden unseren Gästen Fahrräder zur Verfügung gestellt. </text:p>
          </table:table-cell>
          <table:table-cell office:value-type="string">
            <text:p>Hotel Vela is a modern facility with all the amenities you need: private parking lots, garage and secure coach-park. The hamlet of Vela is served by a frequent public bus service to and from the town centre. Our hotel includes 30 comfortable rooms with en-suite bathroom, satellite TV, safe, mini bar, direct-dial telephone, ADSL, radio, hairdryer, independent air-conditioning. </text:p>
          </table:table-cell>
          <table:table-cell office:value-type="float" office:value="0">
            <text:p>0</text:p>
          </table:table-cell>
          <table:table-cell office:value-type="float" office:value="213">
            <text:p>213</text:p>
          </table:table-cell>
          <table:table-cell office:value-type="string">
            <text:p>46.08</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3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Zodiaco </text:p>
          </table:table-cell>
          <table:table-cell office:value-type="float" office:value="3">
            <text:p>3</text:p>
          </table:table-cell>
          <table:table-cell office:value-type="string">
            <text:p>Strada di Vaneze 23, Vaneze 38123 - Trento </text:p>
          </table:table-cell>
          <table:table-cell office:value-type="string">
            <text:p>Strada per Vaneze 23, Vaneze 38123, Trient </text:p>
          </table:table-cell>
          <table:table-cell office:value-type="string">
            <text:p>Via F.lli Fontana 11, 38122 Trento </text:p>
          </table:table-cell>
          <table:table-cell office:value-type="string">
            <text:p>http://www.hotelzodiacoski.it</text:p>
          </table:table-cell>
          <table:table-cell office:value-type="string">
            <text:p>info@hotelzodiacoski.it</text:p>
          </table:table-cell>
          <table:table-cell office:value-type="string">
            <text:p>0461 939242</text:p>
          </table:table-cell>
          <table:table-cell/>
          <table:table-cell office:value-type="string">
            <text:p>0461 939012</text:p>
          </table:table-cell>
          <table:table-cell office:value-type="string">
            <text:p>zodiaco.jpg</text:p>
          </table:table-cell>
          <table:table-cell office:value-type="string">
            <text:p>L'hotel Zodiaco, sorge a 1300 metri di altitudine a pochi chilometri dalla cittá di Trento sul Monte Bondone. Comodamente raggiungibile con i mezzi pubblici e con mezzi propri a soli 15 km dall'autostrada A22 del Brennero. L'Hotel offre ai suoi clienti animazione e mini-club, cucina tipica, menù a scelta con ricco buffet di verdure e antipasti. Colazione con delizioso buffet di dolci e salato. Le 45 camere, modernamente arredate, sono dotate di servizi privati, phon, telefono, tv color, cassaforte. A disposizione dei nostri clienti disponiamo di ampi spazi comuni e centro benessere: bar dell'hotel con terrazzo antistante, pub, baby room, bigliardo e calcetto per i più grandi ed ampi spazi esterni. </text:p>
          </table:table-cell>
          <table:table-cell office:value-type="string">
            <text:p>Hotel Zodiaco liegt in 1300 m Höhe auf dem Monte Bondone, nur wenige Kilometer von Trient entfernt. Mit öffentlichen Verkehrsmitteln oder dem eigenen Auto ist es bequem erreichbar, da es sich in nur 15 km Entfernung von der Brennerautobahn A22 befindet. Das Hotel bietet seinen Gästen Animation und einen Miniclub, typische Küche, Menüauswahl und ein reichhaltiges Gemüse- und Vorspeisenbuffet. Schmackhaftes Frühstücksbuffet mit herzhaften und süßen Speisen. Die 45 modern eingerichteten Zimmer sind mit Bad, Haartrockner, Telefon, Farbfernseher und Tresor ausgestattet. Zur Verfügung unserer Gäste stehen außerdem Gemeinschaftsräume und ein Wellnesscenter: Hotelbar mit davor liegender Terrasse, Pub, Baby-Raum, Billard und Tischfußball für Jugendliche und Erwachsene sowie große Außenflächen. </text:p>
          </table:table-cell>
          <table:table-cell office:value-type="string">
            <text:p>In an atmosphere of comfort and quality service, there are 24 rooms with en-suite bathroom, air-conditioning, magnetic key-card, colour TV, telephone and mini bar in a stylish and welcoming setting. From the underground private car park you can access the spacious and comfortable reception hall with breakfast room, conference room and lift to the upper floors. Bicycles are available for our guests on demand. </text:p>
          </table:table-cell>
          <table:table-cell office:value-type="float" office:value="0">
            <text:p>0</text:p>
          </table:table-cell>
          <table:table-cell office:value-type="float" office:value="240">
            <text:p>240</text:p>
          </table:table-cell>
          <table:table-cell office:value-type="string">
            <text:p>46.05</text:p>
          </table:table-cell>
          <table:table-cell office:value-type="string">
            <text:p>11.07</text:p>
          </table:table-cell>
          <table:table-cell office:value-type="float" office:value="1">
            <text:p>1</text:p>
          </table:table-cell>
          <table:table-cell office:value-type="string">
            <text:p>15/11/2013 15:00 AM +0100</text:p>
          </table:table-cell>
        </table:table-row>
        <table:table-row table:style-name="ro3">
          <table:table-cell office:value-type="string">
            <text:p>dormire.403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ugustus</text:p>
          </table:table-cell>
          <table:table-cell office:value-type="float" office:value="2">
            <text:p>2</text:p>
          </table:table-cell>
          <table:table-cell office:value-type="string">
            <text:p>Strada di Vaneze 33/35, Vaneze 38123 - Trento</text:p>
          </table:table-cell>
          <table:table-cell office:value-type="string">
            <text:p>Strada per Vaneze 33/35, Vaneze 38123, Trient</text:p>
          </table:table-cell>
          <table:table-cell office:value-type="string">
            <text:p>Strada di Vaneze 23, Vaneze 38123 - Trento </text:p>
          </table:table-cell>
          <table:table-cell office:value-type="string">
            <text:p>http://www.augustushotel.net</text:p>
          </table:table-cell>
          <table:table-cell office:value-type="string">
            <text:p>info@augustushotel.net</text:p>
          </table:table-cell>
          <table:table-cell office:value-type="string">
            <text:p>0461 948030</text:p>
          </table:table-cell>
          <table:table-cell/>
          <table:table-cell office:value-type="string">
            <text:p>0461 948030</text:p>
          </table:table-cell>
          <table:table-cell office:value-type="string">
            <text:p>augustus.jpg</text:p>
          </table:table-cell>
          <table:table-cell office:value-type="string">
            <text:p>Hotel Augustus (2 stelle) è situato a 100 metri dalla partenza degli impianti di risalita, ubicato tra il lago di Garda e Trento, vicino ai passi dolomitici Sella, Falzarego, Campolongo. Dispone di 37 camere con servizi privati; inoltre di una sala per incontri e animazione, Sala TV ed Internet Wi-FI. Il Monte Bondone è un oasi di natura immacolata con gli alberghi sulle piste e uno splendido panorama sulle Dolomiti; è dotato di efficienti e moderni Alberghi e pu├▓ essere considerato un vero paradiso per chi ama lo sport e la vita all'aria aperta. D'inverno offre entusiasmanti discese con gli sci e d'estate suggestive passeggiate. Il tutto in una catena di monti che racchiudono i villaggi alpestri come in nidi affettuosi. E' una vacanza che continua e riscalda anche la memoria.</text:p>
            <text:p/>
          </table:table-cell>
          <table:table-cell office:value-type="string">
            <text:p>Hotel Augustus (2 Sterne), 100 m von der Talstation der Liftanlagen entfernt, liegt zwischen dem Gardasee und Trento, in der Nähe des Sella-, des Falzarego- und des Campolongo-Passes in den Dolomiten. Es verfügt über 37 Zimmer mit eigenem Bad sowie über einen Raum für Veranstaltungen und Animationen, einen Fernsehraum und Wi-Fi Internet. Monte Bondone ist eine Oase unverdorbener Natur mit Hotels in unmittelbarer Pistennähe und einer malerischen Aussicht auf die Dolomiten. Das Gebiet verfügt über moderne und effiziente Hotels und gilt als ein echtes Paradies für Sportfans und alle, die gerne Aktivitäten im Freien unternehmen. Im Winter bietet es rasante Abfahrten, im Sommer wunderschöne Wanderungen. Über die Gegend sind alpine Dörfer verstreut, die in eine malerische Bergkette eingebettet sind. Dieser Urlaub geht in die Verlängerung und hinterlässt angenehme und lang anhaltende Erinnerungen.</text:p>
            <text:p/>
            <text:p/>
          </table:table-cell>
          <table:table-cell office:value-type="string">
            <text:p>The Zodiaco hotel is found at 1300 m altitude on Monte Bondone, only a few kilometres from Trento. Easily reached with public transport or with your own car, it is only 15 km from the A22 motorway "Autostrada del Brennero". The hotel offers entertainment and a Kids' club, local cuisine, à la carte menu with a rich buffet of side-dishes and starters. Breakfast with a delicious buffet of sweet and savoury products. The 45 rooms, furnished in a contemporary style, all have en-suite bathroom, hairdryer, telephone, colour TV and safe. Guests can enjoy the spacious communal spaces and wellness centre: hotel bar with terrace, pub, baby room, pool table and table football for youngsters, large outdoor areas. </text:p>
          </table:table-cell>
          <table:table-cell table:number-columns-repeated="2" office:value-type="float" office:value="0">
            <text:p>0</text:p>
          </table:table-cell>
          <table:table-cell office:value-type="string">
            <text:p>46.05</text:p>
          </table:table-cell>
          <table:table-cell office:value-type="string">
            <text:p>11.07</text:p>
          </table:table-cell>
          <table:table-cell office:value-type="float" office:value="1">
            <text:p>1</text:p>
          </table:table-cell>
          <table:table-cell office:value-type="string">
            <text:p>15/11/2013 15:00 AM +0100</text:p>
          </table:table-cell>
        </table:table-row>
        <table:table-row table:style-name="ro2">
          <table:table-cell office:value-type="string">
            <text:p>dormire.403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evada</text:p>
          </table:table-cell>
          <table:table-cell office:value-type="float" office:value="2">
            <text:p>2</text:p>
          </table:table-cell>
          <table:table-cell office:value-type="string">
            <text:p>Strada di Vason 56, Vason 38123 - Trento </text:p>
          </table:table-cell>
          <table:table-cell office:value-type="string">
            <text:p>Strada di Vason 56, Vason 38123, Trient </text:p>
          </table:table-cell>
          <table:table-cell office:value-type="string">
            <text:p>Strada di Vaneze 33/35, Vaneze 38123 - Trento</text:p>
          </table:table-cell>
          <table:table-cell office:value-type="string">
            <text:p>http://www.lorenzihotels.com</text:p>
          </table:table-cell>
          <table:table-cell office:value-type="string">
            <text:p>nevada@lorenzihotels.com</text:p>
          </table:table-cell>
          <table:table-cell office:value-type="string">
            <text:p>0461 948117 </text:p>
          </table:table-cell>
          <table:table-cell office:value-type="string">
            <text:p>337 608416</text:p>
          </table:table-cell>
          <table:table-cell office:value-type="string">
            <text:p>0461 948117</text:p>
          </table:table-cell>
          <table:table-cell office:value-type="string">
            <text:p>nevada.jpg</text:p>
          </table:table-cell>
          <table:table-cell office:value-type="string">
            <text:p>L'Hotel Residence Nevada si trova sulle pendici del Monte Bondone in Località Vason, solo mezz'ora da Trento, un ambiente esclusivo dove passare le vostre più <text:s/>belle vacanze sulla neve. Il soggiorno presso il rifugio prevede non solo l'ospitalità in albergo, ma anche la possibilità di alloggiare in appartamento ed usufruire della pensione completa nella struttura, pagando solo la tariffa prevista per quest'ultima.</text:p>
          </table:table-cell>
          <table:table-cell office:value-type="string">
            <text:p>Hotel Residence Nevada liegt in Vason, einer Ortschaft am Monte Bondone, nur eine halbe Fahrstunde von Trient entfernt. In diesem exklusiven Ambiente werden Sie Ihren schönsten Schneeurlaub erleben können. Gäste der Berghütte können entweder im Hotel oder in Appartements übernachten. Vollpension ist für Appartementgäste zum normalen Preis erhältlich.</text:p>
            <text:p/>
          </table:table-cell>
          <table:table-cell office:value-type="string">
            <text:p>Hotel Augustus (2 stars), just 100 m from the bottom station of the ski lifts, is located between Lake Garda and Trento and in the vicinity of the Dolomite passes of Sella, Falzarego, and Campolongo. It has 37 rooms (each with private bathroom) as well as a room for meetings and entertainment, a TV room and a Wi-Fi Internet network. Monte Bondone is an oasis of pristine nature with hotels in the immediate vicinity of the pistes and a scenic view of the Dolomites. It is equipped with modern and efficient hotels and can be regarded as a true paradise for all those who are keen on sports and outdoor activities. In winter, it offers exciting ski slopes; in summer scenic hikes. The landscape is dotted with Alpine villages that are snugly nested in a picturesque mountain range. This is a holiday that will go into extra time and that will leave pleasant and enduring memories.</text:p>
            <text:p/>
          </table:table-cell>
          <table:table-cell table:number-columns-repeated="2" office:value-type="float" office:value="0">
            <text:p>0</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3">
          <table:table-cell office:value-type="string">
            <text:p>dormire.403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ason</text:p>
          </table:table-cell>
          <table:table-cell office:value-type="float" office:value="2">
            <text:p>2</text:p>
          </table:table-cell>
          <table:table-cell office:value-type="string">
            <text:p>Strada di Vason 100, Vason 38123 - Trento</text:p>
          </table:table-cell>
          <table:table-cell office:value-type="string">
            <text:p>Strada di Vason 100, Vason 38123, Trient</text:p>
          </table:table-cell>
          <table:table-cell office:value-type="string">
            <text:p>Strada di Vason 100, Vason 38123 - Trento</text:p>
          </table:table-cell>
          <table:table-cell office:value-type="string">
            <text:p>http://www.hotelvason.it</text:p>
          </table:table-cell>
          <table:table-cell office:value-type="string">
            <text:p>hotel-vason@libero.it</text:p>
          </table:table-cell>
          <table:table-cell office:value-type="string">
            <text:p>0461 948149 </text:p>
          </table:table-cell>
          <table:table-cell/>
          <table:table-cell office:value-type="string">
            <text:p>0461 948149</text:p>
          </table:table-cell>
          <table:table-cell office:value-type="string">
            <text:p>vason.jpg</text:p>
          </table:table-cell>
          <table:table-cell office:value-type="string">
            <text:p>L'hotel Vason è situato sul Passo del Monte Bondone, in una posizione strategica, a pochi metri il campo primi passi, la scuola di Sci Monte Bondone, noleggi sci, negozi, vicino alle principali funivie.</text:p>
            <text:p>Possibilità di fare pernottamento e prima colazione a prezzi vantaggiosi, contatta l'Hotel avrai tutte le informazioni</text:p>
          </table:table-cell>
          <table:table-cell office:value-type="string">
            <text:p>Hotel Vason befindet sich in strategischer Lage am Pass des Monte Bondone, wenige Meter von dem Anfängerhang, von der „Monte Bondone“-Skischule sowie von Skiverleihgeschäften und Shops entfernt. Es liegt auch in der Nähe der wichtigsten Seilbahnstationen.</text:p>
            <text:p>Zimmer mit Frühstück zu günstigen Preisen erhältlich. Für komplette Auskünfte wenden Sie sich bitte an das Hotel.</text:p>
            <text:p/>
          </table:table-cell>
          <table:table-cell office:value-type="string">
            <text:p>Hotel Vason is strategically located at Passo del Monte Bondone, only a few metres from the nursing slope, the Monte Bondone ski school, and shops (including ski hire shops). It is also in the vicinity of the main cable-car stations.</text:p>
            <text:p>Bed and breakfast available at attractive prices. Contact the hotel for more information.</text:p>
          </table:table-cell>
          <table:table-cell table:number-columns-repeated="2" office:value-type="float" office:value="0">
            <text:p>0</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1">
          <table:table-cell office:value-type="string">
            <text:p>dormire.403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nezia </text:p>
          </table:table-cell>
          <table:table-cell office:value-type="float" office:value="2">
            <text:p>2</text:p>
          </table:table-cell>
          <table:table-cell office:value-type="string">
            <text:p>Via Belenzani 70, 38122 Trento</text:p>
          </table:table-cell>
          <table:table-cell office:value-type="string">
            <text:p>Via Belenzani 70, 38122 Trient</text:p>
          </table:table-cell>
          <table:table-cell office:value-type="string">
            <text:p>Via Belenzani 70, 38122 Trento</text:p>
          </table:table-cell>
          <table:table-cell office:value-type="string">
            <text:p>http://www.hotelveneziatn.it</text:p>
          </table:table-cell>
          <table:table-cell office:value-type="string">
            <text:p>info@hotelveneziatn.it</text:p>
          </table:table-cell>
          <table:table-cell office:value-type="string">
            <text:p>0461 234559</text:p>
          </table:table-cell>
          <table:table-cell/>
          <table:table-cell office:value-type="string">
            <text:p>0461 234114</text:p>
          </table:table-cell>
          <table:table-cell office:value-type="string">
            <text:p>venezia.jpg</text:p>
          </table:table-cell>
          <table:table-cell office:value-type="string">
            <text:p>L`Hotel, a gestione tipicamente familiare, situato nel cuore del centro storico di Trento. Alcune stanze si affacciano sulla stupenda Piazza Duomo, altre su via Belenzani. </text:p>
          </table:table-cell>
          <table:table-cell office:value-type="string">
            <text:p>Das unter Familienleitung stehende Hotel liegt im Herzen des historischen Zentrums von Trient. Einige Zimmer blicken direkt auf den traumhaften Domplatz, andere auf Via Belenzani. </text:p>
          </table:table-cell>
          <table:table-cell office:value-type="string">
            <text:p>Hotel Venezia, a typical family-run hotel, is in the heart of the historic town centre of Trento. A few rooms look out onto the magnificent Piazza Duomo, others onto via Belenzani. </text:p>
          </table:table-cell>
          <table:table-cell office:value-type="float" office:value="0">
            <text:p>0</text:p>
          </table:table-cell>
          <table:table-cell office:value-type="float" office:value="205">
            <text:p>205</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3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alloncino Rosso</text:p>
          </table:table-cell>
          <table:table-cell office:value-type="float" office:value="1">
            <text:p>1</text:p>
          </table:table-cell>
          <table:table-cell office:value-type="string">
            <text:p>Strada di Vigolo Baselga 21, 38123 Baselga del Bondone - Trento </text:p>
          </table:table-cell>
          <table:table-cell office:value-type="string">
            <text:p>Strada per Vigolo Baselga 21, 38123 Baselga del Bondone, Trient </text:p>
          </table:table-cell>
          <table:table-cell office:value-type="string">
            <text:p>Strada di Vigolo Baselga 21, 38123 Baselga del Bondone - Trento </text:p>
          </table:table-cell>
          <table:table-cell table:number-columns-repeated="2"/>
          <table:table-cell office:value-type="string">
            <text:p>0461 866193</text:p>
          </table:table-cell>
          <table:table-cell table:number-columns-repeated="6"/>
          <table:table-cell table:number-columns-repeated="2" office:value-type="float" office:value="0">
            <text:p>0</text:p>
          </table:table-cell>
          <table:table-cell office:value-type="string">
            <text:p>46.08</text:p>
          </table:table-cell>
          <table:table-cell office:value-type="string">
            <text:p>11.03</text:p>
          </table:table-cell>
          <table:table-cell office:value-type="float" office:value="0">
            <text:p>0</text:p>
          </table:table-cell>
          <table:table-cell office:value-type="string">
            <text:p>15/11/2013 15:00 AM +0100</text:p>
          </table:table-cell>
        </table:table-row>
        <table:table-row table:style-name="ro1">
          <table:table-cell office:value-type="string">
            <text:p>dormire.403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rada Sport Garn├ì </text:p>
          </table:table-cell>
          <table:table-cell office:value-type="float" office:value="1">
            <text:p>1</text:p>
          </table:table-cell>
          <table:table-cell office:value-type="string">
            <text:p>Strada di Vason 87, Vason - 38123 Trento</text:p>
          </table:table-cell>
          <table:table-cell office:value-type="string">
            <text:p>Strada di Vason 87, Vason 38123, Trient</text:p>
          </table:table-cell>
          <table:table-cell office:value-type="string">
            <text:p>Strada di Vason 87, Vason 38123 - Trento</text:p>
          </table:table-cell>
          <table:table-cell office:value-type="string">
            <text:p>http://www.pradasport.tn.it</text:p>
          </table:table-cell>
          <table:table-cell office:value-type="string">
            <text:p>info@pradasport.tn.it</text:p>
          </table:table-cell>
          <table:table-cell office:value-type="string">
            <text:p>0461 948188</text:p>
          </table:table-cell>
          <table:table-cell/>
          <table:table-cell office:value-type="string">
            <text:p>0461 948188</text:p>
          </table:table-cell>
          <table:table-cell office:value-type="string">
            <text:p>prada.jpg</text:p>
          </table:table-cell>
          <table:table-cell office:value-type="string">
            <text:p>Prada Sport: residence-garnì che offre anche un bar e un negozio di articoli sportivi, in un ambiente caloroso e familiare incastonato in una splendida posizione al centro della frazione di Vason (minimarket a 50 m). Offre appartamenti monolocali a 4 o 5 posti letto di recente costruzione. La disposizione prevede un ingresso che funge da anti bagno, un bagno e un'ampia sala con cucina chiusa, fornita di tutto ci▓ che serve. Gli appartamenti, termo-autonomi, sono dotati di TV-color. Vi infine il parcheggio privato. </text:p>
          </table:table-cell>
          <table:table-cell office:value-type="string">
            <text:p>Prada Sport: dieses Appartementhotel-Garni, das auch eine Bar und ein Sportartikelgeschäft beinhaltet, bietet ein gemütliches und familiäres Ambiente. Die Anlage befindet sich in traumhafter Lage im Zentrum von Vason auf dem Monte Bondone (Minimarkt in 50 m Entfernung). Zur Verfügung der Gäste stehen erst kürzlich erbaute Einzimmer-Appartements mit 4 oder 5 Betten. Das Appartement (mit einem Eingang, der auch als Vorraum zum Bad dient) hat einen großen Wohnraum mit geschlossener und perfekt ausgestatteter Küche. Die Appartements mit autonomer Heizung verfügen über einen Farbfernseher. Außerdem steht ein privater Parkplatz zur Verfügung. </text:p>
          </table:table-cell>
          <table:table-cell office:value-type="string">
            <text:p>Prada sport: a residence-garni hotel that also has a bar and sports shop, in a friendly and warm atmosphere, nestled in a splendid position in the heart of the hamlet of Vason (mini-market 50 m away). It offers recently-built studio flats for 4 or 5 people. The apartments have an entrance that serves as a vestibule, a bathroom and a spacious room with a fully equipped cupboard-kitchenette. The apartments are equipped with independent heating and colour TV. There is also a private car park. </text:p>
          </table:table-cell>
          <table:table-cell office:value-type="float" office:value="0">
            <text:p>0</text:p>
          </table:table-cell>
          <table:table-cell office:value-type="float" office:value="220">
            <text:p>220</text:p>
          </table:table-cell>
          <table:table-cell office:value-type="string">
            <text:p>46.04</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3">
          <table:table-cell office:value-type="string">
            <text:p>dormire.4040</text:p>
          </table:table-cell>
          <table:table-cell office:value-type="string">
            <text:p>it</text:p>
          </table:table-cell>
          <table:table-cell office:value-type="string">
            <text:p>dormire</text:p>
          </table:table-cell>
          <table:table-cell office:value-type="string">
            <text:p>Ostello</text:p>
          </table:table-cell>
          <table:table-cell office:value-type="string">
            <text:p>Jugendherberge</text:p>
          </table:table-cell>
          <table:table-cell office:value-type="string">
            <text:p>Youth Hostel</text:p>
          </table:table-cell>
          <table:table-cell office:value-type="string">
            <text:p>Ostello Giovane Europa</text:p>
          </table:table-cell>
          <table:table-cell/>
          <table:table-cell office:value-type="string">
            <text:p>Via Torre Vanga, 9 - 38122 Trento </text:p>
          </table:table-cell>
          <table:table-cell office:value-type="string">
            <text:p>Via Torre Vanga 9, 38122 Trient </text:p>
          </table:table-cell>
          <table:table-cell office:value-type="string">
            <text:p>Via Torre Vanga, 9 - 38122 Trento </text:p>
          </table:table-cell>
          <table:table-cell office:value-type="string">
            <text:p>http://www.gayaproject.it</text:p>
          </table:table-cell>
          <table:table-cell office:value-type="string">
            <text:p>trento@gayaproject.it </text:p>
          </table:table-cell>
          <table:table-cell office:value-type="string">
            <text:p>0461 263484 </text:p>
          </table:table-cell>
          <table:table-cell/>
          <table:table-cell office:value-type="string">
            <text:p>0461 222517 </text:p>
          </table:table-cell>
          <table:table-cell office:value-type="string">
            <text:p>ostello.jpg</text:p>
          </table:table-cell>
          <table:table-cell office:value-type="string">
            <text:p>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 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Ostello certificato Ecolabel. Il 18 aprile 2013 il Comitato Eurolabel e Ecoaudit ha attribuito all'Ostello della Gioventù <text:s/>"Giovane Europa" <text:s/>il marchio di qualità Ecolabel nr. IT/025/373 che premia la struttura e la sua gestione per la sua particolare attenzione al territorio. Adottare nuove misure di risparmio energetico, idrico, ridurre i rifiuti, sensibilizzare, non solo il proprio personale ma anche i turisti e gli ospiti al rispetto dell'ambiente tramite piccoli gesti atti a salvaguardare la natura, sono alla base della politica ambientale adottata dal Comune di Trento in stretta collaborazione con il gestore per rafforzare l'immagine di Trento come città ospitale, accogliente e rispettosa dell'ambiente.</text:p>
          </table:table-cell>
          <table:table-cell office:value-type="string">
            <text:p>Die Jugendherberge Giovane Europa befindet sich in einem rundum renovierten Gebäude ganz in der Nähe des Bahnhofs und der Bushaltestelle. Seine Lage ist äußerst günstig: an den Toren der Altstadt und nur wenige Schritte vom bekannten Domplatz entfernt. <text:s/>Tridentum, altes Tor Europas und Vorposten der römischen Kulturen ist schon immer für die besondere Gastfreundschaft der hiesigen Bergbewohner bekannt, die auch diese Jugendherberge auszeichnet. <text:s text:c="2"/>Die Anlage vermittelt dem Gast eine heitere, ruhige Stimmung und erfüllt all die Anforderungen des modernen Reisenden. Die traditionelle Trentiner Gastfreundschaft gepaart mit allen erforderlichen Versorgungseinrichtungen garantiert, sofern möglich, einen noch schöneren Aufenthalt in Trient.</text:p>
          </table:table-cell>
          <table:table-cell office:value-type="string">
            <text:p>The youth hostel 'Giovane Europa' is in a completely renovated building close to the railway and bus stations. It is conveniently located just outside the old town and thus a stone's throw from its famous cathedral square. Tridentum, ancient door to Europe and outpost of Latin civilizations, has always been known for the genuine hospitality of its mountain people, and the youth hostel remains true to that spirit. It offers its guests a serene, tranquil atmosphere whilst catering to the needs of modern travellers. If at all possible, the combination of Trentino hospitality and the services available at the hostel will make your holiday in Trento even more enjoyable.</text:p>
            <text:p>Ecolabel. On 18 April 2013, the Eurolabel and Ecoaudit committee issued the youth hostel 'Giovane Europa' with a quality certificate, i.e. Ecolabel No. IT/025/373, in recognition of the special attention paid to the local environment not only during the designing of the building, but also while running the hostel. The adoption of new measures aimed at saving energy and water, at reducing waste, and at raising environmental awareness not only among the staff, but also among tourists and guests through small gestures that protect the environment forms the basis of the environmental policy adopted by the municipality of Trento in close collaboration with the management of the hostel with a view to reinforcing Trento's image as a hospitable, welcoming, and environment-friendly town.</text:p>
            <text:p/>
          </table:table-cell>
          <table:table-cell office:value-type="float" office:value="1">
            <text:p>1</text:p>
          </table:table-cell>
          <table:table-cell office:value-type="float" office:value="482">
            <text:p>482</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4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onte Alto </text:p>
          </table:table-cell>
          <table:table-cell/>
          <table:table-cell office:value-type="string">
            <text:p>Via alla Cascata 27, 38123 Povo - Trento </text:p>
          </table:table-cell>
          <table:table-cell office:value-type="string">
            <text:p>Via alla Cascata 27, 38123 Povo, Trient </text:p>
          </table:table-cell>
          <table:table-cell office:value-type="string">
            <text:p>Via alla Cascata 27, 38123 Povo - Trento </text:p>
          </table:table-cell>
          <table:table-cell office:value-type="string">
            <text:p>http://www.agriturpontealto.it</text:p>
          </table:table-cell>
          <table:table-cell office:value-type="string">
            <text:p>info@agriturpontealto.it</text:p>
          </table:table-cell>
          <table:table-cell office:value-type="string">
            <text:p>0461 810753 </text:p>
          </table:table-cell>
          <table:table-cell office:value-type="string">
            <text:p>347 1474234</text:p>
          </table:table-cell>
          <table:table-cell office:value-type="string">
            <text:p>0461 810753</text:p>
          </table:table-cell>
          <table:table-cell office:value-type="string">
            <text:p>ponte_alto.jpg</text:p>
          </table:table-cell>
          <table:table-cell office:value-type="string">
            <text:p>L'agriturismo Ponte Alto una nuova struttura che sorge sulla collina est di Trento, immerso nel verde di un vigneto, ha un ampio giardino e ogni camera elegantemente arredata con servizi privati, dispone di TV LCD e collegamento internet ADSL. Ogni stanza ha un ingresso indipendente. </text:p>
          </table:table-cell>
          <table:table-cell office:value-type="string">
            <text:p>Der Agritourismusbetrieb Ponte Alto ist ein neue, mitten in einem grünen Weinberg auf den östlichen Hügeln von Trient gelegene Unterkunft mit großem Garten und elegant eingerichteten Zimmern mit Bad, LCD-TV und ADSL-Internetanschluss. Jedes Zimmer hat einen separaten Zugang. </text:p>
          </table:table-cell>
          <table:table-cell office:value-type="string">
            <text:p>The farmhouse inn Ponte Alto is a new building that rises on the eastern hills above Trento. Surrounded by vineyards, it has a large garden and every room is elegantly furnished with en-suite bathroom, LCD TV and ADSL internet connection. Every room has its own independent entrance. </text:p>
          </table:table-cell>
          <table:table-cell office:value-type="float" office:value="0">
            <text:p>0</text:p>
          </table:table-cell>
          <table:table-cell office:value-type="float" office:value="153">
            <text:p>153</text:p>
          </table:table-cell>
          <table:table-cell office:value-type="string">
            <text:p>46.07</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4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rà sec </text:p>
          </table:table-cell>
          <table:table-cell/>
          <table:table-cell office:value-type="string">
            <text:p>Via di Malebis 1 a, 38123 Romagnano - Trento</text:p>
          </table:table-cell>
          <table:table-cell office:value-type="string">
            <text:p>Via di Malebis 1 a, 38123 Romagnano, Trient</text:p>
          </table:table-cell>
          <table:table-cell office:value-type="string">
            <text:p>Via di Malebis 1 a, 38123 Romagnano - Trento</text:p>
          </table:table-cell>
          <table:table-cell office:value-type="string">
            <text:p>http://www.agriturpra-sec.it</text:p>
          </table:table-cell>
          <table:table-cell office:value-type="string">
            <text:p>info@agriturpra-sec.it</text:p>
          </table:table-cell>
          <table:table-cell office:value-type="string">
            <text:p>0461 349204</text:p>
          </table:table-cell>
          <table:table-cell/>
          <table:table-cell office:value-type="string">
            <text:p>0461 349204</text:p>
          </table:table-cell>
          <table:table-cell office:value-type="string">
            <text:p>pra_sec.jpg</text:p>
          </table:table-cell>
          <table:table-cell office:value-type="string">
            <text:p>Alle porte della cittá di Trento, immerso nel verde dei frutteti e vigneti di proprietá della famiglia Baldo, un tipico maso trentino; l'atmosfera famigliare ed accogliente, le curatissime colazioni a base di prodotti di propria produzione, degustazione vini e prodotti aziendali. </text:p>
          </table:table-cell>
          <table:table-cell office:value-type="string">
            <text:p>An den Toren der Stadt Trient liegt, mitten im Grün der Obstbäume und Weinberge der Familie Baldo, ein typisches Trentiner Hof mit familiärer und herzlicher Atmosphäre. Hier wird der Gast mit einem besonders ausgesuchten Frühstück mit aus eigener Herstellung stammenden Produkten verwöhnt und hat die Möglichkeit, Weine und andere Produkte des Betriebs zu verkosten. </text:p>
          </table:table-cell>
          <table:table-cell office:value-type="string">
            <text:p>This is a typical Trentino farmstead, just outside the town of Trento, surrounded by lush vineyards and orchards owned by the Baldo family; it offers a friendly and warm atmosphere, breakfasts carefully prepared with the farm's own products, tastings of the farm's wine and products. </text:p>
          </table:table-cell>
          <table:table-cell office:value-type="float" office:value="0">
            <text:p>0</text:p>
          </table:table-cell>
          <table:table-cell office:value-type="float" office:value="240">
            <text:p>240</text:p>
          </table:table-cell>
          <table:table-cell office:value-type="string">
            <text:p>46.0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4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la Veduta </text:p>
          </table:table-cell>
          <table:table-cell/>
          <table:table-cell office:value-type="string">
            <text:p>Via alla Veduta 148, 38121 Trento </text:p>
          </table:table-cell>
          <table:table-cell office:value-type="string">
            <text:p>Via alla Veduta 148, 38121 Trient </text:p>
          </table:table-cell>
          <table:table-cell office:value-type="string">
            <text:p>Via alla Veduta 148, 38121 Trento </text:p>
          </table:table-cell>
          <table:table-cell office:value-type="string">
            <text:p>http://www.agriturallaveduta.it</text:p>
          </table:table-cell>
          <table:table-cell office:value-type="string">
            <text:p>info@agriturallaveduta.it</text:p>
          </table:table-cell>
          <table:table-cell office:value-type="string">
            <text:p>0461 871577</text:p>
          </table:table-cell>
          <table:table-cell/>
          <table:table-cell office:value-type="string">
            <text:p>0461 871824</text:p>
          </table:table-cell>
          <table:table-cell office:value-type="string">
            <text:p>veduta.jpg</text:p>
          </table:table-cell>
          <table:table-cell office:value-type="string">
            <text:p>Struttura di nuova realizzazione, situata sulla collina a Nord-Est di Trento, con vista sulla cittá. Facile raggiungere Trento sia con mezzi propri che pubblici, possibilitá di escursioni sul Monte Calisio e dintorni. Camere spaziose con proprio balcone, bagno con doccia, riscaldamento a pavimento, aria condizionata, tv-satellitare, frigo, cassaforte. Dotato inoltre di parcheggio privato coperto. </text:p>
          </table:table-cell>
          <table:table-cell office:value-type="string">
            <text:p>Neue, auf dem Nord-Ost-Hügel von Trient gelegene Unterkunft mit Blick auf die Stadt. Trient lässt sich von hier aus problemlos mit öffentlichen Verkehrsmitteln erreichen. Die Gäste haben die Möglichkeit, Ausflüge auf dem Monte Calisio und in der Umgebung durchzuführen. Großzügige Zimmer mit Balkon, Duschbad, Fußbodenheizung, Klimaanlage, Sat-TV, Kühlschrank und Tresor. Darüber hinaus steht den Gästen ein privater, überdachter Parkplatz zur Verfügung. </text:p>
          </table:table-cell>
          <table:table-cell office:value-type="string">
            <text:p>Recently built, this farmhouse inn is situated on the north-east hills above Trento with views over the town. It is easy to reach Trento, both with one's own car and with public transport. Excursions on Monte Calisio and in the surrounding area are possible. Spacious rooms with private balcony, bathroom with shower, floor-heating, air-conditioning, satellite TV, mini bar and safe. It also has a private indoor car park. </text:p>
          </table:table-cell>
          <table:table-cell office:value-type="float" office:value="0">
            <text:p>0</text:p>
          </table:table-cell>
          <table:table-cell office:value-type="float" office:value="240">
            <text:p>240</text:p>
          </table:table-cell>
          <table:table-cell office:value-type="string">
            <text:p>46.08</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44</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Casteller </text:p>
          </table:table-cell>
          <table:table-cell/>
          <table:table-cell office:value-type="string">
            <text:p>Loc. Casteller 38123 Trento </text:p>
          </table:table-cell>
          <table:table-cell office:value-type="string">
            <text:p>Loc. Casteller 38123, Trient </text:p>
          </table:table-cell>
          <table:table-cell office:value-type="string">
            <text:p>Loc. Casteller 38123 Trento </text:p>
          </table:table-cell>
          <table:table-cell office:value-type="string">
            <text:p>http://www.agriturcasteller.com</text:p>
          </table:table-cell>
          <table:table-cell office:value-type="string">
            <text:p>info@agriturcasteller.com</text:p>
          </table:table-cell>
          <table:table-cell office:value-type="string">
            <text:p>393 9985655 </text:p>
          </table:table-cell>
          <table:table-cell office:value-type="string">
            <text:p>338 2949007</text:p>
          </table:table-cell>
          <table:table-cell office:value-type="string">
            <text:p>0461 916188</text:p>
          </table:table-cell>
          <table:table-cell office:value-type="string">
            <text:p>casteller.jpg</text:p>
          </table:table-cell>
          <table:table-cell table:number-columns-repeated="3"/>
          <table:table-cell table:number-columns-repeated="2" office:value-type="float" office:value="0">
            <text:p>0</text:p>
          </table:table-cell>
          <table:table-cell office:value-type="string">
            <text:p>46.03</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45</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a Decima </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ext:s/>-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eine Besichtigung von Trient und der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office:value-type="float" office:value="0">
            <text:p>0</text:p>
          </table:table-cell>
          <table:table-cell office:value-type="float" office:value="240">
            <text:p>240</text:p>
          </table:table-cell>
          <table:table-cell office:value-type="float" office:value="46">
            <text:p>4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46</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ocanda dell'Arguta </text:p>
          </table:table-cell>
          <table:table-cell/>
          <table:table-cell office:value-type="string">
            <text:p>Via delle Ischie 37, 38123 Romagnano - Trento </text:p>
          </table:table-cell>
          <table:table-cell office:value-type="string">
            <text:p>Via delle Ischie 37, 38123 Romagnano, Trient </text:p>
          </table:table-cell>
          <table:table-cell office:value-type="string">
            <text:p>Via delle Ischie 37, 38123 Romagnano - Trento </text:p>
          </table:table-cell>
          <table:table-cell office:value-type="string">
            <text:p>http://www.locanda-arguta.it</text:p>
          </table:table-cell>
          <table:table-cell office:value-type="string">
            <text:p>info@locanda-arguta.it</text:p>
          </table:table-cell>
          <table:table-cell office:value-type="string">
            <text:p>0461 349147 </text:p>
          </table:table-cell>
          <table:table-cell office:value-type="string">
            <text:p>333 7614660</text:p>
          </table:table-cell>
          <table:table-cell office:value-type="string">
            <text:p>0461 349147</text:p>
          </table:table-cell>
          <table:table-cell office:value-type="string">
            <text:p>arguta.jpg</text:p>
          </table:table-cell>
          <table:table-cell office:value-type="string">
            <text:p>L'agriturismo "Locanda de l'Arguta" , di Sabrina e Alessandro, situato alle porte della cittá di Trento, immerso nei frutteti della Valle dell'Adige. La costruzione, di nuova concezione, in bioedilizia ed dotata di 7 stanze, tutte con bagno e ingrasso autonomo. Tutte le stanze si affacciano sull'ampio giardino, ottimo per rilassarsi e dotato di una vasta area giochi per grandi e piccini. Presente anche un'attrezzata area camper con tutte le necessitá per il comfort dell'agricamp. Possibile anche la degustazione su prenotazione di diversi prodotti tipici della zona, in primis l'Arguta, frutto dal gusto delicato che dá li nome all'agriturismo. </text:p>
          </table:table-cell>
          <table:table-cell office:value-type="string">
            <text:p>Der Agritourismusbetrieb Locanda dell'Arguta von Sabrina und Alessandro liegt am Stadtrand von Trient, inmitten der Obstplantagen des Etschtals. Der ökologisch gebaute Neubau verfügt über 7 Zimmer mit Bad und autonomem Eingang. Alle Zimmer blicken auf den großen, zur Entspannung einladenden Garten mit großem Spielbereich für Groß und Klein. Zur Anlage gehört außerdem ein Wohnmobilstellplatz mit jeglichem zum Agricamp gehörenden <text:s/>Komfort. Es besteht die Möglichkeit zur Verkostung verschiedener Produkte des Gebiets. Allem voran ist in diesem Zusammenhang die Arguta zu nennen, eine delikate Kiwi-ähnliche Frucht, nach der wir unseren Agritourismusbetrieb benannt haben. <text:s/></text:p>
          </table:table-cell>
          <table:table-cell office:value-type="string">
            <text:p>The Locanda dell'Arguta farmhouse inn, owned by Sabrina and Alessandro, is found on the outskirts of Trento, surrounded by the orchards of Valle dell'Adige. The house has been recently built according to organic building standards and has 7 rooms all with en-suite bathroom and independent entrance. All of the rooms look out onto the large garden that is perfect to wind down in and has a large play area for grown-ups and children alike. A fully-equipped camper area is also present with all the necessary "agri-camp" conveniences. Tastings can be booked to discover the local produce and specialities: first and foremost the Arguta, a Kiwi variety with a delicate taste after which the farmhouse inn is named. </text:p>
          </table:table-cell>
          <table:table-cell office:value-type="float" office:value="0">
            <text:p>0</text:p>
          </table:table-cell>
          <table:table-cell office:value-type="float" office:value="240">
            <text:p>240</text:p>
          </table:table-cell>
          <table:table-cell office:value-type="string">
            <text:p>46.0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2">
          <table:table-cell office:value-type="string">
            <text:p>dormire.4047</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lga Candriai </text:p>
          </table:table-cell>
          <table:table-cell/>
          <table:table-cell office:value-type="string">
            <text:p>Strada di Candriai 2, 38123 Trento </text:p>
          </table:table-cell>
          <table:table-cell office:value-type="string">
            <text:p>Strada di Candriai 2, 38123, Trient </text:p>
          </table:table-cell>
          <table:table-cell office:value-type="string">
            <text:p>Strada di Candriai 2, 38123 Trento </text:p>
          </table:table-cell>
          <table:table-cell/>
          <table:table-cell office:value-type="string">
            <text:p>malgacandriai@gmail.com</text:p>
          </table:table-cell>
          <table:table-cell office:value-type="string">
            <text:p>0461 947526</text:p>
          </table:table-cell>
          <table:table-cell office:value-type="string">
            <text:p>348 0451908</text:p>
          </table:table-cell>
          <table:table-cell office:value-type="string">
            <text:p>0461 947526</text:p>
          </table:table-cell>
          <table:table-cell office:value-type="string">
            <text:p>malga candriai.jpg</text:p>
          </table:table-cell>
          <table:table-cell office:value-type="string">
            <text:p>Adagiata in una conca erbosa, Malga Candriai, ristrutturata di recente, si affaccia sulla Valle dell'Adige e sulle Dolomiti di Brenta, unendo una.location affascinante alla famigliare ospitalità trentina. La collocazione geografica particolarmente favorevole vi permetterà di immergervi nell'ambiente Alpino in assoluto relax o di praticare attività all'aria aperta (trekking, mtb, parapendio, sci da discesa, fondo, scialpinismo, ÔÇĞ). La sua centralità rispetto al territorio del Trentino, vi consentirà collegamenti veloci con le altre località turistiche, alla scoperta di laghi alpini e parchi naturali , castelli e borghi medievali. La gestione ventennale della famiglia Benini unisce agriturismo, ristorazione ed ospitalità, offrendo piatti tipici e genuini, stanze comode con attrezzatura domotica e fattoria didattica su richiesta.</text:p>
          </table:table-cell>
          <table:table-cell office:value-type="string">
            <text:p>Die kürzlich sanierte Malga Candriai liegt in einer grünen Mulde mit Blick auf das Val d'Adige und die Brenta-Dolomiten. Hier kann man in einer grandiosen Lage typische Trentiner Gastfreundschaft genießen. Diese Lage ist außerdem besonders günstig, da sie es ermöglicht, sich in einer Alpinen Umgebung zu entspannen oder Aktivitäten im Freien (Wandern, Mountainbiken, Paragliding, Ski alpin, Langlaufen, Skibergsteigen, …) zu unternehmen. Schließlich ist die Lage auch zentral. Sie können also schnell andere Sehenswürdigkeiten des Trentino erreichen und z. B. Bergseen, Naturparks, Schlösser und mittelalterliche Dörfer entdecken. Die Malga wird seit 20 Jahren von der Familie Benini geführt. Sie bietet einen Mix aus Agrotourismus, Speisen und Gastfreundschaft (d. h. reinen örtlichen Spezialitäten und komfortablen Zimmern mit Hightech-Ausstattung), sowie Schulbauernhof auf Anfrage.</text:p>
            <text:p/>
          </table:table-cell>
          <table:table-cell office:value-type="string">
            <text:p>The recently renovated Malga Candriai lies in a green basin with a view of the Val d'Adige and Brenta Dolomites. To its breathtaking location, it adds typical Trentino hospitality. The spot is conducive to complete relaxation and enjoyment of an Alpine environment as well as to the practice of outdoor activities (hiking, mountain biking, paragliding, Alpine skiing, cross-country skiing, ski mountaineering, …). On the other hand, its central location within Trentino also means you can quickly reach other local tourist spots where you can discover Alpine lakes, nature parks, castles, and medieval villages. The Malga has been run for 20 years by the Benini family. Its mixed offer includes <text:s/>farmhouse inn, food and hospitality (i.e. unadulterated local specialities and comfortable rooms with high-tech equipment), and educational farmhouse upon request.</text:p>
            <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08</text:p>
          </table:table-cell>
          <table:table-cell office:value-type="float" office:value="1">
            <text:p>1</text:p>
          </table:table-cell>
          <table:table-cell office:value-type="string">
            <text:p>15/11/2013 15:00 AM +0100</text:p>
          </table:table-cell>
        </table:table-row>
        <table:table-row table:style-name="ro2">
          <table:table-cell office:value-type="string">
            <text:p>dormire.4048</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Bergamini </text:p>
          </table:table-cell>
          <table:table-cell/>
          <table:table-cell office:value-type="string">
            <text:p>Loc. Bergamini 38121 Cognola - Trento</text:p>
          </table:table-cell>
          <table:table-cell office:value-type="string">
            <text:p>Loc. Bergamini 38121 Cognola, Trient</text:p>
          </table:table-cell>
          <table:table-cell office:value-type="string">
            <text:p>Loc. Bergamini 38121 Cognola - Trento</text:p>
          </table:table-cell>
          <table:table-cell office:value-type="string">
            <text:p>http://www.masobergamini.com</text:p>
          </table:table-cell>
          <table:table-cell office:value-type="string">
            <text:p>masobergamini@tin.it</text:p>
          </table:table-cell>
          <table:table-cell office:value-type="string">
            <text:p>0461 983079</text:p>
          </table:table-cell>
          <table:table-cell/>
          <table:table-cell office:value-type="string">
            <text:p>0461 983079</text:p>
          </table:table-cell>
          <table:table-cell office:value-type="string">
            <text:p>maso_bergamini.jpg</text:p>
          </table:table-cell>
          <table:table-cell office:value-type="string">
            <text:p>Accogliamo previa prenotazione gruppi di persone offrendo, nell'ampia sala del Maso seicentesco, la possibilità di effettuare degustazioni guidate, pranzi cene e cerimonie accompagnate da sfiziosi assaggi di prodotti locali sapientemente elaborati ed abbinati ad ogni singolo vino. Offriamo inoltre la disponibilità di alloggio in confortevoli mini-appartamenti.</text:p>
          </table:table-cell>
          <table:table-cell office:value-type="string">
            <text:p>Gruppenreservierungen willkommen! Im geräumigen Saal unseres Maso (Bauernhofs) aus dem 17. Jh. finden geführte Degustationen, mittägliche und abendliche Diners statt sowie Feiern mit Gourmetverkostungen kunstvoll vorbereiteter örtlicher Spezialitäten und des jeweils dazu passenden Weins. Wir bieten auch die Möglichkeit zur Übernachtung in komfortablen Mini-Appartements.</text:p>
            <text:p/>
          </table:table-cell>
          <table:table-cell office:value-type="string">
            <text:p>We welcome group bookings. The spacious room of our 17th-century Maso (farmhouse) is available for guided tastings, formal lunches, dinners, and celebrations featuring gourmet degustations of various types of skilfully prepared local produce each accompanied by the right variety of wine. Also available: accommodation in comfortable mini-apartments.</text:p>
          </table:table-cell>
          <table:table-cell table:number-columns-repeated="2" office:value-type="float" office:value="0">
            <text:p>0</text:p>
          </table:table-cell>
          <table:table-cell office:value-type="string">
            <text:p>46.08</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2">
          <table:table-cell office:value-type="string">
            <text:p>dormire.4049</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Villa Warth </text:p>
          </table:table-cell>
          <table:table-cell/>
          <table:table-cell office:value-type="string">
            <text:p>Via Castel di Gardolo 5, 38121 Meano - Trento </text:p>
          </table:table-cell>
          <table:table-cell office:value-type="string">
            <text:p>Via Castel di Gardolo 5, 38121 Meano, Trient </text:p>
          </table:table-cell>
          <table:table-cell office:value-type="string">
            <text:p>Via Castel di Gardolo 5, 38121 Meano - Trento </text:p>
          </table:table-cell>
          <table:table-cell office:value-type="string">
            <text:p>http://www.cantinemoser.com</text:p>
          </table:table-cell>
          <table:table-cell office:value-type="string">
            <text:p>info@cantinemoser.com</text:p>
          </table:table-cell>
          <table:table-cell office:value-type="string">
            <text:p>0461 990786</text:p>
          </table:table-cell>
          <table:table-cell/>
          <table:table-cell office:value-type="string">
            <text:p>0461 950551</text:p>
          </table:table-cell>
          <table:table-cell office:value-type="string">
            <text:p>maso villa warth.jpg</text:p>
          </table:table-cell>
          <table:table-cell office:value-type="string">
            <text:p>L'agriturismo ha sede in un piccolo borgo recentemente ristrutturato all'interno dell'azienda agricola Francesco Moser che comprende anche la cantina vinicola. Situato a 5 minuti dalla città di Trento, sopra una terrazza naturale che gode di uno straordinario belvedere sulla Val d'Adige. La gestione famigliare permette di trascorrere... momenti di vera pace in un oasi di serenità e armonia.</text:p>
          </table:table-cell>
          <table:table-cell office:value-type="string">
            <text:p>Der Agrotourismus-Betrieb ist Teil des landwirtschaftlichen Betriebs Francesco Moser (zu dem auch eine Weinkellerei gehört) und liegt in einem neulich sanierten Weiler 5 Fahrminuten von Trient entfernt. Von der natürlichen Terrasse, auf der sich das Unternehmen befindet, genießt man eine spektakuläre Sicht auf das Val d'Adige. Die Tatsache, dass es sich um einen familiengeführten Betrieb handelt, trägt dazu bei, dass man hier Augenblicke echten Friedens in einer Oase von Gelassenheit und Harmonie erleben kann.</text:p>
            <text:p/>
          </table:table-cell>
          <table:table-cell office:value-type="string">
            <text:p>The farmhouse inn is part of the Francesco Moser farm (which also includes a winery) and is in a recently restored hamlet which is just a 5 minutes' drive from Trento. From the natural terrace on which it stands, one enjoys a spectacular view of the Val d'Adige. The atmosphere of this family-run business is conducive to the experience of utter peace in an oasis of serenity and harmony.</text:p>
          </table:table-cell>
          <table:table-cell table:number-columns-repeated="2" office:value-type="float" office:value="0">
            <text:p>0</text:p>
          </table:table-cell>
          <table:table-cell office:value-type="string">
            <text:p>46.1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50</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Val d'Adige</text:p>
          </table:table-cell>
          <table:table-cell/>
          <table:table-cell office:value-type="string">
            <text:p>Loc. Roncafort 78, 38121 Trento</text:p>
          </table:table-cell>
          <table:table-cell office:value-type="string">
            <text:p>Loc. Roncafort 78, 38121 Trient</text:p>
          </table:table-cell>
          <table:table-cell office:value-type="string">
            <text:p>Loc. Roncafort 78, 38121 Trento</text:p>
          </table:table-cell>
          <table:table-cell office:value-type="string">
            <text:p>http://www.agriturvaladige.it</text:p>
          </table:table-cell>
          <table:table-cell office:value-type="string">
            <text:p>info@agriturvaladige.it</text:p>
          </table:table-cell>
          <table:table-cell office:value-type="string">
            <text:p>0461 955008 </text:p>
          </table:table-cell>
          <table:table-cell office:value-type="string">
            <text:p>349 5530601</text:p>
          </table:table-cell>
          <table:table-cell office:value-type="string">
            <text:p>0461 955008</text:p>
          </table:table-cell>
          <table:table-cell office:value-type="string">
            <text:p>valadige.jpg</text:p>
          </table:table-cell>
          <table:table-cell office:value-type="string">
            <text:p>Nuova struttura inserita nei frutteti a due passi dalla pista ciclabile che lambisce il fiume Adige. Si trova nella prima periferia a nord della cittá di Trento a Roncafort, a soli tre km. dal centro storico della cittá. La gestione familiare offre abbondanti colazioni con prodotti locali e di propria produzione. Camere spaziose con riscaldamento a pavimento e climatizzate. </text:p>
          </table:table-cell>
          <table:table-cell office:value-type="string">
            <text:p>In den Obstgärten gelegener neuer Agritourismusbetrieb in geringer Entfernung zur an der Etsch entlang führenden Fahrradpiste. Diese Unterkunft liegt am nördlichen Stadtrand von Trient in Roncafort, in nur drei Kilometer Entfernung zur Altstadt. Die familiäre Leitung bietet ein reichhaltiges Frühstück mit lokalen und aus eigener Herstellung stammenden Produkten. Großzügige Zimmer mit Fußbodenheizung und Klimaanlage. </text:p>
          </table:table-cell>
          <table:table-cell office:value-type="string">
            <text:p>A new facility surrounded by orchards, a short walk from the cycle path longing the River Adige. The farmhouse inn is found in the northern outskirts of Trento, in Roncafort, only three kilometres from the historic town centre. It is family-run and offers hearty breakfasts with local produce as well as the farm's own products. Spacious rooms with floor-heating and air-conditioning. </text:p>
          </table:table-cell>
          <table:table-cell office:value-type="float" office:value="0">
            <text:p>0</text:p>
          </table:table-cell>
          <table:table-cell office:value-type="float" office:value="240">
            <text:p>240</text:p>
          </table:table-cell>
          <table:table-cell office:value-type="string">
            <text:p>46.1</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5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 Vigneto </text:p>
          </table:table-cell>
          <table:table-cell/>
          <table:table-cell office:value-type="string">
            <text:p>Loc. Maderno 16, 38123 Trento </text:p>
          </table:table-cell>
          <table:table-cell office:value-type="string">
            <text:p>Loc. Maderno 16, 38123 Trient </text:p>
          </table:table-cell>
          <table:table-cell office:value-type="string">
            <text:p>Loc. Maderno 16, 38123 Trento </text:p>
          </table:table-cell>
          <table:table-cell office:value-type="string">
            <text:p>http://www.agrituralvigneto.it</text:p>
          </table:table-cell>
          <table:table-cell office:value-type="string">
            <text:p>info@agrituralvigneto.it</text:p>
          </table:table-cell>
          <table:table-cell office:value-type="string">
            <text:p>0461 822322</text:p>
          </table:table-cell>
          <table:table-cell table:number-columns-repeated="2"/>
          <table:table-cell office:value-type="string">
            <text:p>agritur_al_vigneto.jpg</text:p>
          </table:table-cell>
          <table:table-cell office:value-type="string">
            <text:p>L'agritur, posizionato al centro di un appezzamento coltivato a vigneto, offre ai suoi ospiti tre camere doppie e tre suites per un magnifico soggiorno immerso nella natura ma a due passi dalla città. Infatti, come potrete scoprire nella sezione "dove siamo", l'agritur dista solamente 700 metri dal centro abitato di Martignano e dal servizio di trasporto pubblico, e a 2 chilometri dal centro di Trento; ma dall'agritur tutto questo non è visibile, infatti è protetto da una piccola collina che la separa di fatto dalla frenesia della città, si vede solo il vigneto e le montagne vicine e lontane</text:p>
          </table:table-cell>
          <table:table-cell/>
          <table:table-cell office:value-type="string">
            <text:p>The farmhouse inn is surrounded by a vineyard and has three twin-bed rooms as well as three suites that are all ideal for spending a splendid holiday right in the countryside, though only a stone's throw from the nearest town. Indeed, as you will find out by clicking 'How to get here', the village of Martignano with its public transport services is just 700 m away while the centre of Trento is itself a mere 2 km away. You can't see any of this from our farmyard inn though, because it is hidden behind a small hill that insulates it from the hustle and bustle of the town. From our farmyard inn, all you'll see is the vineyard itself as well as nearby and distant mountains.</text:p>
          </table:table-cell>
          <table:table-cell table:number-columns-repeated="2" office:value-type="float" office:value="0">
            <text:p>0</text:p>
          </table:table-cell>
          <table:table-cell office:value-type="string">
            <text:p>46.09</text:p>
          </table:table-cell>
          <table:table-cell office:value-type="string">
            <text:p>11.14</text:p>
          </table:table-cell>
          <table:table-cell office:value-type="float" office:value="0">
            <text:p>0</text:p>
          </table:table-cell>
          <table:table-cell office:value-type="string">
            <text:p>15/11/2013 15:00 AM +0100</text:p>
          </table:table-cell>
        </table:table-row>
        <table:table-row table:style-name="ro2">
          <table:table-cell office:value-type="string">
            <text:p>dormire.405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e Giare</text:p>
          </table:table-cell>
          <table:table-cell/>
          <table:table-cell office:value-type="string">
            <text:p>Via Fersina 30, 38123 Trento </text:p>
          </table:table-cell>
          <table:table-cell office:value-type="string">
            <text:p>Via Fersina 30, 38123 Trient </text:p>
          </table:table-cell>
          <table:table-cell office:value-type="string">
            <text:p>Via Fersina 30, 38123 Trento </text:p>
          </table:table-cell>
          <table:table-cell office:value-type="string">
            <text:p>http://www.agriturlegiare.it</text:p>
          </table:table-cell>
          <table:table-cell office:value-type="string">
            <text:p>info@agriturlegiare.it</text:p>
          </table:table-cell>
          <table:table-cell office:value-type="string">
            <text:p>0461 917107</text:p>
          </table:table-cell>
          <table:table-cell table:number-columns-repeated="2"/>
          <table:table-cell office:value-type="string">
            <text:p>le giare.jpg</text:p>
          </table:table-cell>
          <table:table-cell office:value-type="string">
            <text:p>Poco distante dal centro storico della città di Trento sorge l'Agritur "Le Giare". Completamente immerso nel verde, circondato da meleti che rispecchiano la natura della Regione, "Le Giare" offre tre confortevoli e spaziose stanze dotate ciascuna di servizi privati, televisione e accesso Internet. Inoltre questa struttura rappresenta un rifugio ideale: calda e accogliente d'inverno essendo di nuova concezione, fresca e salubre d'estate, dov'├¿ possibile rifuggire il caldo quotidiano grazie al giardino esterno, diviso per ognuna delle tre stanze. Ci├▓ che rende speciale svegliarsi a "Le Giare" è la prelibata colazione offerta dai proprietari della struttura, capaci di farvi sentire a vostro agio, proprio come se foste a casa vostra</text:p>
          </table:table-cell>
          <table:table-cell office:value-type="string">
            <text:p>Obwohl unweit der Trienter Altstadt gelegen, ist der Agrotourismus-Betrieb „Le Giare“ völlig von einer grünen Landschaft (u. a. Apfelbäumen) umgeben, die jene des Trentino widerspiegelt. „Le Giare“ verfügt über drei komfortable und geräumige Zimmer. Jedes ist mit eigenem Bad, Fernseher und Internet-Anschluss ausgestattet. Das neulich errichtete Agrotourismus-Gebäude weist den zusätzlichen Vorteil auf, besten Wetterschutz zu bieten: Wärme und Behaglichkeit im Winter, kühle und gesunde Luft im Sommer. Jedes Zimmer hat außerdem Zugang zum eigenen Teil des Gartens, wo Gäste Zuflucht vor der Sonnenhitze finden können. Das Aufwachen in „Le Giare“ hat etwas Besonderes an sich dank des köstlichen Frühstücks, das dort von den Gastgebern aufgetischt wird. Sie wissen, wie man den Gästen die Befangenheit nimmt, damit sie sich genau wie zu Hause fühlen.</text:p>
            <text:p/>
          </table:table-cell>
          <table:table-cell office:value-type="string">
            <text:p>Though only a short distance away from the centre of Trento, the farmhouse inn 'Le Giare' is completely surrounded by greenery (including apple trees) that is representative of Trentino's typical landscape. 'Le Giare' has three comfortable and spacious rooms. Each of them comes complete with a private bathroom, a TV, and Internet access. The recently built inn has the added advantage of offering ideal shelter from the weather: it is warm and cosy in winter, cool and healthy in summer. Each of the three rooms has access to its own section of private garden where guests can take refuge from the heat of the sun. Waking up at 'Le Giare' is a special experience thanks to the delicious breakfast offered by the owners. They know how to put guests at ease and make them feel at home.</text:p>
            <text:p/>
          </table:table-cell>
          <table:table-cell table:number-columns-repeated="2" office:value-type="float" office:value="0">
            <text:p>0</text:p>
          </table:table-cell>
          <table:table-cell office:value-type="string">
            <text:p>46.04</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5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Wallenburg </text:p>
          </table:table-cell>
          <table:table-cell/>
          <table:table-cell office:value-type="string">
            <text:p>Via Bassano 3, 38121 Martignano - Trento </text:p>
          </table:table-cell>
          <table:table-cell office:value-type="string">
            <text:p>Via Bassano 3, 38121 Martignano, Trient </text:p>
          </table:table-cell>
          <table:table-cell office:value-type="string">
            <text:p>Via Bassano 3, 38121 Martignano - Trento </text:p>
          </table:table-cell>
          <table:table-cell office:value-type="string">
            <text:p>http://www.masowallenburg.it</text:p>
          </table:table-cell>
          <table:table-cell office:value-type="string">
            <text:p>info@masowallenburg.it</text:p>
          </table:table-cell>
          <table:table-cell office:value-type="string">
            <text:p>0461 821513</text:p>
          </table:table-cell>
          <table:table-cell/>
          <table:table-cell office:value-type="string">
            <text:p>0461 821513</text:p>
          </table:table-cell>
          <table:table-cell office:value-type="string">
            <text:p>maso wallenburg.jpg</text:p>
          </table:table-cell>
          <table:table-cell office:value-type="string">
            <text:p>Il Maso Wallenburg, felice esempio di architettura rurale trentina del settecento, mette a disposizione accoglienti camere arredate in stile, tutte con bagno privato, tv, connessione a internet, aria condizionata ed insonorizzate. E' circondato da un ampio e bellissimo vigneto in posizione panoramica alle pendici del monte Calisio ed e' in grado di fornire un soggiorno piacevole e rilassante a due passi dalla citta' di Trento, citta' del Concilio e dalle spesso inaspettate risorse artistiche, culturali, gastronomiche e molto altro. Ideale per escursioni in montagna (Dolomiti, Lagorai, gruppo del Brenta, ecc.), o agli innumerevoli laghi ed alle più <text:s/>rinomate località sciistiche del Trentino. A due km. dal centro storico è ottima base per visitare gli oramai famosissimi mercatini di Natale di Trento, Levico Terme e Bolzano</text:p>
          </table:table-cell>
          <table:table-cell office:value-type="string">
            <text:p>Maso Wallenburg, ein schönes Beispiel Trentiner ländlicher Architektur aus dem 17. Jh., verfügt über gemütliche, stilvoll eingerichtete Zimmer, die alle mit eigenem Bad, Fernseher, Internet-Anschluss, Klimaanlage und Lärmschutz ausgestattet sind. Das panoramisch gelegene Gebäude ist von einem großen, sehr schönen Weingarten am Monte Calisio umgeben. Hier kann man einen angenehmen und entspannenden Aufenthalt nur einen Katzensprung von Trient entfernt genießen. Für Besucher hat diese Stadt, die als Sitz eines Konzils bekannt ist, oft künstlerische, kulturelle, gastronomische und andere willkommene Überraschungen auf Lager. Maso Wallenburg ist auch ein idealer Startpunkt für Ausflüge in die Berge (Dolomiten, Brenta-Dolomiten, Lagorai, usw.), zu einem der unzähligen Seen Trentinos oder zu einem seiner berühmtesten Skigebiete. Die Nähe zur Trienter Altstadt (2 km) ist auch praktisch, wenn man die berühmten Weihnachtsmärkte von Trient, Levico Terme und Bozen/Bolzano besuchen möchte.</text:p>
            <text:p/>
          </table:table-cell>
          <table:table-cell office:value-type="string">
            <text:p>Maso Wallenburg, a nice example of 17th-century Trentino rural architecture, has cosy, stylish rooms that all come with private bathroom, TV, Internet access, air-conditioning and noise insulation. It is surrounded by a large, beautiful vineyard which occupies a panoramic location on the slopes of Monte Calisio. A perfect place for a pleasant and relaxing stay just a stone's throw from Trento, a town which once played host to the Council of Trent and which nowadays often turns out to have artistic, cultural, gastronomic and other pleasant surprises in store. The Maso is also an ideal starting point for trips to the <text:s/>mountains (Dolomites, Brenta Dolomites, Lagorai, etc.), to one of Trentino's countless lakes, or to one of its most famous ski resorts. With the old town of Trento just 2 km away, it is also ideally located for visits to the famous Christmas markets of Trento, Levico Terme, and Bolzano/Bozen.</text:p>
            <text:p/>
          </table:table-cell>
          <table:table-cell table:number-columns-repeated="2" office:value-type="float" office:value="0">
            <text:p>0</text:p>
          </table:table-cell>
          <table:table-cell office:value-type="string">
            <text:p>46.09</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5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text:p>
          </table:table-cell>
          <table:table-cell/>
          <table:table-cell office:value-type="string">
            <text:p>Via Mazzini 4, 38122 Trento</text:p>
          </table:table-cell>
          <table:table-cell office:value-type="string">
            <text:p>Via Mazzini 4, 38122 Trient</text:p>
          </table:table-cell>
          <table:table-cell office:value-type="string">
            <text:p>Via Mazzini 4, 38122 Trento</text:p>
          </table:table-cell>
          <table:table-cell office:value-type="string">
            <text:p>http://www.bbada.it</text:p>
          </table:table-cell>
          <table:table-cell office:value-type="string">
            <text:p>info@bbada.it</text:p>
          </table:table-cell>
          <table:table-cell office:value-type="string">
            <text:p>335 6058815</text:p>
          </table:table-cell>
          <table:table-cell office:value-type="string">
            <text:p>335 6173399</text:p>
          </table:table-cell>
          <table:table-cell/>
          <table:table-cell office:value-type="string">
            <text:p>ada.jpg</text:p>
          </table:table-cell>
          <table:table-cell office:value-type="string">
            <text:p>La magica atmosfera del centro storico di Trento, la vitalitá delle vie commerciali, la mondanitá serale, l'ambiente semplice ma curato, la simpatia della famiglia caratterizzano questa splendida opportunitá di soggiorno in Trentino. Vienici a trovare, saremo felici di ospitarti. </text:p>
          </table:table-cell>
          <table:table-cell office:value-type="string">
            <text:p>Die magische Stimmung der historischen Altstadt von Trient, die Lebendigkeit der Einkaufsstraßen, das mondäne Nachtleben, das einfache, aber gepflegte Ambiente und die Sympathie der Familie zeichnen diese traumhafte Übernachtungsmöglichkeit in Trient aus. Besuchen Sie uns, wir freuen uns auf Sie! </text:p>
          </table:table-cell>
          <table:table-cell office:value-type="string">
            <text:p>The magical atmosphere of the town centre of Trento, the liveliness of the shopping streets, the eventful evening social life, a simple yet stylish ambience, the friendliness of the family characterise this splendid accommodation option in Trentino. Come and stay with us, we will be glad to welcome you. </text:p>
          </table:table-cell>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2">
          <table:table-cell office:value-type="string">
            <text:p>dormire.405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i Tre Portoni </text:p>
          </table:table-cell>
          <table:table-cell/>
          <table:table-cell office:value-type="string">
            <text:p>Vicolo Madruzzo 8, 38122 Trento </text:p>
          </table:table-cell>
          <table:table-cell office:value-type="string">
            <text:p>Vicolo Madruzzo 8, 38122 Trient </text:p>
          </table:table-cell>
          <table:table-cell office:value-type="string">
            <text:p>Vicolo Madruzzo 8, 38122 Trento </text:p>
          </table:table-cell>
          <table:table-cell office:value-type="string">
            <text:p>http://www.aitreportoni.com</text:p>
          </table:table-cell>
          <table:table-cell office:value-type="string">
            <text:p>ristopat@tiscali.it</text:p>
          </table:table-cell>
          <table:table-cell office:value-type="string">
            <text:p>348 7481804</text:p>
          </table:table-cell>
          <table:table-cell office:value-type="string">
            <text:p>349 4053481</text:p>
          </table:table-cell>
          <table:table-cell/>
          <table:table-cell office:value-type="string">
            <text:p>aitreportoni.jpg</text:p>
          </table:table-cell>
          <table:table-cell office:value-type="string">
            <text:p>La famiglia Patelli vi da il benvenuto al B&amp;B "Ai tre portoni" dove l'accoglienza e la cordialità sono di casa! Situato nel cuore di Trento "Ai tre portoni" si trova a due passi dalla suggestiva Piazza Fiera, dove si svolgono i mercatini natalizi, dal medievale Duomo e dal maestoso Castello del Buonconsiglio e le sue mostre. Innamorarsi di "casa nostra" è semplice grazie alla cura delle stanze, all'ospitalità e alle attenzioni riservate a tutti i nostri ospiti!</text:p>
          </table:table-cell>
          <table:table-cell office:value-type="string">
            <text:p>Familie Patelli heißt Sie willkommen in ihrer Frühstückspension „Ai tre portoni“, wo Gastlichkeit und Herzlichkeit selbstverständlich sind! „Ai tre portoni“ befindet sich im Herzen Trients und also nur einen Katzensprung von Piazza Fiera (dem malerischen Platz, auf dem die Christkindlmärkte stattfinden), dem mittelalterlichen Dom sowie dem stattlichen Schloss Buonconsiglio mit seinen Ausstellungen. Dank der gepflegten Zimmer, der Gastfreundschaft und der Aufmerksamkeit, mit der alle Gäste umgeben werden, fällt es ihnen leicht, sich in unser Haus zu verlieben!</text:p>
            <text:p/>
          </table:table-cell>
          <table:table-cell office:value-type="string">
            <text:p>The Patelli family welcomes you to its B&amp;B 'Ai tre portoni' where hospitality and cordiality are a matter of course! 'Ai tre portoni' is situated in the heart of Trento, a stone's throw from the picturesque Piazza Fiera (the square where the Christmas markets are held), the medieval cathedral, and the stately Buonconsiglio Castle (where exhibitions are held). Falling in love with 'our house' is easy thanks to the neatness of its rooms and thanks to the hospitality and attentions we offer to all our guests!</text:p>
          </table:table-cell>
          <table:table-cell table:number-columns-repeated="2" office:value-type="float" office:value="0">
            <text:p>0</text:p>
          </table:table-cell>
          <table:table-cell office:value-type="string">
            <text:p>46.06</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5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 Parco di Melta </text:p>
          </table:table-cell>
          <table:table-cell/>
          <table:table-cell office:value-type="string">
            <text:p>Via G.B. Fattori 16, 38121 Trento </text:p>
          </table:table-cell>
          <table:table-cell office:value-type="string">
            <text:p>Via G.B. Fattori 16, 38121 Trient </text:p>
          </table:table-cell>
          <table:table-cell office:value-type="string">
            <text:p>Via G.B. Fattori 16, 38121 Trento </text:p>
          </table:table-cell>
          <table:table-cell office:value-type="string">
            <text:p>http://www.bb-alparcodimelta.it</text:p>
          </table:table-cell>
          <table:table-cell office:value-type="string">
            <text:p>info@bb-alparcodimelta.it</text:p>
          </table:table-cell>
          <table:table-cell office:value-type="string">
            <text:p>0461 992540</text:p>
          </table:table-cell>
          <table:table-cell office:value-type="string">
            <text:p>335 5316388</text:p>
          </table:table-cell>
          <table:table-cell office:value-type="string">
            <text:p>0461 992540</text:p>
          </table:table-cell>
          <table:table-cell office:value-type="string">
            <text:p>al parco di melta.jpg</text:p>
          </table:table-cell>
          <table:table-cell table:number-columns-repeated="2"/>
          <table:table-cell office:value-type="string">
            <text:p>This cosy bed and breakfast is ideal for those who want to visit the city of Trento and enjoy a wonderful holiday in Trentino. <text:s/>"Al Parco di Melta" B&amp;B is located in a quiet, green area north of Trento, a stone’s throw away from Melta’s park and the sports centre in Gardolo. From "Al Parco di Melta” it’s easy to visit downtown Trento or to explore Trentino’s most beautiful artistic attractions, historic sites and other tourist spots. <text:s/>Downtown Trento can be easily reached: - by bike (through the famous cycle track of “Valle dell’Adige”), - by bus: no. 7 (Stop: Melta Centro) - or by car. <text:s/>B&amp;B "Al Parco di Melta" is especially recommended for cyclists due to its vicinity to the cycle track of “Valle dell’Adige” <text:s/>B&amp;B “Al Parco di Melta” is located north of Trento in via G.B. Fattori n°16. It can be easily reached by car taking the exit Trento Centro from Autostrada A22. Then follow the signs to Gardolo. <text:s/>B&amp;B “Al Parco di Melta” offers a comfortable double room and a twin room with the possibility to add a third bed. The total capacity is therefore 5 beds with shared facilities. <text:s/>Additional facilities included in the price are: - shared bathroom with shower and hairdryer, - small living-room, - a small breakfast room, - heltered deposit for bikes, motorbikes and ski equipment, - parking, - Beautiful garden with chairs and table</text:p>
          </table:table-cell>
          <table:table-cell table:number-columns-repeated="2" office:value-type="float" office:value="0">
            <text:p>0</text:p>
          </table:table-cell>
          <table:table-cell office:value-type="string">
            <text:p>46.1</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2">
          <table:table-cell office:value-type="string">
            <text:p>dormire.405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le Coste </text:p>
          </table:table-cell>
          <table:table-cell/>
          <table:table-cell office:value-type="string">
            <text:p>Via alle Coste 24, 38121 Cognola - Trento</text:p>
          </table:table-cell>
          <table:table-cell office:value-type="string">
            <text:p>Via alle Coste 24, 38121 Cognola, Trient</text:p>
          </table:table-cell>
          <table:table-cell office:value-type="string">
            <text:p>Via alle Coste 24, 38121 Cognola - Trento</text:p>
          </table:table-cell>
          <table:table-cell office:value-type="string">
            <text:p>http://www.bedandbreakfastallecoste.it</text:p>
          </table:table-cell>
          <table:table-cell office:value-type="string">
            <text:p>lorenza.paris@bedandbreakfastallecoste.it</text:p>
          </table:table-cell>
          <table:table-cell office:value-type="string">
            <text:p>0461 983783</text:p>
          </table:table-cell>
          <table:table-cell office:value-type="string">
            <text:p>346 2309185</text:p>
          </table:table-cell>
          <table:table-cell office:value-type="string">
            <text:p>0461 983783</text:p>
          </table:table-cell>
          <table:table-cell office:value-type="string">
            <text:p>alle coste.jpg</text:p>
          </table:table-cell>
          <table:table-cell office:value-type="string">
            <text:p>Lorenza e la sua famiglia ti accolgono nel B&amp;B Alle Coste.Il nome deriva dal vicino parco Le Coste, il parco della città di Trento, verde e piacevole per grandi e piccini. Il B&amp;B è in una posizione tranquilla e soleggiata, immerso nel verde. Fra il silenzio del bosco e il gorgheggiare del Rio Saluga puoi gustare la colazione su un ampio terrazzo con una magnifica vista su un vigneto di Teroldego. </text:p>
          </table:table-cell>
          <table:table-cell office:value-type="string">
            <text:p>Lorenza und ihre Familie heißen Sie willkommen in der Frühstückspension Alle Coste. Ihren Namen verdankt diese Pension einem nahe gelegenen Park der Stadt Trient, in dem Jung und Alt sich entspannen können. Die Pension befindet sich in einer ruhigen Sonnenlage, die von grüner Landschaft umgeben ist. Während Sie auf einer großen Terrasse mit sehr schönem Blick auf einen Teroldego-Weingarten frühstücken, können Sie die Stille des Waldes und das Gurgeln vom Rio Saluga genießen.</text:p>
            <text:p/>
          </table:table-cell>
          <table:table-cell office:value-type="string">
            <text:p>Lorenza and her family welcome you to their B&amp;B Alle Coste. It owes its name to a nearby park of the municipality of Trento where young and old can enjoy a bit of greenery. The B&amp;B is a tranquil and sunny location surrounded by such greenery. Here you can listen to the silence of the wood and the gurgle of Rio Saluga while you have breakfast on a spacious terrace with a scenic view of a Teroldego vineyard.</text:p>
            <text:p/>
          </table:table-cell>
          <table:table-cell table:number-columns-repeated="2" office:value-type="float" office:value="0">
            <text:p>0</text:p>
          </table:table-cell>
          <table:table-cell office:value-type="string">
            <text:p>46.08</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5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nna</text:p>
          </table:table-cell>
          <table:table-cell/>
          <table:table-cell office:value-type="string">
            <text:p>Via Milano 12, 38122 Trento</text:p>
          </table:table-cell>
          <table:table-cell office:value-type="string">
            <text:p>Via Milano 12, 38122 Trient</text:p>
          </table:table-cell>
          <table:table-cell office:value-type="string">
            <text:p>Via Milano 12, 38122 Trento</text:p>
          </table:table-cell>
          <table:table-cell table:number-columns-repeated="2"/>
          <table:table-cell office:value-type="string">
            <text:p>0461 911648</text:p>
          </table:table-cell>
          <table:table-cell office:value-type="string">
            <text:p>335 6173399</text:p>
          </table:table-cell>
          <table:table-cell table:number-columns-repeated="5"/>
          <table:table-cell table:number-columns-repeated="2" office:value-type="float" office:value="0">
            <text:p>0</text:p>
          </table:table-cell>
          <table:table-cell office:value-type="string">
            <text:p>46.0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5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Buonconsiglio</text:p>
          </table:table-cell>
          <table:table-cell/>
          <table:table-cell office:value-type="string">
            <text:p>Salita della Spalliera 4, 38121 Trento</text:p>
          </table:table-cell>
          <table:table-cell office:value-type="string">
            <text:p>Salita della Spalliera 4, 38121 Trient</text:p>
          </table:table-cell>
          <table:table-cell office:value-type="string">
            <text:p>Salita della Spalliera 4, 38121 Trento</text:p>
          </table:table-cell>
          <table:table-cell office:value-type="string">
            <text:p>http://www.buonconsiglio.jimdo.com</text:p>
          </table:table-cell>
          <table:table-cell office:value-type="string">
            <text:p>bb.buonconsiglio@gmail.com</text:p>
          </table:table-cell>
          <table:table-cell office:value-type="string">
            <text:p>0461 232260</text:p>
          </table:table-cell>
          <table:table-cell office:value-type="string">
            <text:p>328 7315514</text:p>
          </table:table-cell>
          <table:table-cell office:value-type="string">
            <text:p>347 9197904</text:p>
          </table:table-cell>
          <table:table-cell office:value-type="string">
            <text:p>buonconsiglio.jpg</text:p>
          </table:table-cell>
          <table:table-cell office:value-type="string">
            <text:p>L'edificio in cui è sito il B&amp;B Buonconsiglio, risalente agli anni 1725-1730 e anticamente abitazione della servitù <text:s/>dei principi-vescovi del castello, è stato dichiarato di particolare interesse storico-artistico nel maggio 1977, ai sensi della legge 1 giugno 1939, n. 1089, perch├®┬áÔÇ£si tratta di un edificio situato sulla parte alta della città, immediatamente sopra il Castello del Buonconsiglio e sopra le antiche cave di pietra; è un esempio tra i più <text:s/>importanti e interessanti di tipologia edilizia rustica del secolo XVIII-XIX con balconi di legno a stecche orizzontali e verticali che corrono su tutto il prospetto verso valle e con tetto ancora in gran parte in lastre di porfido, copertura tipica degli edifici della collina di Trento; l'immobile è uno dei pochissimi esempi di architettura rustica rimasti in Trento ed assume notevole importanza per la vista della città" .</text:p>
          </table:table-cell>
          <table:table-cell office:value-type="string">
            <text:p>Das Gebäude, in dem die Frühstückspension Buonconsiglio untergebracht ist, stammt aus den Jahren 1725–1730 und war die ehemalige Wohnung der Dienerschaft der im Schloss residierenden Fürstbischöfe. Im Mai 1977 wurde es gemäß Gesetz Nr. 1089 vom 1. Juni 1939 als Gebäude von besonderem kunsthistorischen Interesse ausgewiesen, „weil es sich um ein Gebäude handelt, das sich im oberen Teil der Stadt – unmittelbar oberhalb Schloss Buonconsiglio und der uralten Steinbrüche – befindet; weil es aufgrund seiner hölzernen, sich über die ganze Breite der talseitigen Fassade erstreckenden Balkons mit waage- und senkrechten Latten sowie aufgrund seiner noch überwiegend aus Porphyrplatten bestehenden und für die Gebäude der Hügel um Trient typischen Bedachung eines der wichtigsten und interessantesten Beispiele der rustikalen Architektur des 18.–19. Jh.s ist; und weil das Gebäude eines der ganz wenigen in Trient noch übrig bleibenden Beispiele rustikaler Architektur ist und eine erhebliche Bedeutung für das Erscheinungsbild der Stadt annimmt“.</text:p>
            <text:p/>
          </table:table-cell>
          <table:table-cell office:value-type="string">
            <text:p>The building which houses the B&amp;B Buonconsiglio dates from 1725–1730 and used to provide accommodation to the servants of the prince-bishops who resided in the castle. In May 1977, in accordance to law No. 1089 of 1 June 1939, it was declared of special art-historical interest because 'it is a building situated in the upper part of town, immediately above Buonconsiglio Castle and the ancient stone pits; its wooden balconies fitted with horizontal and vertical slats and running the full width of the façade on the downhill side as well as its roof still largely made up of slabs of porphyry (a feature which is typically found in buildings situated on the hills around Trento) combine to make it one of the most important and interesting examples of 18th/19th-century rustic architecture; the building is one of the very few remaining examples of rustic architecture in Trento and is of remarkable significance for the town's general appearance'.</text:p>
            <text:p/>
          </table:table-cell>
          <table:table-cell office:value-type="float" office:value="0">
            <text:p>0</text:p>
          </table:table-cell>
          <table:table-cell office:value-type="float" office:value="214">
            <text:p>214</text:p>
          </table:table-cell>
          <table:table-cell office:value-type="string">
            <text:p>46.07</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6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 Bianca </text:p>
          </table:table-cell>
          <table:table-cell/>
          <table:table-cell office:value-type="string">
            <text:p>Via Gabbiolo 22, 38123 Trento</text:p>
          </table:table-cell>
          <table:table-cell office:value-type="string">
            <text:p>Via Gabbiolo 22, 38123 Trient</text:p>
          </table:table-cell>
          <table:table-cell office:value-type="string">
            <text:p>Via Gabbiolo 22, 38123 Trento</text:p>
          </table:table-cell>
          <table:table-cell office:value-type="string">
            <text:p>http://www.cabiancatrento.it</text:p>
          </table:table-cell>
          <table:table-cell office:value-type="string">
            <text:p>livia@cabiancatrento.it</text:p>
          </table:table-cell>
          <table:table-cell office:value-type="string">
            <text:p>348 8208977</text:p>
          </table:table-cell>
          <table:table-cell table:number-columns-repeated="2"/>
          <table:table-cell office:value-type="string">
            <text:p>ca bianca.jpg</text:p>
          </table:table-cell>
          <table:table-cell office:value-type="string">
            <text:p>Il B&amp;B Ca' Bianca è una casa colonica dell'Ottocento.Si trova a Povo, a soli 3 chilometri dal centro storico di Trento, in collina, nel verde, con vista sulle montagne che circondano la città. La parte riservata agli ospiti si trova al piano terra, la nostra famiglia abita al piano superiore. Gli ospiti hanno a disposizione una saletta per la colazione, dove trascorrere anche la serata. <text:s/>Il B&amp;B Ca' Bianca si affaccia su un ampio e soleggiato giardino di 2000mq, con frutteto, vigna e tanti fiori. Il giardino ti offre angoli di relax, attrezzato con sdraio, panche, sedie e tavoli per leggere un libro, prendere il sole e godere momenti di tranquillità.</text:p>
          </table:table-cell>
          <table:table-cell office:value-type="string">
            <text:p>Die Frühstückspension Ca’ Bianca ist ein im 19. Jh. erbautes Bauernhaus. Sie befindet sich in Povo, nur 3 km von der Trienter Altstadt entfernt, ist von grüner Landschaft umgeben und liegt an einem Hügel mit Sicht auf die Berge, die Trient umgeben. Der Gästeteil des Gebäudes befindet sich im Erdgeschoss; unsere Familie wohnt im 1. Stock. Unseren Gästen steht ein kleiner Raum zu Verfügung, in dem sie frühstücken sowie den Abend verbringen können. Die Frühstückspension Ca’ Bianca geht auf einen geräumigen, sonnigen 2000 m2 großen Garten mit Obstbäumen, Weinreben und vielen Blumen hinaus. Dort finden Sie Ecken mit Stühlen, Liegestühlen, Bänken und Tischen, wo Sie sich entspannen, die Ruhe genießen, ein Buch lesen oder ein Sonnenbad nehmen können.</text:p>
            <text:p/>
          </table:table-cell>
          <table:table-cell office:value-type="string">
            <text:p>B&amp;B Ca’ Bianca is a 19th-century tenant farmer's house ('casa colonica'). It is situated in Povo, i.e. just 3 km from the old town of Trento, surrounded by greenery and on a hillside with a view of the mountains that encircle the town. The part of the building reserved for our guests is on the ground floor, while our family live on the first floor. There is a small room where guests can have breakfast and spend the evening. B&amp;B Ca’ Bianca looks out on a large and sunny 2,000 m2 garden with orchard, vineyard, and many flowers. In it there are spots with chairs, deckchairs, benches, and tables where guests can relax and enjoy moments of peace, read a book, or sunbathe.</text:p>
            <text:p/>
          </table:table-cell>
          <table:table-cell table:number-columns-repeated="2" office:value-type="float" office:value="0">
            <text:p>0</text:p>
          </table:table-cell>
          <table:table-cell office:value-type="string">
            <text:p>46.06</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2">
          <table:table-cell office:value-type="string">
            <text:p>dormire.406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Brunelli</text:p>
          </table:table-cell>
          <table:table-cell/>
          <table:table-cell office:value-type="string">
            <text:p>Via Santa Brigida 4, 38123 Romagnano - Trento </text:p>
          </table:table-cell>
          <table:table-cell office:value-type="string">
            <text:p>Via Santa Brigida 4, 38123 Romagnano, Trient </text:p>
          </table:table-cell>
          <table:table-cell office:value-type="string">
            <text:p>Via Santa Brigida 4, 38123 Romagnano - Trento </text:p>
          </table:table-cell>
          <table:table-cell office:value-type="string">
            <text:p>http://www.casabrunelli.it</text:p>
          </table:table-cell>
          <table:table-cell office:value-type="string">
            <text:p>info@casabrunelli.it</text:p>
          </table:table-cell>
          <table:table-cell office:value-type="string">
            <text:p>0461 349272</text:p>
          </table:table-cell>
          <table:table-cell office:value-type="string">
            <text:p>347 9363996</text:p>
          </table:table-cell>
          <table:table-cell/>
          <table:table-cell office:value-type="string">
            <text:p>casa brunelli.jpg</text:p>
          </table:table-cell>
          <table:table-cell office:value-type="string">
            <text:p>Il nostro bed and breakfast è il risultato di piccoli interventi di ristrutturazione eseguiti su una casa colonica del 1800. Dispone di tre camere: due doppie ed una tripla, ognuna con bagno privato e di una stanza per la prima colazione. In un'altra ala della casa si trova il bed an breakfast <text:s/>che pu├▓ ospitare fino a sei persone. Entrambi i bed possono usufruire del grande giardino e del parcheggio privato accessibile da Via Dos Brun 1/A. Il giardino, disposto su terrazze, permette di godere del silenzio e della tranquillità del posto. I sentieri guidano alla visita dell'intera area composta dal bosco, campagna e giardino e nicchie ricavate nel verde offrono la massima privacy, ma anche la possibilità di effettuare attività ricreative come la pittura, il bird watching e l'osservazione delle piante ornamentali.</text:p>
          </table:table-cell>
          <table:table-cell office:value-type="string">
            <text:p>Unsere Frühstückspension entstand anlässlich des kleinen Umbaus eines Bauernhauses aus dem 19 Jh. In einem Teil des Gebäudes stehen Gästen 3 Zimmer (d. h. 2 Doppelbettzimmer und 1 Dreibettzimmer) jeweils mit eigenem Bad und eigenem Frühstücksraum zur Verfügung. In der eigentlichen Frühstückspension, die sich in einem anderen Flügel des Hauses befindet, gibt es Platz für bis zu 6 Personen. Allen Gästen stehen unser großer Garten sowie unser Privatparkplatz zur Verfügung. Die Einfahrt zum letzteren befindet sich in Via Dos Brun 1/A. Im Terrassengarten kann man die friedliche Stille des Ortes genießen. Pfade laden zur Entdeckung des ganzen Gebietes ein, das aus Wald, landwirtschaftlich genutztem Land und einem Garten mit grünen Ecken besteht, die für absolute Intimität sorgen und außerdem auch für die Ausübung von Freizeitaktivitäten wie z. B. Malen, Beobachtung von Vögeln oder von Zierpflanzen bestens geeignet sind.</text:p>
            <text:p/>
          </table:table-cell>
          <table:table-cell office:value-type="string">
            <text:p>Our bed and breakfast was set up following the modest conversion of a 19th century tenant farmer's house ('casa colonica'). Three rooms (two twin bedrooms and a 3-bed room) are available in one part of the building. Each of them has its own bathroom and breakfast room. The bed and breakfast proper is in another wing of the house and can accommodate up to 6 people. All our guests can enjoy our large garden and use our private car park which is accessed from Via Dos Brun 1/A. The terraced garden makes it easier to enjoy the silence and tranquillity of the place. Paths are meant as guidance for those who'd like to visit the whole area made up of woodland and farmland as well as of a garden with nooks in the greenery which provide absolute privacy and are also ideal for recreational activities such as painting, bird watching, or the observation of ornamental plants.</text:p>
            <text:p/>
          </table:table-cell>
          <table:table-cell table:number-columns-repeated="2" office:value-type="float" office:value="0">
            <text:p>0</text:p>
          </table:table-cell>
          <table:table-cell office:value-type="string">
            <text:p>46.02</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6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dell'Albicocco</text:p>
          </table:table-cell>
          <table:table-cell/>
          <table:table-cell office:value-type="string">
            <text:p>Via alle Porte 71, 38123 Trento</text:p>
          </table:table-cell>
          <table:table-cell office:value-type="string">
            <text:p>Via alle Porte 71, 38123 Trient</text:p>
          </table:table-cell>
          <table:table-cell office:value-type="string">
            <text:p>Via alle Porte 71, 38123 Trento</text:p>
          </table:table-cell>
          <table:table-cell/>
          <table:table-cell office:value-type="string">
            <text:p>angela68@aol.it</text:p>
          </table:table-cell>
          <table:table-cell office:value-type="string">
            <text:p>0461 348041</text:p>
          </table:table-cell>
          <table:table-cell office:value-type="string">
            <text:p>328 5473112</text:p>
          </table:table-cell>
          <table:table-cell office:value-type="string">
            <text:p>0461 348041</text:p>
          </table:table-cell>
          <table:table-cell table:number-columns-repeated="4"/>
          <table:table-cell table:number-columns-repeated="2" office:value-type="float" office:value="0">
            <text:p>0</text:p>
          </table:table-cell>
          <table:table-cell office:value-type="string">
            <text:p>46.02</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2">
          <table:table-cell office:value-type="string">
            <text:p>dormire.406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Elisa </text:p>
          </table:table-cell>
          <table:table-cell/>
          <table:table-cell office:value-type="string">
            <text:p>Viale Rovereto 17, 38122 Trento</text:p>
          </table:table-cell>
          <table:table-cell office:value-type="string">
            <text:p>Viale Rovereto 17, 38122 Trient</text:p>
          </table:table-cell>
          <table:table-cell office:value-type="string">
            <text:p>Viale Rovereto 17, 38122 Trento</text:p>
          </table:table-cell>
          <table:table-cell office:value-type="string">
            <text:p>http://www.bbelisa.com</text:p>
          </table:table-cell>
          <table:table-cell office:value-type="string">
            <text:p>emagrandi@gmail.com</text:p>
          </table:table-cell>
          <table:table-cell office:value-type="string">
            <text:p>0461 922133</text:p>
          </table:table-cell>
          <table:table-cell office:value-type="string">
            <text:p>335 7849683</text:p>
          </table:table-cell>
          <table:table-cell office:value-type="string">
            <text:p>0461 922133</text:p>
          </table:table-cell>
          <table:table-cell office:value-type="string">
            <text:p>casa elisa.jpg</text:p>
          </table:table-cell>
          <table:table-cell office:value-type="string">
            <text:p>Un B&amp;B vicinissimo al centro, ma in posizione tranquilla e ideale: si trova lungo il viale alberato che costeggia il torrente Fersina e a pochi passi dal parco, un panificio-caffetteria e una gelateria.</text:p>
          </table:table-cell>
          <table:table-cell office:value-type="string">
            <text:p>Eine Frühstückspension in unmittelbarer Nähe zur Stadtmitte, doch in ideal ruhiger Lage. Sie befindet sich in einer Allee entlang des Wildbachs Fersina und nur wenige Schritte von einem Park, einer Bäckerei mit Cafeteria und einer Eisdiele entfernt.</text:p>
            <text:p/>
          </table:table-cell>
          <table:table-cell office:value-type="string">
            <text:p>A B&amp;B which is close to the town centre, but in an ideally tranquil location: it is situated along the tree-lined road which runs parallel to the Fersina torrent and just a short walk from a park, a bakery-cum-cafeteria and an ice-cream parlour.</text:p>
            <text:p/>
          </table:table-cell>
          <table:table-cell table:number-columns-repeated="2" office:value-type="float" office:value="0">
            <text:p>0</text:p>
          </table:table-cell>
          <table:table-cell office:value-type="string">
            <text:p>46.0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6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Pompermaier</text:p>
          </table:table-cell>
          <table:table-cell/>
          <table:table-cell office:value-type="string">
            <text:p>Via Lavisotto 69, 38121 Trento </text:p>
          </table:table-cell>
          <table:table-cell office:value-type="string">
            <text:p>Via Lavisotto 69, 38121 Trient </text:p>
          </table:table-cell>
          <table:table-cell office:value-type="string">
            <text:p>Via Lavisotto 69, 38121 Trento </text:p>
          </table:table-cell>
          <table:table-cell office:value-type="string">
            <text:p>http://www.casapompermaier.it</text:p>
          </table:table-cell>
          <table:table-cell office:value-type="string">
            <text:p>info@casapompermaier.it</text:p>
          </table:table-cell>
          <table:table-cell office:value-type="string">
            <text:p>0461 822190</text:p>
          </table:table-cell>
          <table:table-cell office:value-type="string">
            <text:p>346 6695886</text:p>
          </table:table-cell>
          <table:table-cell office:value-type="string">
            <text:p>0461 822190</text:p>
          </table:table-cell>
          <table:table-cell office:value-type="string">
            <text:p>casa pompermaier.jpg</text:p>
          </table:table-cell>
          <table:table-cell office:value-type="string">
            <text:p>Il B&amp;B Casa Pompermaier si trova in una zona residenziale della città di Trento. I nostri ospiti scelgono Casa Pompermaier perch├® offre tranquillità e quiete a due passi dal centro della città.E' una casa a due piani: il pianoterra è adibito al B&amp;B, al primo piano risiede la famiglia.</text:p>
          </table:table-cell>
          <table:table-cell office:value-type="string">
            <text:p>Die Frühstückspension Casa Pompermaier befindet sich in einem Wohnviertel Trients. Unsere Gäste entscheiden sich für Casa Pompermaier, weil sie Ruhe und Stille nur wenige Schritte von der Stadtmitte bietet. Das Haus hat zwei Etagen: Die Frühstückspension ist im Erdgeschoss untergebracht; im 1. Stock wohnt unsere Familie.</text:p>
            <text:p/>
          </table:table-cell>
          <table:table-cell office:value-type="string">
            <text:p>B&amp;B Casa Pompermaier is located in a residential area of Trento. Our guests choose to stay at Casa Pompermaier because it offers tranquility and silence at a stone's throw from the town. It is a 2-storey house: the B&amp;B is on the ground floor; our family lives on the first floor.</text:p>
          </table:table-cell>
          <table:table-cell table:number-columns-repeated="2" office:value-type="float" office:value="0">
            <text:p>0</text:p>
          </table:table-cell>
          <table:table-cell office:value-type="string">
            <text:p>46.08</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2">
          <table:table-cell office:value-type="string">
            <text:p>dormire.406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Doss Trento </text:p>
          </table:table-cell>
          <table:table-cell/>
          <table:table-cell office:value-type="string">
            <text:p>Via SS Cosma e Damiano 94, 38121 Trento </text:p>
          </table:table-cell>
          <table:table-cell office:value-type="string">
            <text:p>Via SS Cosma e Damiano 94, 38121, Trient </text:p>
          </table:table-cell>
          <table:table-cell office:value-type="string">
            <text:p>Via SS Cosma e Damiano 94, 38121 Trento </text:p>
          </table:table-cell>
          <table:table-cell office:value-type="string">
            <text:p>http://www.dosstrento.it</text:p>
          </table:table-cell>
          <table:table-cell office:value-type="string">
            <text:p>luisellaturri@libero.it</text:p>
          </table:table-cell>
          <table:table-cell office:value-type="string">
            <text:p>0461 231270</text:p>
          </table:table-cell>
          <table:table-cell office:value-type="string">
            <text:p>339 2039750</text:p>
          </table:table-cell>
          <table:table-cell/>
          <table:table-cell office:value-type="string">
            <text:p>doss trento.jpg</text:p>
          </table:table-cell>
          <table:table-cell office:value-type="string">
            <text:p>Dista meno di 5 minuti a piedi dalla stazione dei treni e delle corriere,400 metri da Piazza Duomo ed è situato all'inizio del polo universitario di Trento.</text:p>
          </table:table-cell>
          <table:table-cell office:value-type="string">
            <text:p>Im 3. Stock eines schönen, ehemaligen Hauses eines Gutsbesitzers befindet sich die Frühstückspension DOSS TRENTO, in der Gäste eine Atmosphäre vorfinden, die von den Traditionen der familiären Gastfreundschaft geprägt ist. </text:p>
            <text:p/>
          </table:table-cell>
          <table:table-cell office:value-type="string">
            <text:p>Bed and breakfast DOSS TRENTO is on the third floor of a nice building which used to be a landowner's house ('casa padronale'). Here guests are welcomed into an atmosphere where the traditions of family hospitality are kept alive.</text:p>
          </table:table-cell>
          <table:table-cell table:number-columns-repeated="2" office:value-type="float" office:value="0">
            <text:p>0</text:p>
          </table:table-cell>
          <table:table-cell office:value-type="string">
            <text:p>46.07</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2">
          <table:table-cell office:value-type="string">
            <text:p>dormire.406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Eden</text:p>
          </table:table-cell>
          <table:table-cell/>
          <table:table-cell office:value-type="string">
            <text:p>Via Roma 27, 38122 Trento</text:p>
          </table:table-cell>
          <table:table-cell office:value-type="string">
            <text:p>Via Roma 27, 38122 Trient </text:p>
          </table:table-cell>
          <table:table-cell office:value-type="string">
            <text:p>Via Roma 27, 38122 Trento </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2"/>
          <table:table-cell office:value-type="string">
            <text:p>eden.jpg</text:p>
          </table:table-cell>
          <table:table-cell office:value-type="string">
            <text:p>Raggiungibile in automobile, essendo al limite della Ztl, con varie possibilità di parcheggio nelle immediate vicinanze.</text:p>
          </table:table-cell>
          <table:table-cell office:value-type="string">
            <text:p>Für alle, die die Stadt Trient besuchen möchten, ist die Frühstückspension Eden strategisch gelegen: Der Domplatz, Schloss Buonconsiglio und die wichtigsten Museen sind alle in der Nähe und leicht zu Fuß zu erreichen. Die Pension ist außerdem eine ideale Lösung für Geschäftsreisende, weil sie in unmittelbarer Nähe zu den Universitätssitzen liegt und leicht mit dem Auto zu erreichen ist. Zusätzlich zu unserem reichhaltigen Frühstücksbuffet mit hausgemachten Süßspeisen haben unsere Gäste gratis Wi-Fi sowie die Möglichkeit, Fahrräder oder Autos auszuleihen. Das Gebäude ist behindertengerecht.</text:p>
            <text:p/>
          </table:table-cell>
          <table:table-cell office:value-type="string">
            <text:p>Bed&amp;Breakfast Eden is strategically located for whoever would like to visit Trento: the cathedral square, Buonconsiglio Castle, and the main museums are all nearby and can easily be reached on foot. It is also ideal for business travellers since it is very close to the university sites as well as to the railway and bus stations and since it can easily be reached by car. In addition to a copious breakfast buffet with home-made sweet dishes, there is free Wi-Fi. You can also rent bicycles and cars. The building is handicapped-accessible.</text:p>
          </table:table-cell>
          <table:table-cell table:number-columns-repeated="2" office:value-type="float" office:value="0">
            <text:p>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2">
          <table:table-cell office:value-type="string">
            <text:p>dormire.406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Il Grappolo </text:p>
          </table:table-cell>
          <table:table-cell/>
          <table:table-cell office:value-type="string">
            <text:p>Piazza Segantini 7, 38060 Aldeno - Trento</text:p>
          </table:table-cell>
          <table:table-cell office:value-type="string">
            <text:p>Piazza Segantini 7, 38060 Aldeno, Trient</text:p>
          </table:table-cell>
          <table:table-cell office:value-type="string">
            <text:p>Piazza Segantini 7, 38060 Aldeno - Trento</text:p>
          </table:table-cell>
          <table:table-cell office:value-type="string">
            <text:p>http://www.ilgrappolodialdeno.it</text:p>
          </table:table-cell>
          <table:table-cell office:value-type="string">
            <text:p>b-and-bilgrappolo@libero.it</text:p>
          </table:table-cell>
          <table:table-cell office:value-type="string">
            <text:p>0461 842410</text:p>
          </table:table-cell>
          <table:table-cell/>
          <table:table-cell office:value-type="string">
            <text:p>0461 842410</text:p>
          </table:table-cell>
          <table:table-cell office:value-type="string">
            <text:p>il_grappolo.jpg</text:p>
          </table:table-cell>
          <table:table-cell office:value-type="string">
            <text:p>La soluzione ideale per chi intende visitare la città, per chi ha impegni lavorativi e desidera tranquillità e comodità negli spostamenti a piedi, per gli studenti vista l'immediata vicinanza alle varie facoltà universitarie.</text:p>
          </table:table-cell>
          <table:table-cell/>
          <table:table-cell office:value-type="string">
            <text:p>The B&amp;B is located in Aldeno, a village on the border between the section of the Adige valley which is called 'Vallagarina' and the one which is called 'Val d'Adige'. It is halfway between Trento (to the north) and Rovereto (to the south). This area is predominantly rural, and our family is an illustration of that since we grow apples and vines. Each year various wine-gastronomic events are held in our village, the most important being without a doubt the 'Mostra dei Merlot d'Italia', which usually takes place in later October.</text:p>
            <text:p/>
          </table:table-cell>
          <table:table-cell table:number-columns-repeated="2" office:value-type="float" office:value="0">
            <text:p>0</text:p>
          </table:table-cell>
          <table:table-cell office:value-type="string">
            <text:p>45.97</text:p>
          </table:table-cell>
          <table:table-cell office:value-type="string">
            <text:p>11.09</text:p>
          </table:table-cell>
          <table:table-cell office:value-type="float" office:value="0">
            <text:p>0</text:p>
          </table:table-cell>
          <table:table-cell office:value-type="string">
            <text:p>15/11/2013 15:00 AM +0100</text:p>
          </table:table-cell>
        </table:table-row>
        <table:table-row table:style-name="ro2">
          <table:table-cell office:value-type="string">
            <text:p>dormire.406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Malvasia </text:p>
          </table:table-cell>
          <table:table-cell/>
          <table:table-cell office:value-type="string">
            <text:p>Via alla Malvasia 77, 38121 Trento</text:p>
          </table:table-cell>
          <table:table-cell office:value-type="string">
            <text:p>Via alla Malvasia 77, 38121 Trient</text:p>
          </table:table-cell>
          <table:table-cell office:value-type="string">
            <text:p>Via alla Malvasia 77, 38121 Trento</text:p>
          </table:table-cell>
          <table:table-cell office:value-type="string">
            <text:p>http://www.bblamalvasia.it</text:p>
          </table:table-cell>
          <table:table-cell office:value-type="string">
            <text:p>lamalvasia@bblamalvasia.it</text:p>
          </table:table-cell>
          <table:table-cell office:value-type="string">
            <text:p>0461 233818</text:p>
          </table:table-cell>
          <table:table-cell office:value-type="string">
            <text:p>331 1173197</text:p>
          </table:table-cell>
          <table:table-cell/>
          <table:table-cell office:value-type="string">
            <text:p>la malvasia.jpg</text:p>
          </table:table-cell>
          <table:table-cell office:value-type="string">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office:value-type="string">
            <text:p>Stefy &amp; Giulio freuen sich darauf, Sie in den neuen und behaglichen Frühstückspensionen La Malvasia und La Porta della Malvasia bald als Gäste zu haben. Beide Pensionen sind in demselben Gebäude untergebracht.</text:p>
            <text:p/>
          </table:table-cell>
          <table:table-cell office:value-type="string">
            <text:p>Stefy &amp; Giulio are looking forward to welcoming you to the two new and homely B&amp;Bs La Malvasia and La Porta della Malvasia both located in the same building.</text:p>
          </table:table-cell>
          <table:table-cell table:number-columns-repeated="2" office:value-type="float" office:value="0">
            <text:p>0</text:p>
          </table:table-cell>
          <table:table-cell office:value-type="string">
            <text:p>46.08</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4">
          <table:table-cell office:value-type="string">
            <text:p>dormire.406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Trecime</text:p>
          </table:table-cell>
          <table:table-cell/>
          <table:table-cell office:value-type="string">
            <text:p>Via della Pozza 50, 38123 Sopramonte - Trento</text:p>
          </table:table-cell>
          <table:table-cell office:value-type="string">
            <text:p>Via della Pozza 50, 38123 Sopramonte, Trient</text:p>
          </table:table-cell>
          <table:table-cell office:value-type="string">
            <text:p>Via della Pozza 50, 38123 Sopramonte - Trento</text:p>
          </table:table-cell>
          <table:table-cell office:value-type="string">
            <text:p>http://www.letrecime.it</text:p>
          </table:table-cell>
          <table:table-cell office:value-type="string">
            <text:p>info@letrecime.it</text:p>
          </table:table-cell>
          <table:table-cell office:value-type="string">
            <text:p>0461 868141</text:p>
          </table:table-cell>
          <table:table-cell office:value-type="string">
            <text:p>339 6020774</text:p>
          </table:table-cell>
          <table:table-cell office:value-type="string">
            <text:p>0461 038763</text:p>
          </table:table-cell>
          <table:table-cell office:value-type="string">
            <text:p>b&amp;bletrecime.jpg</text:p>
          </table:table-cell>
          <table:table-cell office:value-type="string">
            <text:p>Il B&amp;B Le Trecime si trova in Trentino nella frazione di Sopramonte a soli 7 Km. da Trento centro, alle pendici del Monte Bondone (15 min). E' una casa a due piani: il primo piano con entrata indipendente è adibito a Bed &amp; Breakfast, al piano terra risiede la famiglia. I nostri ospiti scelgono il B&amp;B Le Trecime perch├¿ offre tranquillità e quiete pur trovandosi a poca distanza dalla città di Trento (5 min) ricca di musei e monumenti d'arte. E' anche punto di partenza per la pratica di svariati sport.</text:p>
            <text:p/>
          </table:table-cell>
          <table:table-cell office:value-type="string">
            <text:p>Die Frühstückspension Le Trecime befindet in der Teilgemeinde Sopramonte am Monte Bondone (15 Min. zum Gipfel), nur 7 km vom Zentrum von Trient entfernt. Das Gebäude hat zwei Etagen: im 1. Stock, der über einen separaten Eingang verfügt, ist die Frühstückspension untergebracht; im Erdgeschoss wohnt unsere Familie. Unsere Gäste entscheiden sich für unsere Frühstückspension, weil sie trotz ihrer Nähe (5 Min.) zur Stadt Trient mit ihren vielen Museen und Kunstdenkmälern Ruhe und Stille bietet. Sie ist auch ein idealer Ausgangspunkt für die Ausübung unterschiedlicher Sportarten.</text:p>
            <text:p/>
            <text:p/>
            <text:p/>
          </table:table-cell>
          <table:table-cell office:value-type="string">
            <text:p>B&amp;B Le Trecime is located just 7 km from the centre of Trento in the hamlet of Sopramonte on Monte Bondone (from there it takes 15 min. to reach its summit). The building has two storeys: the first floor, which has a separate entrance, is occupied by the Bed &amp; Breakfast; the ground floor by our family. Our guests choose B&amp;B Le Trecime because it offers tranquility and silence even though it takes just 5 min. to reach Trento, a town with many museums and monuments of art. It is also an ideal starting point for the practice of various sports.</text:p>
          </table:table-cell>
          <table:table-cell table:number-columns-repeated="2" office:value-type="float" office:value="0">
            <text:p>0</text:p>
          </table:table-cell>
          <table:table-cell office:value-type="string">
            <text:p>46.08</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2">
          <table:table-cell office:value-type="string">
            <text:p>dormire.407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Ziette </text:p>
          </table:table-cell>
          <table:table-cell/>
          <table:table-cell office:value-type="string">
            <text:p>Via alla Cascata 4/1, 38123 Povo - Trento </text:p>
          </table:table-cell>
          <table:table-cell office:value-type="string">
            <text:p>Via alla Cascata 4/1, 38123 Povo, Trient </text:p>
          </table:table-cell>
          <table:table-cell office:value-type="string">
            <text:p>Via alla Cascata 4/1, 38123 Povo - Trento </text:p>
          </table:table-cell>
          <table:table-cell office:value-type="string">
            <text:p>http://www.leziette.altervista.org</text:p>
          </table:table-cell>
          <table:table-cell office:value-type="string">
            <text:p>le.ziette@virgilio.it</text:p>
          </table:table-cell>
          <table:table-cell office:value-type="string">
            <text:p>388 0242424</text:p>
          </table:table-cell>
          <table:table-cell office:value-type="string">
            <text:p>346 9491676</text:p>
          </table:table-cell>
          <table:table-cell/>
          <table:table-cell office:value-type="string">
            <text:p>le ziette.jpg</text:p>
          </table:table-cell>
          <table:table-cell office:value-type="string">
            <text:p>Il B&amp;B "Le Ziette" <text:s/>si trova nel centro di Povo sulla collina Est di Trento, ai piedi del monte Celva a 400 metri sul livello del mare. Il B&amp;B è situato in una vecchia casa padronale Ottocentesca, ristrutturata mantenendo le caratteristiche architettoniche d'epoca. Le camere con bagno, collegamento ad Internet e TV, si affacciano sul bel giardino rimasto uguale a cent'anni fa, come testimoniano le vecchie foto e soprattutto la presenza del vecchio ed imponente, oltre che bellissimo leccio.</text:p>
          </table:table-cell>
          <table:table-cell office:value-type="string">
            <text:p>Die Frühstückspension „Le Ziette“ befindet sich im Zentrum von Povo, an einem Hügel östlich von Trient, am Fuße des Monte Celva und auf 400 m Höhe über dem Meeresspiegel. Sie ist in einem aus dem 19. Jh. stammenden Gebäude untergebracht, das damals von einem Gutsbesitzer und seiner Familie bewohnt war. Bei der erfolgten Sanierung wurden die ursprünglichen architektonischen Merkmale aufrechterhalten. Die Zimmer mit eigenem Bad, Internet-Anschluss und Fernseher bieten einen Ausblick über einen schönen Garten. Wie Bilder von damals und vor allem die alte, mächtige, wunderschöne Steineiche beweisen, sieht der Garten genauso aus wie vor 100 Jahren.</text:p>
            <text:p/>
          </table:table-cell>
          <table:table-cell office:value-type="string">
            <text:p>B&amp;B 'Le Ziette' is located in the centre of the village of Povo, on a hill to the east of Trento, at the foot of Monte Celva, 400 m above sea level. It occupies a former landowner's house dating from the 19th century which has been renovated without altering its original architectural characteristics. The rooms, which all have their own private bathroom, Internet connection and TV, look out on a nice garden which looks exactly like it did a century ago, as is borne out not only by photos from back then, but especially by the presence of an old, impressive and beautiful holm oak.</text:p>
          </table:table-cell>
          <table:table-cell table:number-columns-repeated="2" office:value-type="float" office:value="0">
            <text:p>0</text:p>
          </table:table-cell>
          <table:table-cell office:value-type="string">
            <text:p>46.07</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7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Marina </text:p>
          </table:table-cell>
          <table:table-cell/>
          <table:table-cell office:value-type="string">
            <text:p>Loc. Villamontagna 54, 38121 Trento</text:p>
          </table:table-cell>
          <table:table-cell office:value-type="string">
            <text:p>Loc. Villamontagna 54, 38121 Trient</text:p>
          </table:table-cell>
          <table:table-cell office:value-type="string">
            <text:p>Loc. Villamontagna 54, 38121 Trento</text:p>
          </table:table-cell>
          <table:table-cell table:number-columns-repeated="2"/>
          <table:table-cell office:value-type="string">
            <text:p>0461 209221</text:p>
          </table:table-cell>
          <table:table-cell office:value-type="string">
            <text:p>346 3831179</text:p>
          </table:table-cell>
          <table:table-cell table:number-columns-repeated="5"/>
          <table:table-cell table:number-columns-repeated="2" office:value-type="float" office:value="0">
            <text:p>0</text:p>
          </table:table-cell>
          <table:table-cell office:value-type="string">
            <text:p>46.09</text:p>
          </table:table-cell>
          <table:table-cell office:value-type="string">
            <text:p>11.16</text:p>
          </table:table-cell>
          <table:table-cell office:value-type="float" office:value="1">
            <text:p>1</text:p>
          </table:table-cell>
          <table:table-cell office:value-type="string">
            <text:p>15/11/2013 15:00 AM +0100</text:p>
          </table:table-cell>
        </table:table-row>
        <table:table-row table:style-name="ro2">
          <table:table-cell office:value-type="string">
            <text:p>dormire.407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Nettuno</text:p>
          </table:table-cell>
          <table:table-cell/>
          <table:table-cell office:value-type="string">
            <text:p>Via Romagnosi 26, 38122 Trento </text:p>
          </table:table-cell>
          <table:table-cell office:value-type="string">
            <text:p>Via Romagnosi 26, 38122 Trient </text:p>
          </table:table-cell>
          <table:table-cell office:value-type="string">
            <text:p>Via Romagnosi 26, 38122 Trento </text:p>
          </table:table-cell>
          <table:table-cell office:value-type="string">
            <text:p>http://www.bbnettuno.it</text:p>
          </table:table-cell>
          <table:table-cell office:value-type="string">
            <text:p>info@bbnettuno.it</text:p>
          </table:table-cell>
          <table:table-cell office:value-type="string">
            <text:p>345 8267294</text:p>
          </table:table-cell>
          <table:table-cell table:number-columns-repeated="2"/>
          <table:table-cell office:value-type="string">
            <text:p>nettuno_albergo.jpg</text:p>
          </table:table-cell>
          <table:table-cell office:value-type="string">
            <text:p>Il nostro B&amp;B è situato all'ultimo piano di una palazzina liberty di inizio '900, con ascensore, in un appartamento completamente ristrutturato, zona centralissima a 300 metri dalla stazione di treni e autobus, a 150 metri dal Castello del Buonconsiglio e dal centro storico della città. Siamo a 5 minuti a piedi dal polo universitario e dai famosi mercatini di Natale.</text:p>
          </table:table-cell>
          <table:table-cell office:value-type="string">
            <text:p>Unsere Frühstückspension ist im Dachgeschoss eines Jugendstil-Gebäudes aus dem Anfang des 20. Jh.s untergebracht. Das Gebäude verfügt über einen Aufzug und ist komplett saniert worden. Es befindet sich in zentraler Lage: 300 m vom Zug- und vom Busbahnhof, 150 m von Schloss Buonconsiglio und der Altstadt, 5 Gehminuten von der Universität und den berühmten Christkindlmärkten entfernt.</text:p>
            <text:p/>
          </table:table-cell>
          <table:table-cell office:value-type="string">
            <text:p>Our B&amp;B is on the top floor of an early-20th-century art nouveau building. It is equipped with a lift and has been completely renovated. The B&amp;B is in a central location: 300 m from the railway and bus stations, 150 m from Buonconsiglio Castle and the old town. It takes a 5 minutes' walk to reach the university and famous Christmas markets.</text:p>
          </table:table-cell>
          <table:table-cell table:number-columns-repeated="2" office:value-type="float" office:value="0">
            <text:p>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2">
          <table:table-cell office:value-type="string">
            <text:p>dormire.407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Prime Viole </text:p>
          </table:table-cell>
          <table:table-cell/>
          <table:table-cell office:value-type="string">
            <text:p>Via di S. Brigida 4, 38123 Romagnano - Trento</text:p>
          </table:table-cell>
          <table:table-cell office:value-type="string">
            <text:p>Via di S. Brigida 4, 38123 Romagnano, Trient</text:p>
          </table:table-cell>
          <table:table-cell office:value-type="string">
            <text:p>Via di S. Brigida 4, 38123 Romagnano - Trento</text:p>
          </table:table-cell>
          <table:table-cell office:value-type="string">
            <text:p>http://www.primeviole.it</text:p>
          </table:table-cell>
          <table:table-cell office:value-type="string">
            <text:p>vandabrunelli@primeviole.it</text:p>
          </table:table-cell>
          <table:table-cell office:value-type="string">
            <text:p>0461 1636353</text:p>
          </table:table-cell>
          <table:table-cell office:value-type="string">
            <text:p>328 4479941</text:p>
          </table:table-cell>
          <table:table-cell/>
          <table:table-cell office:value-type="string">
            <text:p>prime viole.jpg</text:p>
          </table:table-cell>
          <table:table-cell office:value-type="string">
            <text:p>Il B&amp;B Prime viole è situato in una grande e antica casa contadina di recente ristrutturazione può ospitare fino a sei persone. Le stanze sono semplici e confortevoli, dotate di bagno e, pur nella nuova veste, mantengono le tradizionali caratteristiche della vecchia casa. Il nome l'abbiamo scelto in ricordo di mio padre; tutti gli anni, all'inizio della primavera, era solito portare in cucina alcune violette per donarle a mia madre. E a febbraio, sul limitare del nostro bosco, le viole continuano a fiorire. In un'altra ala della casa si trova il <text:s/>con tre stanze (ciascuna con bagno) e una sala per colazioni. Gli ospiti di entrambi i B&amp;B possono usufruire del vasto giardino e del parcheggio privato. </text:p>
          </table:table-cell>
          <table:table-cell office:value-type="string">
            <text:p>Die Frühstückspension „Prime viole“ ist in einem großen ehemaligen Bauernhaus untergebracht, das vor Kurzem saniert wurde. Sie kann bis zu 6 Leute beherbergen. Die Zimmer haben eine schlichte, aber komfortable Einrichtung sowie ein eigenes Bad. Während der Sanierung sind die ursprünglichen Merkmale des alten Bauernhauses aufrechterhalten worden. Die Frühstückspension haben wir so benannt in Erinnerung an meinen Vater, der am Anfang jedes Frühlings meiner Mutter Veilchen zu bringen pflegte. Im Februar blühen nach wie vor Veilchen am Rande unseres Waldes. In einem anderen Flügel des Hauses ist die Frühstückspension Casa Brunelli untergebracht. Sie verfügt über drei Zimmer (jeweils mit Bad) und einen Frühstücksraum. Die Gäste beider Frühstückspensionen haben freien Zugang zum großen Garten und Privatparkplatz. </text:p>
            <text:p/>
          </table:table-cell>
          <table:table-cell office:value-type="string">
            <text:p>B&amp;B 'Prime viole' occupies a large, ancient farmhouse which has recently been renovated and which can accommodate up to six people. The rooms are basic, but comfortable, and all have a private bathroom. Despite the renovation, they have retained the traditional features of the original farmhouse. We have chosen to call our B&amp;B 'Prime viole' (= first violets) in memory of my father who used to offer my mother such flowers at the beginning of each spring. Each February, on the margins of our wood, violets continue to blossom. Another wing of the building is occupied by the B&amp;B Casa Brunelli with three rooms (each with its private bathroom) and a breakfast room. The guests of both B&amp;Bs have free access to the large garden and the private car park.</text:p>
            <text:p/>
          </table:table-cell>
          <table:table-cell table:number-columns-repeated="2" office:value-type="float" office:value="0">
            <text:p>0</text:p>
          </table:table-cell>
          <table:table-cell office:value-type="string">
            <text:p>46.02</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2">
          <table:table-cell office:value-type="string">
            <text:p>dormire.407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Bertagnolli</text:p>
          </table:table-cell>
          <table:table-cell/>
          <table:table-cell office:value-type="string">
            <text:p>Strada delle Novaline 42, 38123 Trento </text:p>
          </table:table-cell>
          <table:table-cell office:value-type="string">
            <text:p>Strada delle Novaline 42, 38123, Trient </text:p>
          </table:table-cell>
          <table:table-cell office:value-type="string">
            <text:p>Strada delle Novaline 42, 38123 Trento </text:p>
          </table:table-cell>
          <table:table-cell office:value-type="string">
            <text:p>http://www.villabertagnolli.it</text:p>
          </table:table-cell>
          <table:table-cell office:value-type="string">
            <text:p>fra_bert@yahoo.it</text:p>
          </table:table-cell>
          <table:table-cell office:value-type="string">
            <text:p>0461 942212</text:p>
          </table:table-cell>
          <table:table-cell/>
          <table:table-cell office:value-type="string">
            <text:p>0461 944596</text:p>
          </table:table-cell>
          <table:table-cell office:value-type="string">
            <text:p>villa_bertagnolli.jpg</text:p>
          </table:table-cell>
          <table:table-cell office:value-type="string">
            <text:p>Le stanze del B&amp;B sono nella antica residenza nobiliare di proprietà della famiglia Salvadori. Sono particolarmente belle, molto spaziose e luminose, arredate con mobili antichi e raffinati. Ognuna dispone di servizi privati e di un soggiorno. Alcune si aprono sul giardino.</text:p>
          </table:table-cell>
          <table:table-cell office:value-type="string">
            <text:p>Die Zimmer der Frühstückspension sind im ehemaligen Herrensitz der Familie Salvadori untergebracht. Sie sind besonders schön, sehr geräumig und hell, und mit alten, feinen Möbeln eingerichtet. Jedes Zimmer hat ein eigenes Bad sowie ein Wohnzimmer. Manche öffnen sich zum Garten.</text:p>
            <text:p/>
          </table:table-cell>
          <table:table-cell office:value-type="string">
            <text:p>The B&amp;B rooms are in the former stately home of the Salvadori family. They are especially nice, very spacious, and light. The furniture is old and refined. Each of the rooms has a private bathroom and a sitting room. Some of them open on to the garden.</text:p>
          </table:table-cell>
          <table:table-cell table:number-columns-repeated="2" office:value-type="float" office:value="0">
            <text:p>0</text:p>
          </table:table-cell>
          <table:table-cell office:value-type="string">
            <text:p>46.01</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1">
          <table:table-cell office:value-type="string">
            <text:p>dormire.407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Sizzo </text:p>
          </table:table-cell>
          <table:table-cell/>
          <table:table-cell office:value-type="string">
            <text:p>Via Centrale 18, 38123 Ravina - Trento </text:p>
          </table:table-cell>
          <table:table-cell office:value-type="string">
            <text:p>Via Centrale 18, 38123 Ravina, Trient </text:p>
          </table:table-cell>
          <table:table-cell office:value-type="string">
            <text:p>Via Centrale 18, 38123 Ravina - Trento </text:p>
          </table:table-cell>
          <table:table-cell office:value-type="string">
            <text:p>http://www.villasizzo.it</text:p>
          </table:table-cell>
          <table:table-cell office:value-type="string">
            <text:p>info@villasizzo.it</text:p>
          </table:table-cell>
          <table:table-cell office:value-type="string">
            <text:p>0461 1750000</text:p>
          </table:table-cell>
          <table:table-cell table:number-columns-repeated="2"/>
          <table:table-cell office:value-type="string">
            <text:p>villa_sizzo.jpg</text:p>
          </table:table-cell>
          <table:table-cell office:value-type="string">
            <text:p>Raffinata accoglienza nella storica cornice di Villa Sizzo. A pochi minuti dal centro di Trento, nello storico nucleo dell'abitato di Ravina al di lá del fiume Adige, sarete accolti nella raffinata cornice di Villa Sizzo, residenza estiva dei conti Sizzo dal 1600. Qui il gusto per il design si mescola ad un luogo carico di storia. </text:p>
          </table:table-cell>
          <table:table-cell office:value-type="string">
            <text:p>Raffinierte Gastfreundschaft im historischen Rahmen der Villa Sizzo. Nur wenige Minuten Fußweg zur Stadtmitte von Trient, werden Sie im historischen Kern der Ortschaft Ravina, auf der rechten Seite der Etsch, im raffinierten Rahmen der Villa Sizzo empfangen. Die Villa war seit dem 17. Jh. Sommersitz der Grafen Sizzo. Geschmackvolles Design geht hier eine gelungene Symbiose mit einem besonders geschichtsträchtigen Ort ein. </text:p>
          </table:table-cell>
          <table:table-cell office:value-type="string">
            <text:p>An elegant welcome in the historic setting of Villa Sizzo. A few minutes drive from the town centre of Trento, in the historic heart of Ravina on the other side of the River Adige, you will be welcomed in the elegant setting of Villa Sizzo, the summer residence of the Sizzo counts since 1600. Here, a taste for design is blended with the historic references of which this place is rich. </text:p>
          </table:table-cell>
          <table:table-cell office:value-type="float" office:value="0">
            <text:p>0</text:p>
          </table:table-cell>
          <table:table-cell office:value-type="float" office:value="204">
            <text:p>204</text:p>
          </table:table-cell>
          <table:table-cell office:value-type="string">
            <text:p>46.04</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7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Zara </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bbzara.com</text:p>
          </table:table-cell>
          <table:table-cell office:value-type="string">
            <text:p>cristina.postal@gmail.com</text:p>
          </table:table-cell>
          <table:table-cell office:value-type="string">
            <text:p>347 7254043</text:p>
          </table:table-cell>
          <table:table-cell table:number-columns-repeated="2"/>
          <table:table-cell office:value-type="string">
            <text:p>zara.jpg</text:p>
          </table:table-cell>
          <table:table-cell office:value-type="string">
            <text:p>Il Bed &amp; Breakfast ZARA costituito da un grazioso appartamento posto al primo piano di uno storico edificio dei primi del '900 situato in una tranquilla e silenziosa via a pochi passi dal centro storico di Trento. Completamente ristrutturato, dotato di tutti i comfort e sará interamente a vostra disposizione per garantirvi la massima privacy e tranquillitá. Si compone di un'ampia e luminosa camera matrimoniale, con possibilitá di inserire un terzo letto; di una cucina perfettamente attrezzata, di un bagno con doccia e asciugacapelli, e di una zona giorno in cui gli ospiti possono trovare d®pliant, mappe della cittá e indirizzi dei migliori ristoranti. </text:p>
          </table:table-cell>
          <table:table-cell office:value-type="string">
            <text:p>Der Bed &amp; Breakfast Zara besteht aus einem reizenden, im ersten Stock eines historischen Gebäudes aus den Anfängen des 20. Jhs. liegenden Appartement in ruhiger Lage. Die Altstadt von Trient lässt sich in wenigen Minuten Fußweg erreichen. Das vollkommen renovierte Appartement bietet jeglichen Komfort und steht zu Ihrer kompletten Verfügung, was maximale Privatsphäre und Ruhe gewährleistet. Die Wohnung besteht aus einem großen, lichtdurchfluteten Schlafzimmer mit Doppelbett (Möglichkeit, ein drittes Bett zuzustellen), einer perfekt ausgestatteten Küche, einem Duschbad mit Haartrockner, einem Wohnraum, in dem die Gäste Broschüren, einen Stadtplan und die Adressen der besten Restaurants der Stadt finden. <text:s/></text:p>
          </table:table-cell>
          <table:table-cell office:value-type="string">
            <text:p>The Bed &amp; Breakfast ZARA is a lovely apartment on the first floor of a historic building dating from the early 1900s. It is found in a quiet and pleasant area, a short walk from the historic town centre of Trento. Completely renovated, it is equipped with all modern conveniences. Guests are guaranteed maximum privacy and quiet. It includes a spacious bright double bedroom where a third bed can be placed, a fully equipped kitchen, a bathroom with shower and hairdryer and a living room where guests will find brochures, town maps and the addresses of the best restaurants in town. </text:p>
          </table:table-cell>
          <table:table-cell office:value-type="float" office:value="1">
            <text:p>1</text:p>
          </table:table-cell>
          <table:table-cell office:value-type="float" office:value="427">
            <text:p>427</text:p>
          </table:table-cell>
          <table:table-cell office:value-type="string">
            <text:p>46.0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77</text:p>
          </table:table-cell>
          <table:table-cell office:value-type="string">
            <text:p>it</text:p>
          </table:table-cell>
          <table:table-cell office:value-type="string">
            <text:p>dormire</text:p>
          </table:table-cell>
          <table:table-cell office:value-type="string">
            <text:p>Campeggio</text:p>
          </table:table-cell>
          <table:table-cell office:value-type="string">
            <text:p>Campingplatz</text:p>
          </table:table-cell>
          <table:table-cell office:value-type="string">
            <text:p>Camp-site</text:p>
          </table:table-cell>
          <table:table-cell office:value-type="string">
            <text:p>Locanda dell'Arguta - Agricampeggio</text:p>
          </table:table-cell>
          <table:table-cell/>
          <table:table-cell office:value-type="string">
            <text:p>Via delle Ischie, 37 - 38123 Romagnano, Trento TN</text:p>
          </table:table-cell>
          <table:table-cell office:value-type="string">
            <text:p>Via delle Ischie, 37 - 38123 Romagnano, Trient TN</text:p>
          </table:table-cell>
          <table:table-cell office:value-type="string">
            <text:p>Via delle Ischie, 37 - 38123 Romagnano, Trento TN</text:p>
          </table:table-cell>
          <table:table-cell office:value-type="string">
            <text:p>http://www.locanda-arguta.it</text:p>
          </table:table-cell>
          <table:table-cell office:value-type="string">
            <text:p>info@locanda-arguta.it</text:p>
          </table:table-cell>
          <table:table-cell office:value-type="string">
            <text:p>333 7614660</text:p>
          </table:table-cell>
          <table:table-cell table:number-columns-repeated="2"/>
          <table:table-cell office:value-type="string">
            <text:p>arguta.jpg</text:p>
          </table:table-cell>
          <table:table-cell office:value-type="string">
            <text:p>L'agriturismo "La locanda de l'arguta" è situato alle porte della città di Trento, immerso nei frutteti della valle dell'Adige a ridosso del monte Bondone. La costruzione di nuova concezione è realizzata secondo le recenti tecniche di bioedilizia. Dispone di sette stanze, ognuna con bagno ed ingresso autonomo, con capacità da due a cinque posti letto. E' dotata inoltre di una calda ed accogliente sala dove gustare ricche colazioni. </text:p>
          </table:table-cell>
          <table:table-cell office:value-type="string">
            <text:p>Der Agrotourismus-Betrieb „La locanda de l'arguta“ befindet sich am Eingang zur Stadt Trient", von den Obstgärten des Etschtals umgeben und im Schutz des Monte Bondone. Das moderne Gebäude wurde nach den neuen Techniken der Baubiologie gebaut. Es verfügt über sieben Zimmer, jeweils mit eigenem Bad und Eingang, die zwei bis fünf Personen Platz bieten. Unseren Gästen steht außerdem ein warmer, behaglicher Gemeinschaftsraum zur Verfügung, wo reichhaltige Frühstücke aufgetischt werden. </text:p>
            <text:p/>
          </table:table-cell>
          <table:table-cell office:value-type="string">
            <text:p>The farmhouse inn 'La locanda de l'arguta' is just outside Trento, surrounded by the orchards of the Val d'Adige and under the cover of Monte Bondone. The building is recent and was built according to the new techniques of building biology. It has seven rooms which can accommodate from two to seven people. Each room has its private bathroom and separate entrance. There is also a cosy room where guests can enjoy copious breakfasts.</text:p>
            <text:p/>
          </table:table-cell>
          <table:table-cell table:number-columns-repeated="2" office:value-type="float" office:value="0">
            <text:p>0</text:p>
          </table:table-cell>
          <table:table-cell office:value-type="string">
            <text:p>46.0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2">
          <table:table-cell office:value-type="string">
            <text:p>dormire.4078</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Ester</text:p>
          </table:table-cell>
          <table:table-cell/>
          <table:table-cell office:value-type="string">
            <text:p>Via Sal├¿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è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text:p>
          </table:table-cell>
          <table:table-cell office:value-type="string">
            <text:p>11.15</text:p>
          </table:table-cell>
          <table:table-cell office:value-type="float" office:value="0">
            <text:p>0</text:p>
          </table:table-cell>
          <table:table-cell office:value-type="string">
            <text:p>15/11/2013 15:00 AM +0100</text:p>
          </table:table-cell>
        </table:table-row>
        <table:table-row table:style-name="ro1">
          <table:table-cell office:value-type="string">
            <text:p>dormire.4079</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Locanda del Bel Sorriso</text:p>
          </table:table-cell>
          <table:table-cell/>
          <table:table-cell office:value-type="string">
            <text:p>Strada delle Novaline, 38123 Mattarello - Trento</text:p>
          </table:table-cell>
          <table:table-cell office:value-type="string">
            <text:p>Strada delle Novaline, 38123 Mattarello, Trient</text:p>
          </table:table-cell>
          <table:table-cell office:value-type="string">
            <text:p>Strada delle Novaline, 38123 Mattarello - Trento</text:p>
          </table:table-cell>
          <table:table-cell office:value-type="string">
            <text:p>http://www.villabertagnolli.it</text:p>
          </table:table-cell>
          <table:table-cell office:value-type="string">
            <text:p>villa.bertagnolli@tin.it</text:p>
          </table:table-cell>
          <table:table-cell office:value-type="string">
            <text:p>0461 942194</text:p>
          </table:table-cell>
          <table:table-cell office:value-type="string">
            <text:p>347 8157588</text:p>
          </table:table-cell>
          <table:table-cell office:value-type="string">
            <text:p>0461 942212</text:p>
          </table:table-cell>
          <table:table-cell office:value-type="string">
            <text:p>bel_sorriso.jpg</text:p>
          </table:table-cell>
          <table:table-cell office:value-type="string">
            <text:p>E' annessa a Villa Bertagnolli, risalente al XVII secolo. Charme ed eleganza dal sapore antico, a pochi passi da Trento. Il luogo esclusivo.</text:p>
          </table:table-cell>
          <table:table-cell office:value-type="string">
            <text:p>Angeschlossen an die aus dem 17. Jh. stammende Villa Bertagnolli. Historisch angehauchter Charme und Eleganz - direkt bei Trient. Ein absolut exklusiver Ort.</text:p>
          </table:table-cell>
          <table:table-cell office:value-type="string">
            <text:p>It is an out-building of Villa Bertagnolli, dating back to the seventeenth century. Charm and elegance with an olden touch, a short walk from Trento. An exclusive place.</text:p>
          </table:table-cell>
          <table:table-cell office:value-type="float" office:value="1">
            <text:p>1</text:p>
          </table:table-cell>
          <table:table-cell office:value-type="float" office:value="427">
            <text:p>427</text:p>
          </table:table-cell>
          <table:table-cell office:value-type="string">
            <text:p>46.01</text:p>
          </table:table-cell>
          <table:table-cell office:value-type="string">
            <text:p>11.14</text:p>
          </table:table-cell>
          <table:table-cell office:value-type="float" office:value="0">
            <text:p>0</text:p>
          </table:table-cell>
          <table:table-cell office:value-type="string">
            <text:p>15/11/2013 15:00 AM +0100</text:p>
          </table:table-cell>
        </table:table-row>
        <table:table-row table:style-name="ro3">
          <table:table-cell office:value-type="string">
            <text:p>dormire.4081</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merica 2</text:p>
          </table:table-cell>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Benvenuti all'Hotel America, nel centro storico di Trento, a due passi dal Castello del Buonconsiglio e dal Duomo, l'albergo ideale per le persone d'affari, ma anche per il turista amante dell'arte e della natura. L'hotel dispone anche di alcuni appartamenti monolocali, pensati per permanenze settimanali, con minicucina accessoriata e dotazioni come in albergo.</text:p>
            <text:p/>
          </table:table-cell>
          <table:table-cell office:value-type="string">
            <text:p>Willkommen im Hotel America, in der Trienter Altstadt und einen Katzensprung von Schloss Buonconsiglio und dem Dom gelegen. Dieses Hotel ist ideal für Geschäftsreisende sowie für Kunst- und Naturliebhaber. Im Hotelgebäude gibt es auch einige 1-Zimmer-Wohnungen, die für einwöchige Aufenthalte gedacht sind. Sie verfügen über eine Kochnische sowie über dieselbe Ausstattung wie die Hotelzimmer.</text:p>
            <text:p/>
            <text:p/>
          </table:table-cell>
          <table:table-cell office:value-type="string">
            <text:p>Welcome to Hotel America in the old town, a stone's throw from Buonconsiglio Castle and the cathedral. This hotel is ideal for business travellers as well as for art and nature lovers. Inside the hotel, there are also a few 1-room apartments designed for 1-week stays: they come with a kitchenette and the same equipment as the other hotel rooms.</text:p>
          </table:table-cell>
          <table:table-cell office:value-type="float" office:value="1">
            <text:p>1</text:p>
          </table:table-cell>
          <table:table-cell office:value-type="float" office:value="480">
            <text:p>480</text:p>
          </table:table-cell>
          <table:table-cell office:value-type="string">
            <text:p>46.07</text:p>
          </table:table-cell>
          <table:table-cell office:value-type="string">
            <text:p>11.12</text:p>
          </table:table-cell>
          <table:table-cell office:value-type="float" office:value="1">
            <text:p>1</text:p>
          </table:table-cell>
          <table:table-cell office:value-type="string">
            <text:p>21/11/2013 10:00 AM +0100</text:p>
          </table:table-cell>
        </table:table-row>
        <table:table-row table:style-name="ro1">
          <table:table-cell office:value-type="string">
            <text:p>dormire.4082</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ampet Residence</text:p>
          </table:table-cell>
          <table:table-cell/>
          <table:table-cell office:value-type="string">
            <text:p>Strada di Vason 52/54 Vason 38123 Trento </text:p>
          </table:table-cell>
          <table:table-cell office:value-type="string">
            <text:p>Strada di Vason 52/54 Vason 38123 Trient </text:p>
          </table:table-cell>
          <table:table-cell office:value-type="string">
            <text:p>Strada di Vason 52/54 Vason 38123 Trento </text:p>
          </table:table-cell>
          <table:table-cell office:value-type="string">
            <text:p>http://www.campet.it</text:p>
          </table:table-cell>
          <table:table-cell office:value-type="string">
            <text:p>info@campet.it</text:p>
          </table:table-cell>
          <table:table-cell office:value-type="string">
            <text:p>0461 948135</text:p>
          </table:table-cell>
          <table:table-cell/>
          <table:table-cell office:value-type="string">
            <text:p>0461 948135</text:p>
          </table:table-cell>
          <table:table-cell/>
          <table:table-cell table:number-columns-repeated="3"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table:number-columns-repeated="2" office:value-type="float" office:value="0">
            <text:p>0</text:p>
          </table:table-cell>
          <table:table-cell office:value-type="string">
            <text:p>46.04</text:p>
          </table:table-cell>
          <table:table-cell office:value-type="string">
            <text:p>11.06</text:p>
          </table:table-cell>
          <table:table-cell office:value-type="float" office:value="0">
            <text:p>0</text:p>
          </table:table-cell>
          <table:table-cell office:value-type="string">
            <text:p>15/11/2013 15:00 AM +0100</text:p>
          </table:table-cell>
        </table:table-row>
        <table:table-row table:style-name="ro3">
          <table:table-cell office:value-type="string">
            <text:p>dormire.408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al Parco</text:p>
          </table:table-cell>
          <table:table-cell/>
          <table:table-cell office:value-type="string">
            <text:p>Via Bolzano 21/B/F 38121 Gardolo - Trento </text:p>
          </table:table-cell>
          <table:table-cell office:value-type="string">
            <text:p>Via Bolzano 21/B/F 38121 Gardolo, Trient </text:p>
          </table:table-cell>
          <table:table-cell office:value-type="string">
            <text:p>Via Bolzano 21/B/F 38121 Gardolo -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Bolzano 21/B a nord della città all'interno di un complesso residenziale, adiacente ad una zona verde con attrattive per bambini. Possiede un a posizione comoda per raggiungere facilmente i raccordi autostradali e la nuova <text:s/>superstrada che collega la città con l'affascinante Val di Non e del monte Paganella, note mete sciistiche ambite del Trentino.</text:p>
          </table:table-cell>
          <table:table-cell office:value-type="string">
            <text:p>In Trient, in der Via Bolzano 21/B gelegen, d. h. in einer Wohngegend im Norden von Trient und angrenzend an einer Grünanlage mit Attraktionen für Kinder. Günstige Lage in der Nähe zu Autobahnknotenpunkten sowie der neuen Schnellstraße, die Trient mit zwei berühmten Skigebieten des Trentinos –Nonsberg/Val di Non und Monte Paganella – verbindet.</text:p>
            <text:p/>
            <text:p/>
          </table:table-cell>
          <table:table-cell office:value-type="string">
            <text:p>Situated in Trento, via Bolzano 21/B, i.e. in a residential area to the north of Trento and next to an area of greenery with attractions for children. Conveniently located within easy reach of motorway junctions and the new highway connecting Trento with the Val di Non and Monte Paganella, two famous Trentino ski resorts.</text:p>
          </table:table-cell>
          <table:table-cell table:number-columns-repeated="2" office:value-type="float" office:value="0">
            <text:p>0</text:p>
          </table:table-cell>
          <table:table-cell office:value-type="string">
            <text:p>46.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2">
          <table:table-cell office:value-type="string">
            <text:p>dormire.408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alileo </text:p>
          </table:table-cell>
          <table:table-cell/>
          <table:table-cell office:value-type="string">
            <text:p>Via Galileo Galilei 7, 38122 Trento </text:p>
          </table:table-cell>
          <table:table-cell office:value-type="string">
            <text:p>Via Galileo Galilei 7, 38122 Trient </text:p>
          </table:table-cell>
          <table:table-cell office:value-type="string">
            <text:p>Via Galileo Galilei 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alilei 7, è ubicato a ridosso del centro storico a poca distanza dal Castello del Buonconsiglio, una delle attrazioni più <text:s/>interessanti della città. </text:p>
          </table:table-cell>
          <table:table-cell office:value-type="string">
            <text:p>In Trient, in der Via Galilei 7, gelegen, d. h. vor der Altstadt und unweit von Schloss Buonconsiglio, einem der interessantesten Sehenswürdigkeiten der Stadt.</text:p>
            <text:p/>
          </table:table-cell>
          <table:table-cell office:value-type="string">
            <text:p>Situated in Trento, via Galilei 7, in front of the old town and within a short distance of Buonconsiglio Castle, one of the town's most interesting sights. </text:p>
          </table:table-cell>
          <table:table-cell table:number-columns-repeated="2" office:value-type="float" office:value="0">
            <text:p>0</text:p>
          </table:table-cell>
          <table:table-cell office:value-type="string">
            <text:p>46.07</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85</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occiadoro </text:p>
          </table:table-cell>
          <table:table-cell/>
          <table:table-cell office:value-type="string">
            <text:p>Via Gocciadoro 152, 38122 Trento </text:p>
          </table:table-cell>
          <table:table-cell office:value-type="string">
            <text:p>Via Gocciadoro 152, 38122 Trient </text:p>
          </table:table-cell>
          <table:table-cell office:value-type="string">
            <text:p>Via Gocciadoro 15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occiadoro 152, posizionato a poca distanza dell'ospedale Santa Chiara e dal parco Gocciadoro, area verde attrezzata per lunghe passeggiate e per lo sport all'aria aperta.</text:p>
          </table:table-cell>
          <table:table-cell office:value-type="string">
            <text:p>In Trient, in der Via Gocciadoro 152, gelegen, d. h. unweit des Santa-Chiara-Krankenhauses und des Gocciadoro-Parks, der für lange Spaziergänge und die Ausübung von verschiedenen Sportarten im Freien bestens angelegt ist.</text:p>
            <text:p/>
          </table:table-cell>
          <table:table-cell office:value-type="string">
            <text:p>Situated in Trento, via Gocciadoro 152, near the Santa Chiara hospital and Gocciadoro park, an area of greenery crisscrossed with long walks and equipped with outdoor sports facilities.</text:p>
          </table:table-cell>
          <table:table-cell table:number-columns-repeated="2" office:value-type="float" office:value="0">
            <text:p>0</text:p>
          </table:table-cell>
          <table:table-cell office:value-type="string">
            <text:p>46.05</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2">
          <table:table-cell office:value-type="string">
            <text:p>dormire.4086</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ort'Aquila </text:p>
          </table:table-cell>
          <table:table-cell/>
          <table:table-cell office:value-type="string">
            <text:p>P.zza Venezia 12, 38122 Trento </text:p>
          </table:table-cell>
          <table:table-cell office:value-type="string">
            <text:p>P.zza Venezia 12, 38122 Trient </text:p>
          </table:table-cell>
          <table:table-cell office:value-type="string">
            <text:p>P.zza Venezia 1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ortaquila.jpg</text:p>
          </table:table-cell>
          <table:table-cell office:value-type="string">
            <text:p>Situato a Trento in piazza Venezia 12/A, è ubicato nel centro della città e dista un centinaio di metri dal centro storico, il residence è uno splendido palazzo signorile. </text:p>
          </table:table-cell>
          <table:table-cell office:value-type="string">
            <text:p>Prachtvoller Herrensitz in Trient, an Piazza Venezia (Nr. 12/A), d. h. in der Stadtmitte und zirka 100 m von der Altstadt gelegen. </text:p>
            <text:p/>
          </table:table-cell>
          <table:table-cell office:value-type="string">
            <text:p>Splendid stately home situated in Trento, Piazza Venezia 12/A, i.e. in the town centre and about a hundred yards from the old town. </text:p>
          </table:table-cell>
          <table:table-cell table:number-columns-repeated="2" office:value-type="float" office:value="0">
            <text:p>0</text:p>
          </table:table-cell>
          <table:table-cell office:value-type="string">
            <text:p>46.07</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87</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Torre Vanga </text:p>
          </table:table-cell>
          <table:table-cell/>
          <table:table-cell office:value-type="string">
            <text:p>Via Propositura 17, 38122 Trento </text:p>
          </table:table-cell>
          <table:table-cell office:value-type="string">
            <text:p>Via Propositura 17, 38122 Trient </text:p>
          </table:table-cell>
          <table:table-cell office:value-type="string">
            <text:p>Via Propositura 1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torre vanga.jpg</text:p>
          </table:table-cell>
          <table:table-cell office:value-type="string">
            <text:p>Situato a Trento in via Prepositura 7, a ridosso del centro storico, incorniciato tra la bellissima chiesa di Santa Maria Maggiore e Torre Vanga, a poca distanza dalla stazione ferroviaria e da piazza del Duomo.</text:p>
          </table:table-cell>
          <table:table-cell office:value-type="string">
            <text:p>In Trient, in der Via Prepositura 7, d. h. vor der Altstadt gelegen. Umrahmt von der wunderschönen Maria-Maggiore-Kirche auf der einen Seite und von Torre Vanga auf der anderen. Unweit des Bahnhofs und des Domplatzes.</text:p>
            <text:p/>
          </table:table-cell>
          <table:table-cell office:value-type="string">
            <text:p>Situated in Trento, via Prepositura 7, in front of the old town and framed by the beautiful Maria Maggiore Church on one side and Torre Vanga on the other. Not far from the railway station and cathedral square.</text:p>
          </table:table-cell>
          <table:table-cell table:number-columns-repeated="2" office:value-type="float" office:value="0">
            <text:p>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2">
          <table:table-cell office:value-type="string">
            <text:p>dormire.4088</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iedicastello</text:p>
          </table:table-cell>
          <table:table-cell/>
          <table:table-cell office:value-type="string">
            <text:p>Via Brescia 37, 38122 Trento </text:p>
          </table:table-cell>
          <table:table-cell office:value-type="string">
            <text:p>Via Brescia 37, 38122 Trient </text:p>
          </table:table-cell>
          <table:table-cell office:value-type="string">
            <text:p>Via Brescia 3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iedicastello.jpg</text:p>
          </table:table-cell>
          <table:table-cell office:value-type="string">
            <text:p>Situato a Trento in via Brescia 39, è ubicato nel tranquillo quartiere di Piedicastello a sinistra dell'Adige e vicinissima ai vari raccordi autostradali di Trento centro. Da esso è facile raggiungere il monte Bondone una delle attrattive sciistiche ed escursionistiche del Trentino.</text:p>
          </table:table-cell>
          <table:table-cell office:value-type="string">
            <text:p>In Trient, in der Via Brescia 39, d. h. in dem ruhigen Piedicastello-Viertel an der westlichen Seite der Etsch. In unmittelbarer Nähe zur Autobahnausfahrt/-einfahrt „Trento centro“. Unweit von Monte Bondone, einem der beliebtesten Ski- und Wandergebiete des Trentino.</text:p>
            <text:p/>
          </table:table-cell>
          <table:table-cell office:value-type="string">
            <text:p>Situated in Trento, via Brescia 39, i.e. in the tranquil district of Piedicastello on the western bank of the Adige River. Close to the motorway access road/exit 'Trento centro'. Within easy reach of Monte Bondone, one of the region's ski resorts and hiking paradises.</text:p>
          </table:table-cell>
          <table:table-cell table:number-columns-repeated="2" office:value-type="float" office:value="0">
            <text:p>0</text:p>
          </table:table-cell>
          <table:table-cell office:value-type="string">
            <text:p>46.07</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2">
          <table:table-cell office:value-type="string">
            <text:p>dormire.4089</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ollina</text:p>
          </table:table-cell>
          <table:table-cell/>
          <table:table-cell office:value-type="string">
            <text:p>Loc. Man S. Antonio 13, 38123 Trento </text:p>
          </table:table-cell>
          <table:table-cell office:value-type="string">
            <text:p>Loc. Man S. Antonio 13, 38123 Trient </text:p>
          </table:table-cell>
          <table:table-cell office:value-type="string">
            <text:p>Loc. Man S. Antonio 13, 38123 Trento </text:p>
          </table:table-cell>
          <table:table-cell office:value-type="string">
            <text:p>http://www.collinaappartamentitrento.it</text:p>
          </table:table-cell>
          <table:table-cell office:value-type="string">
            <text:p>info@collinaappartamentitrento.it</text:p>
          </table:table-cell>
          <table:table-cell office:value-type="string">
            <text:p>0461 924868</text:p>
          </table:table-cell>
          <table:table-cell/>
          <table:table-cell office:value-type="string">
            <text:p>0461 934983</text:p>
          </table:table-cell>
          <table:table-cell office:value-type="string">
            <text:p>collina.jpg</text:p>
          </table:table-cell>
          <table:table-cell office:value-type="string">
            <text:p>Collinappartamenti è una struttura unitaria, di recente costruzione, composta da una decina di confortevoli appartamenti. Si trova sulla collina est della città di Trento, in posizione panoramica sia sulla città sia sulle montagne circostanti; si tratta di una zona tranquilla, immersa nel verde, confinante con spazi alberati e vitigni.</text:p>
          </table:table-cell>
          <table:table-cell office:value-type="string">
            <text:p>Collinappartamenti ist ein rezentes Zweckgebäude, in dem um die zehn komfortable Wohnungen untergebracht sind. Am Hang im Osten der Stadt Trient gelegen. Schöne Aussicht auf die Stadt und Berge der Umgebung. Ruhige Lage, von grüner Landschaft umgeben und an mit Bäumen bepflanzte Grundstücke und Weingärten angrenzend.</text:p>
            <text:p/>
          </table:table-cell>
          <table:table-cell office:value-type="string">
            <text:p>Collinappartamenti is a recent single-purpose building made up of approximately ten comfortable apartments. It is located on a hill to the east of Trento and has a nice view of the town as well as of the surrounding mountains. Tranquil spot, surrounded by greenery and next to tree-planted areas and vineyards.</text:p>
            <text:p/>
          </table:table-cell>
          <table:table-cell table:number-columns-repeated="2" office:value-type="float" office:value="0">
            <text:p>0</text:p>
          </table:table-cell>
          <table:table-cell office:value-type="string">
            <text:p>46.04</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1">
          <table:table-cell office:value-type="string">
            <text:p>dormire.4090</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La Decima Appartamenti</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 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Besichtigungen von Trient und Ausflüge in die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table:number-columns-repeated="2" office:value-type="float" office:value="0">
            <text:p>0</text:p>
          </table:table-cell>
          <table:table-cell office:value-type="float" office:value="46">
            <text:p>4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9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ster</text:p>
          </table:table-cell>
          <table:table-cell/>
          <table:table-cell office:value-type="string">
            <text:p>Via Sal├¿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9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uropa</text:p>
          </table:table-cell>
          <table:table-cell office:value-type="float" office:value="2">
            <text:p>2</text:p>
          </table:table-cell>
          <table:table-cell office:value-type="string">
            <text:p>Strada di Vaneze 31, Vaneze 38123 - Trento</text:p>
          </table:table-cell>
          <table:table-cell office:value-type="string">
            <text:p>Strada di Vaneze 31, Vaneze 38123 - Trient</text:p>
          </table:table-cell>
          <table:table-cell office:value-type="string">
            <text:p>Strada di Vaneze 31, Vaneze 38123 - Trento</text:p>
          </table:table-cell>
          <table:table-cell table:number-columns-repeated="2"/>
          <table:table-cell office:value-type="string">
            <text:p>0461 947183</text:p>
          </table:table-cell>
          <table:table-cell table:number-columns-repeated="6"/>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Oasi</text:p>
          </table:table-cell>
          <table:table-cell office:value-type="float" office:value="1">
            <text:p>1</text:p>
          </table:table-cell>
          <table:table-cell office:value-type="string">
            <text:p>Via Bolzano 14, 38121 - Trento</text:p>
          </table:table-cell>
          <table:table-cell office:value-type="string">
            <text:p>Via Bolzano 14, 38121 - Trient</text:p>
          </table:table-cell>
          <table:table-cell office:value-type="string">
            <text:p>Via Bolzano 14, 38121 - Trento</text:p>
          </table:table-cell>
          <table:table-cell/>
          <table:table-cell office:value-type="string">
            <text:p>pieralessio.bampi@virgilio.it</text:p>
          </table:table-cell>
          <table:table-cell office:value-type="string">
            <text:p>0461 992223</text:p>
          </table:table-cell>
          <table:table-cell/>
          <table:table-cell office:value-type="string">
            <text:p>0461 992223</text:p>
          </table:table-cell>
          <table:table-cell table:number-columns-repeated="4"/>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2</text:p>
          </table:table-cell>
          <table:table-cell/>
          <table:table-cell office:value-type="string">
            <text:p>Via Pinara 6, 38123 Povo <text:s/>- Trento</text:p>
          </table:table-cell>
          <table:table-cell office:value-type="string">
            <text:p>Via Pinara 6, 38123 Povo <text:s/>- Trient</text:p>
          </table:table-cell>
          <table:table-cell office:value-type="string">
            <text:p>Via Pinara 6, 38123 Povo <text:s/>- Trento</text:p>
          </table:table-cell>
          <table:table-cell office:value-type="string">
            <text:p>http://www.bbada.it</text:p>
          </table:table-cell>
          <table:table-cell office:value-type="string">
            <text:p>info@bbada.it</text:p>
          </table:table-cell>
          <table:table-cell office:value-type="string">
            <text:p>335 6058815</text:p>
          </table:table-cell>
          <table:table-cell table:number-columns-repeated="2"/>
          <table:table-cell office:value-type="string">
            <text:p>pinara.jpg</text:p>
          </table:table-cell>
          <table:table-cell table:number-columns-repeated="3"/>
          <table:table-cell office:value-type="float" office:value="1">
            <text:p>1</text:p>
          </table:table-cell>
          <table:table-cell office:value-type="float" office:value="0">
            <text:p>0</text:p>
          </table:table-cell>
          <table:table-cell table:number-columns-repeated="2"/>
          <table:table-cell office:value-type="float" office:value="1">
            <text:p>1</text:p>
          </table:table-cell>
          <table:table-cell office:value-type="string">
            <text:p>21/11/2013 10:00 AM +0100</text:p>
          </table:table-cell>
        </table:table-row>
        <table:table-row table:style-name="ro5">
          <table:table-cell office:value-type="string">
            <text:p>dormire.409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entro</text:p>
          </table:table-cell>
          <table:table-cell/>
          <table:table-cell office:value-type="string">
            <text:p>Via Roma 27, 38122 Trento</text:p>
          </table:table-cell>
          <table:table-cell office:value-type="string">
            <text:p>Via Roma 27, 38122 Trient </text:p>
          </table:table-cell>
          <table:table-cell office:value-type="string">
            <text:p>Via Roma 27, 38122 Trento</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3"/>
          <table:table-cell office:value-type="string">
            <text:p>Il B&amp;B Centro si trova nel centro storico di Trento in Via Roma nel cortile interno di un palazzo recentemente ristrutturato con ascensore.</text:p>
            <text:p>Dista meno di 5 minuti a piedi dalla stazione dei treni e delle corriere,400 metri da Piazza Duomo ed è situato all'inizio del polo universitario di Trento.</text:p>
            <text:p>Raggiungibile in automobile, essendo al limite della Ztl, con varie possibilità di parcheggio nelle immediate vicinanze.</text:p>
            <text:p>La soluzione ideale per chi intende visitare la città, per chi ha impegni lavorativi e desidera tranquillità e comodità negli spostamenti a piedi, per gli studenti vista l'immediata vicinanza alle varie facoltà universitarie.</text:p>
            <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2">
          <table:table-cell office:value-type="string">
            <text:p>dormire.409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casa di Maria Carlotta</text:p>
          </table:table-cell>
          <table:table-cell/>
          <table:table-cell office:value-type="string">
            <text:p>Via Paludi 21/6, 38121 Gardolo - Trento</text:p>
          </table:table-cell>
          <table:table-cell office:value-type="string">
            <text:p>Via Paludi 21/6, 38121 Gardolo - Trient</text:p>
          </table:table-cell>
          <table:table-cell office:value-type="string">
            <text:p>Via Paludi 21/6, 38121 Gardolo - Trento</text:p>
          </table:table-cell>
          <table:table-cell office:value-type="string">
            <text:p>http://www.lacasadimariacarlotta.altervista.com</text:p>
          </table:table-cell>
          <table:table-cell office:value-type="string">
            <text:p>lacasadimariacarlotta@gmail.com</text:p>
          </table:table-cell>
          <table:table-cell office:value-type="string">
            <text:p>347 3318987</text:p>
          </table:table-cell>
          <table:table-cell table:number-columns-repeated="3"/>
          <table:table-cell office:value-type="string">
            <text:p>Il b&amp;b La casa di Maria Carlotta è una villetta unifamiliare </text:p>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3">
          <table:table-cell office:value-type="string">
            <text:p>dormire.409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Rosa Blu</text:p>
          </table:table-cell>
          <table:table-cell/>
          <table:table-cell office:value-type="string">
            <text:p>Via Degasperi, 108 38123 - Trento</text:p>
          </table:table-cell>
          <table:table-cell office:value-type="string">
            <text:p>Via Degasperi, 108 38123 - Trient</text:p>
          </table:table-cell>
          <table:table-cell office:value-type="string">
            <text:p>Via Degasperi, 108 38123 - Trento</text:p>
          </table:table-cell>
          <table:table-cell office:value-type="string">
            <text:p>http://www.larosablu.trento.it</text:p>
          </table:table-cell>
          <table:table-cell office:value-type="string">
            <text:p>info@larosablu.trento.it</text:p>
          </table:table-cell>
          <table:table-cell office:value-type="string">
            <text:p>335 5654230</text:p>
          </table:table-cell>
          <table:table-cell table:number-columns-repeated="3"/>
          <table:table-cell office:value-type="string">
            <text:p>Il Bed and Breakfast "La Rosa Blu" <text:s/>si trova a Trento in zona Clarina, a 15 minuti a piedi dal centro, in un quartiere molto tranquillo.E' situato al secondo e ultimo piano (senza ascensore), in un raffinato, grazioso e silenzioso appartamento dotato di tutti i comfort per garantirvi un soggiorno sereno. Il B&amp;B "La Rosa Blu" <text:s/>è composto da una stanza matrimoniale con balcone e con possibilità di aggiungere il terzo letto, una stanza singola, un bagno con vasca doccia, e zona giorno dove si possono trovare depliants, mappe e cartine della città.</text:p>
            <text:p>A disposizione degli ospiti collegamento internet WiFi gratuito in tutto l'appartamento e angolo tisane.Nelle immediate vicinanze del B&amp;B vi sono inoltre numerosi servizi, tra cui vari supermercati, farmacia, ufficio postale, banche, lavanderia. La fermata dell'autobus si trova di fronte a casa e in pochi minuti vi porterà nel centro della città.</text:p>
            <text:p>Inoltre, nelle immediate vicinanze vi è la pista ciclabile che oltre a portarvi in centro, è collegata alla rete ciclabile europea.</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Rosagalina</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rosagalina.it</text:p>
          </table:table-cell>
          <table:table-cell office:value-type="string">
            <text:p>info@rosagalina.it</text:p>
          </table:table-cell>
          <table:table-cell office:value-type="string">
            <text:p>334 7464718</text:p>
          </table:table-cell>
          <table:table-cell table:number-columns-repeated="2"/>
          <table:table-cell office:value-type="string">
            <text:p>rosagalina.jpg</text:p>
          </table:table-cell>
          <table:table-cell office:value-type="string">
            <text:p>Il nostro B&amp;B si trova a Trento in via Zara 8/C, vicino al centro storico, 10 minuti a piedi dal Duomo e 5 minuti da Piazza Fiera, cornice degli annuali Mercatini di Natale. A breve distanza, comodamente raggiungibili, troverete ristoranti di tutte le categorie. L'Ospedale San Camillo si trova a pochi metri, mentre l'Ospedale Santa Chiara è raggiungibile a piedi in circa 15 minuti. L'appartamento, composto da una spaziosa camera matrimoniale (con possibilità di terzo letto) e una accogliente singola, si trova al primo piano di un edificio del 1920 (purtroppo senza ascensore).</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Sofia</text:p>
          </table:table-cell>
          <table:table-cell/>
          <table:table-cell office:value-type="string">
            <text:p>Via Vittorio Veneto 92, 38122 Trento</text:p>
          </table:table-cell>
          <table:table-cell office:value-type="string">
            <text:p>Via Vittorio Veneto 92, 38122 Trient</text:p>
          </table:table-cell>
          <table:table-cell office:value-type="string">
            <text:p>Via Vittorio Veneto 92, 38122 Trento</text:p>
          </table:table-cell>
          <table:table-cell/>
          <table:table-cell office:value-type="string">
            <text:p>bbsofia.tn@gmail.com</text:p>
          </table:table-cell>
          <table:table-cell office:value-type="string">
            <text:p>0461 914077</text:p>
          </table:table-cell>
          <table:table-cell office:value-type="string">
            <text:p>329 8454177</text:p>
          </table:table-cell>
          <table:table-cell/>
          <table:table-cell office:value-type="string">
            <text:p>sofia.jpg</text:p>
          </table:table-cell>
          <table:table-cell table:number-columns-repeated="3"/>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10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Unoduezero</text:p>
          </table:table-cell>
          <table:table-cell/>
          <table:table-cell office:value-type="string">
            <text:p>Via Milano 120, 38122 Trento</text:p>
          </table:table-cell>
          <table:table-cell office:value-type="string">
            <text:p>Via Milano 120, 38122 Trient</text:p>
          </table:table-cell>
          <table:table-cell office:value-type="string">
            <text:p>Via Milano 120, 38122 Trento</text:p>
          </table:table-cell>
          <table:table-cell office:value-type="string">
            <text:p>http://www.bnb120trento.it</text:p>
          </table:table-cell>
          <table:table-cell office:value-type="string">
            <text:p>info@bnb120trento.it</text:p>
          </table:table-cell>
          <table:table-cell/>
          <table:table-cell office:value-type="float" office:value="3356444086">
            <text:p>3356444086</text:p>
          </table:table-cell>
          <table:table-cell/>
          <table:table-cell office:value-type="string">
            <text:p>unoduezero.jpg</text:p>
          </table:table-cell>
          <table:table-cell office:value-type="string">
            <text:p>Sandra, architetto e designer, collabora con il MART - Museo di Arte Moderna di Trento e Rovereto. Con la creazione del BnB trova il modo di combinare il piacere dell'ospitalità con l'arte della cucina e i laboratori di creatività e sartoria. </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10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Gemma</text:p>
          </table:table-cell>
          <table:table-cell/>
          <table:table-cell office:value-type="string">
            <text:p>Via delle Laste 2, Trento</text:p>
          </table:table-cell>
          <table:table-cell office:value-type="string">
            <text:p>Via delle Laste 2, Trient</text:p>
          </table:table-cell>
          <table:table-cell office:value-type="string">
            <text:p>Via delle Laste 2, Trento</text:p>
          </table:table-cell>
          <table:table-cell office:value-type="string">
            <text:p>http://www.villagemma.eu</text:p>
          </table:table-cell>
          <table:table-cell office:value-type="string">
            <text:p>bb.villagemma@gmail.com</text:p>
          </table:table-cell>
          <table:table-cell office:value-type="string">
            <text:p>389 9988770</text:p>
          </table:table-cell>
          <table:table-cell table:number-columns-repeated="2"/>
          <table:table-cell office:value-type="string">
            <text:p>villa gemma.jpg</text:p>
          </table:table-cell>
          <table:table-cell table:number-columns-repeated="3"/>
          <table:table-cell table:number-columns-repeated="2" office:value-type="float" office:value="0">
            <text:p>0</text:p>
          </table:table-cell>
          <table:table-cell table:number-columns-repeated="2"/>
          <table:table-cell office:value-type="float" office:value="1">
            <text:p>1</text:p>
          </table:table-cell>
          <table:table-cell office:value-type="string">
            <text:p>21/11/2013 10:00 AM +0100</text:p>
          </table:table-cell>
        </table:table-row>
        <table:table-row table:style-name="ro1">
          <table:table-cell office:value-type="string">
            <text:p>dormire.410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White Rose</text:p>
          </table:table-cell>
          <table:table-cell/>
          <table:table-cell office:value-type="string">
            <text:p>Passo Cimirlo 81, 38123 - Trento</text:p>
          </table:table-cell>
          <table:table-cell office:value-type="string">
            <text:p>Passo Cimirlo 81, 38123 - Trient</text:p>
          </table:table-cell>
          <table:table-cell office:value-type="string">
            <text:p>Passo Cimirlo 81, 38123 - Trento</text:p>
          </table:table-cell>
          <table:table-cell/>
          <table:table-cell office:value-type="string">
            <text:p>giuseppegrisenti@gmail.com</text:p>
          </table:table-cell>
          <table:table-cell office:value-type="string">
            <text:p>335 6342205</text:p>
          </table:table-cell>
          <table:table-cell table:number-columns-repeated="2"/>
          <table:table-cell office:value-type="string">
            <text:p>whiterose.jpg</text:p>
          </table:table-cell>
          <table:table-cell table:number-columns-repeated="3"/>
          <table:table-cell table:number-columns-repeated="2" office:value-type="float" office:value="0">
            <text:p>0</text:p>
          </table:table-cell>
          <table:table-cell table:number-columns-repeated="2"/>
          <table:table-cell office:value-type="float" office:value="1">
            <text:p>1</text:p>
          </table:table-cell>
          <table:table-cell office:value-type="string">
            <text:p>21/11/2013 10:00 AM +0100</text:p>
          </table:table-cell>
        </table:table-row>
        <table:table-row table:style-name="ro1">
          <table:table-cell office:value-type="string">
            <text:p>dormire.410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lex</text:p>
          </table:table-cell>
          <table:table-cell/>
          <table:table-cell office:value-type="string">
            <text:p>Via 4 Novembre 106, Gardolo - Trento</text:p>
          </table:table-cell>
          <table:table-cell office:value-type="string">
            <text:p>Via 4 Novembre 106, Gardolo - Trient</text:p>
          </table:table-cell>
          <table:table-cell office:value-type="string">
            <text:p>Via 4 Novembre 106, Gardolo - Trento</text:p>
          </table:table-cell>
          <table:table-cell table:number-columns-repeated="2"/>
          <table:table-cell office:value-type="string">
            <text:p>0461 992223</text:p>
          </table:table-cell>
          <table:table-cell table:number-columns-repeated="6"/>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2">
          <table:table-cell office:value-type="string">
            <text:p>dormire.410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M.G.M. Residence alla Posta</text:p>
          </table:table-cell>
          <table:table-cell/>
          <table:table-cell office:value-type="string">
            <text:p>Via alla Posta, 2 - 38123 Cadine - Trento</text:p>
          </table:table-cell>
          <table:table-cell office:value-type="string">
            <text:p>Via alla Posta, 2 – 38123 Cadine - Trient</text:p>
          </table:table-cell>
          <table:table-cell office:value-type="string">
            <text:p>Via alla Posta, 2 – 38123 Cadine - Trento</text:p>
          </table:table-cell>
          <table:table-cell office:value-type="string">
            <text:p>http://www.mgmresidence.com</text:p>
          </table:table-cell>
          <table:table-cell office:value-type="string">
            <text:p>info@mgmresidence.com</text:p>
          </table:table-cell>
          <table:table-cell office:value-type="string">
            <text:p>0461 1740475</text:p>
          </table:table-cell>
          <table:table-cell office:value-type="string">
            <text:p>348 0013571</text:p>
          </table:table-cell>
          <table:table-cell table:number-columns-repeated="2"/>
          <table:table-cell office:value-type="string">
            <text:p/>
            <text:p>MGM Residence Alla Posta affitta appartamenti per brevi/medio/lunghi periodi (permanenza minima di 2 notti). La struttura è servita da mezzi di trasporto pubblico urbani ed extraurbani. Adiacente al residence è presente un grande parcheggio privato riservato ai nostri clienti. Nelle immediate vicinanze sono situati diversi servizi utili come la banca, il supermercato, il bar, un ristorante, la pizza al taglio, il parrucchiere, un centro benessere Halotherapy ed il nostro simpatico quanto innovativo ristorante "La Stube del Galletto". I nostri appartamenti monolocali e bilocali sono tutti ristrutturati, funzionali e completamente arredati, completi per la preparazione e consumazione dei pasti.</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6">
          <table:table-cell office:value-type="string">
            <text:p>dormire.41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ifugio Viote</text:p>
          </table:table-cell>
          <table:table-cell/>
          <table:table-cell office:value-type="string">
            <text:p>Località Viote, 6 – Trento</text:p>
          </table:table-cell>
          <table:table-cell office:value-type="string">
            <text:p>Località Viote 6, Trento</text:p>
          </table:table-cell>
          <table:table-cell office:value-type="string">
            <text:p>Località Viote,6 – Trento</text:p>
          </table:table-cell>
          <table:table-cell office:value-type="string">
            <text:p><text:a xlink:href="http://www.rifugioviote.it/">http://www.rifugioviote.it</text:a></text:p>
          </table:table-cell>
          <table:table-cell office:value-type="string">
            <text:p><text:a xlink:href="mailto:info@rifugioviote.it">info@rifugioviote.it</text:a></text:p>
          </table:table-cell>
          <table:table-cell office:value-type="string">
            <text:p>0461 948033</text:p>
          </table:table-cell>
          <table:table-cell table:number-columns-repeated="2"/>
          <table:table-cell office:value-type="string">
            <text:p>hotel_viote.jpg</text:p>
          </table:table-cell>
          <table:table-cell table:style-name="ce2" office:value-type="string">
            <text:p>Il Rifugio Viote vuole essere un luogo di incontro dove condividere la passione ed il rispetto per le montagne. Nella tranquillità della natura della Piana delle Viote, adiacente al Giardino Botanico Alpino, potete gustare la cucina tipica trentina basata su prodotti locali acquistati da produttori di zona. Il rifugio è facilmente raggiungibile in macchina sia d'estate che d'inverno grazie alla prossimità dell'ampio parcheggio per le macchine e camper situato nelle vicinanze. Dispone di 15 posti letto in stanze dotate di angolo lavandino e servizi in comune</text:p>
          </table:table-cell>
          <table:table-cell table:number-columns-repeated="7"/>
          <table:table-cell office:value-type="string">
            <text:p>16/12/2013 14:00 AM +0100</text:p>
          </table:table-cell>
        </table:table-row>
        <table:table-row table:style-name="ro7">
          <table:table-cell office:value-type="string">
            <text:p>dormire.41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ocanda La Canonica</text:p>
          </table:table-cell>
          <table:table-cell/>
          <table:table-cell office:value-type="string">
            <text:p>Piazza Mons. Nicolini, 4/5 Villazzano – Trento</text:p>
          </table:table-cell>
          <table:table-cell office:value-type="string">
            <text:p>Piazza Mons. Nicolini 4/5 Villazzano – Trient</text:p>
          </table:table-cell>
          <table:table-cell office:value-type="string">
            <text:p>Piazza Mons. Nicolini 4/5, Villazzano – Trento</text:p>
          </table:table-cell>
          <table:table-cell office:value-type="string">
            <text:p><text:a xlink:href="http://www.locandacanonicatrento.it/">http://www.locandacanonicatrento.it</text:a></text:p>
          </table:table-cell>
          <table:table-cell office:value-type="string">
            <text:p><text:a xlink:href="mailto:info@locandacanonicatrento.it">info@locandacanonicatrento.it</text:a></text:p>
          </table:table-cell>
          <table:table-cell office:value-type="string">
            <text:p>0461 392218</text:p>
          </table:table-cell>
          <table:table-cell table:number-columns-repeated="2"/>
          <table:table-cell office:value-type="string">
            <text:p>hotel_canonica.jpg</text:p>
          </table:table-cell>
          <table:table-cell office:value-type="string">
            <text:p><text:span text:style-name="T1">Stanze accoglienti, curate nei dettagli e spaziose.</text:span></text:p>
            <text:p><text:span text:style-name="T1">Queste sono le nuove stanze delle Locanda La Canonica.</text:span></text:p>
            <text:p><text:span text:style-name="T1">Il gusto dell'arredo non ha tradito quello stile semplice,</text:span></text:p>
            <text:p><text:span text:style-name="T1">ma ricco di carattere della Locanda stessa.</text:span></text:p>
            <text:p><text:span text:style-name="T1">Bagno privato, televisione, aria condizionata, possibilità di accesso a internet.</text:span></text:p>
            <text:p><text:span text:style-name="T1">Pulizia delle camere e cambio biancheria bagno giornaliera e cambio biancheria letto settimanale.</text:span></text:p>
            <text:p><text:span text:style-name="T1">Parcheggio privato all'aperto, possibilità di parcheggiare al coperto con Garage singolo chiuso.</text:span></text:p>
            <text:p><text:span text:style-name="T1">Autobus ogni 20 minuti per collegamento con la città di Trento.</text:span></text:p>
          </table:table-cell>
          <table:table-cell table:number-columns-repeated="7"/>
          <table:table-cell office:value-type="string">
            <text:p>16/12/2013 14:00 AM +010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24/04/2014</text:date>, <text:time>15.07.2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4T15:07:28.83</dc:date>
    <meta:generator>OpenOffice.org/3.4.1$Win32 OpenOffice.org_project/341m1$Build-9593</meta:generator>
    <meta:editing-duration>PT20M1S</meta:editing-duration>
    <meta:editing-cycles>9</meta:editing-cycles>
    <meta:document-statistic meta:table-count="1" meta:cell-count="2460" meta:object-count="0"/>
  </office:meta>
</office:document-meta>
</file>